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21000000C008D0062D61D5D22F.jpg" manifest:media-type="image/jpeg"/>
  <manifest:file-entry manifest:full-path="Pictures/1000000000000438000008A37F725E26508C256E.jpg" manifest:media-type="image/jpeg"/>
  <manifest:file-entry manifest:full-path="Pictures/100000000000017C0000016BCC931C3C97391BC9.jpg" manifest:media-type="image/jpeg"/>
  <manifest:file-entry manifest:full-path="Pictures/10000000000004380000084684447514B8E3D0AC.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Noto Sans Devanagari1" svg:font-family="'Noto Sans Devanagari'"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Mukti Narrow" svg:font-family="'Mukti Narrow'"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justify" style:justify-single-word="false"/>
      <style:text-properties officeooo:paragraph-rsid="005b7826"/>
    </style:style>
    <style:style style:name="P2" style:family="paragraph" style:parent-style-name="Standard">
      <style:paragraph-properties fo:text-align="justify" style:justify-single-word="false"/>
      <style:text-properties officeooo:paragraph-rsid="007eb9e0"/>
    </style:style>
    <style:style style:name="P3" style:family="paragraph" style:parent-style-name="Standard">
      <style:paragraph-properties fo:text-align="justify" style:justify-single-word="false"/>
      <style:text-properties officeooo:paragraph-rsid="01c61478"/>
    </style:style>
    <style:style style:name="P4" style:family="paragraph" style:parent-style-name="Standard">
      <style:paragraph-properties fo:text-align="justify" style:justify-single-word="false"/>
      <style:text-properties officeooo:paragraph-rsid="021e901c"/>
    </style:style>
    <style:style style:name="P5" style:family="paragraph" style:parent-style-name="Standard">
      <style:paragraph-properties fo:text-align="justify" style:justify-single-word="false"/>
      <style:text-properties officeooo:paragraph-rsid="02b551d8"/>
    </style:style>
    <style:style style:name="P6" style:family="paragraph" style:parent-style-name="Standard">
      <style:paragraph-properties fo:text-align="justify" style:justify-single-word="false"/>
      <style:text-properties officeooo:paragraph-rsid="03e9c58c"/>
    </style:style>
    <style:style style:name="P7" style:family="paragraph" style:parent-style-name="Standard">
      <style:paragraph-properties fo:text-align="center" style:justify-single-word="false"/>
      <style:text-properties fo:language="en" fo:country="US" officeooo:paragraph-rsid="000ac11a"/>
    </style:style>
    <style:style style:name="P8" style:family="paragraph" style:parent-style-name="Standard">
      <style:paragraph-properties fo:text-align="justify" style:justify-single-word="false"/>
      <style:text-properties fo:language="en" fo:country="US" officeooo:rsid="0049dade" officeooo:paragraph-rsid="0049dade"/>
    </style:style>
    <style:style style:name="P9" style:family="paragraph" style:parent-style-name="Standard">
      <style:paragraph-properties fo:text-align="justify" style:justify-single-word="false"/>
      <style:text-properties fo:language="en" fo:country="US" officeooo:rsid="004f2e37" officeooo:paragraph-rsid="004f2e37"/>
    </style:style>
    <style:style style:name="P10" style:family="paragraph" style:parent-style-name="Standard">
      <style:paragraph-properties fo:text-align="justify" style:justify-single-word="false"/>
      <style:text-properties fo:language="en" fo:country="US" officeooo:rsid="00520f54" officeooo:paragraph-rsid="005b7826"/>
    </style:style>
    <style:style style:name="P11" style:family="paragraph" style:parent-style-name="Standard">
      <style:paragraph-properties fo:text-align="justify" style:justify-single-word="false"/>
      <style:text-properties fo:language="en" fo:country="US" officeooo:rsid="005b7826" officeooo:paragraph-rsid="005b7826"/>
    </style:style>
    <style:style style:name="P12" style:family="paragraph" style:parent-style-name="Standard">
      <style:paragraph-properties fo:text-align="justify" style:justify-single-word="false"/>
      <style:text-properties fo:language="en" fo:country="US" officeooo:rsid="0062baa9" officeooo:paragraph-rsid="00687a6e"/>
    </style:style>
    <style:style style:name="P13" style:family="paragraph" style:parent-style-name="Standard">
      <style:paragraph-properties fo:text-align="justify" style:justify-single-word="false"/>
      <style:text-properties fo:language="en" fo:country="US" officeooo:rsid="00578c1e" officeooo:paragraph-rsid="005b7826"/>
    </style:style>
    <style:style style:name="P14" style:family="paragraph" style:parent-style-name="Standard">
      <style:paragraph-properties fo:text-align="justify" style:justify-single-word="false"/>
      <style:text-properties fo:language="en" fo:country="US" officeooo:rsid="0074b87b" officeooo:paragraph-rsid="005b7826"/>
    </style:style>
    <style:style style:name="P15" style:family="paragraph" style:parent-style-name="Standard">
      <style:paragraph-properties fo:text-align="justify" style:justify-single-word="false"/>
      <style:text-properties fo:language="en" fo:country="US" fo:font-weight="bold" officeooo:rsid="0080ec6d" officeooo:paragraph-rsid="007eb9e0" style:font-weight-asian="bold" style:font-weight-complex="bold"/>
    </style:style>
    <style:style style:name="P16" style:family="paragraph" style:parent-style-name="Standard">
      <style:paragraph-properties fo:text-align="justify" style:justify-single-word="false"/>
      <style:text-properties fo:language="en" fo:country="US" fo:font-weight="bold" officeooo:rsid="00cd4a16" officeooo:paragraph-rsid="00cd4a16" style:font-weight-asian="bold" style:font-weight-complex="bold"/>
    </style:style>
    <style:style style:name="P17" style:family="paragraph" style:parent-style-name="Standard">
      <style:paragraph-properties fo:text-align="justify" style:justify-single-word="false"/>
      <style:text-properties fo:language="en" fo:country="US" fo:font-weight="bold" officeooo:rsid="01b38531" officeooo:paragraph-rsid="01b38531" style:font-weight-asian="bold" style:font-weight-complex="bold"/>
    </style:style>
    <style:style style:name="P18" style:family="paragraph" style:parent-style-name="Standard">
      <style:paragraph-properties fo:text-align="justify" style:justify-single-word="false"/>
      <style:text-properties fo:language="en" fo:country="US" fo:font-weight="bold" officeooo:rsid="0236e62b" officeooo:paragraph-rsid="023d6c7d" style:font-weight-asian="bold" style:font-weight-complex="bold"/>
    </style:style>
    <style:style style:name="P19" style:family="paragraph" style:parent-style-name="Standard">
      <style:paragraph-properties fo:text-align="justify" style:justify-single-word="false"/>
      <style:text-properties fo:language="en" fo:country="US" fo:font-weight="bold" officeooo:rsid="0236e62b" officeooo:paragraph-rsid="024e6fb7" style:font-weight-asian="bold" style:font-weight-complex="bold"/>
    </style:style>
    <style:style style:name="P20" style:family="paragraph" style:parent-style-name="Standard">
      <style:paragraph-properties fo:text-align="justify" style:justify-single-word="false"/>
      <style:text-properties fo:language="en" fo:country="US" fo:font-weight="bold" officeooo:rsid="0202ed10" officeooo:paragraph-rsid="021e901c" style:font-weight-asian="bold" style:font-weight-complex="bold"/>
    </style:style>
    <style:style style:name="P21" style:family="paragraph" style:parent-style-name="Standard">
      <style:paragraph-properties fo:text-align="justify" style:justify-single-word="false"/>
      <style:text-properties fo:language="en" fo:country="US" fo:font-weight="bold" officeooo:rsid="02585b68" officeooo:paragraph-rsid="02585b68" style:font-weight-asian="bold" style:font-weight-complex="bold"/>
    </style:style>
    <style:style style:name="P22" style:family="paragraph" style:parent-style-name="Standard">
      <style:paragraph-properties fo:text-align="start" style:justify-single-word="false"/>
      <style:text-properties fo:language="en" fo:country="US" fo:font-weight="bold" officeooo:rsid="01734e2e" officeooo:paragraph-rsid="02623f9a" style:font-weight-asian="bold" style:font-weight-complex="bold"/>
    </style:style>
    <style:style style:name="P23" style:family="paragraph" style:parent-style-name="Standard">
      <style:paragraph-properties fo:text-align="justify" style:justify-single-word="false"/>
      <style:text-properties fo:language="en" fo:country="US" fo:font-weight="bold" officeooo:rsid="02fd9428" officeooo:paragraph-rsid="02fd9428" style:font-weight-asian="bold" style:font-weight-complex="bold"/>
    </style:style>
    <style:style style:name="P24" style:family="paragraph" style:parent-style-name="Standard">
      <style:paragraph-properties fo:text-align="justify" style:justify-single-word="false"/>
      <style:text-properties fo:language="en" fo:country="US" fo:font-weight="bold" officeooo:rsid="037df14c" officeooo:paragraph-rsid="037df14c" style:font-weight-asian="bold" style:font-weight-complex="bold"/>
    </style:style>
    <style:style style:name="P25" style:family="paragraph" style:parent-style-name="Standard">
      <style:paragraph-properties fo:text-align="justify" style:justify-single-word="false"/>
      <style:text-properties fo:language="en" fo:country="US" fo:font-weight="bold" officeooo:rsid="038819f9" officeooo:paragraph-rsid="038bf270" style:font-weight-asian="bold" style:font-weight-complex="bold"/>
    </style:style>
    <style:style style:name="P26" style:family="paragraph" style:parent-style-name="Standard">
      <style:paragraph-properties fo:text-align="justify" style:justify-single-word="false"/>
      <style:text-properties fo:language="en" fo:country="US" fo:font-weight="bold" officeooo:rsid="038ea0b4" officeooo:paragraph-rsid="0390f1c4" style:font-weight-asian="bold" style:font-weight-complex="bold"/>
    </style:style>
    <style:style style:name="P27" style:family="paragraph" style:parent-style-name="Standard">
      <style:paragraph-properties fo:text-align="justify" style:justify-single-word="false"/>
      <style:text-properties fo:language="en" fo:country="US" fo:font-weight="bold" officeooo:rsid="038ea0b4" officeooo:paragraph-rsid="03932071" style:font-weight-asian="bold" style:font-weight-complex="bold"/>
    </style:style>
    <style:style style:name="P28" style:family="paragraph" style:parent-style-name="Standard">
      <style:paragraph-properties fo:text-align="justify" style:justify-single-word="false"/>
      <style:text-properties fo:language="en" fo:country="US" fo:font-weight="bold" officeooo:rsid="03aff775" officeooo:paragraph-rsid="03aff775" style:font-weight-asian="bold" style:font-weight-complex="bold"/>
    </style:style>
    <style:style style:name="P29" style:family="paragraph" style:parent-style-name="Standard">
      <style:paragraph-properties fo:text-align="justify" style:justify-single-word="false"/>
      <style:text-properties fo:language="en" fo:country="US" fo:font-weight="bold" officeooo:rsid="03bd9c34" officeooo:paragraph-rsid="03bd9c34" style:font-weight-asian="bold" style:font-weight-complex="bold"/>
    </style:style>
    <style:style style:name="P30" style:family="paragraph" style:parent-style-name="Standard">
      <style:paragraph-properties fo:text-align="justify" style:justify-single-word="false"/>
      <style:text-properties fo:language="en" fo:country="US" fo:font-weight="bold" officeooo:rsid="03c64f6a" officeooo:paragraph-rsid="03c64f6a" style:font-weight-asian="bold" style:font-weight-complex="bold"/>
    </style:style>
    <style:style style:name="P31" style:family="paragraph" style:parent-style-name="Standard">
      <style:paragraph-properties fo:text-align="justify" style:justify-single-word="false"/>
      <style:text-properties fo:language="en" fo:country="US" fo:font-weight="bold" officeooo:rsid="047ca8bc" officeooo:paragraph-rsid="04ac4bb3" style:font-weight-asian="bold" style:font-weight-complex="bold"/>
    </style:style>
    <style:style style:name="P32" style:family="paragraph" style:parent-style-name="Standard">
      <style:paragraph-properties fo:text-align="start" style:justify-single-word="false"/>
      <style:text-properties fo:language="en" fo:country="US" fo:font-weight="bold" officeooo:rsid="04b5687d" officeooo:paragraph-rsid="04b5687d" style:font-weight-asian="bold" style:font-weight-complex="bold"/>
    </style:style>
    <style:style style:name="P33" style:family="paragraph" style:parent-style-name="Standard">
      <style:paragraph-properties fo:text-align="start" style:justify-single-word="false"/>
      <style:text-properties fo:language="en" fo:country="US" fo:font-weight="bold" officeooo:rsid="04c8af75" officeooo:paragraph-rsid="04c8af75" style:font-weight-asian="bold" style:font-weight-complex="bold"/>
    </style:style>
    <style:style style:name="P34" style:family="paragraph" style:parent-style-name="Standard">
      <style:paragraph-properties fo:text-align="start" style:justify-single-word="false"/>
      <style:text-properties fo:language="en" fo:country="US" fo:font-weight="bold" officeooo:rsid="04d108b2" officeooo:paragraph-rsid="04d108b2" style:font-weight-asian="bold" style:font-weight-complex="bold"/>
    </style:style>
    <style:style style:name="P35" style:family="paragraph" style:parent-style-name="Standard">
      <style:paragraph-properties fo:text-align="start" style:justify-single-word="false"/>
      <style:text-properties fo:language="en" fo:country="US" fo:font-weight="bold" officeooo:rsid="04d108b2" officeooo:paragraph-rsid="05270f7a" style:font-weight-asian="bold" style:font-weight-complex="bold"/>
    </style:style>
    <style:style style:name="P36" style:family="paragraph" style:parent-style-name="Standard">
      <style:paragraph-properties fo:text-align="start" style:justify-single-word="false"/>
      <style:text-properties fo:language="en" fo:country="US" fo:font-weight="bold" officeooo:rsid="04eacf43" officeooo:paragraph-rsid="04eacf43" style:font-weight-asian="bold" style:font-weight-complex="bold"/>
    </style:style>
    <style:style style:name="P37" style:family="paragraph" style:parent-style-name="Standard">
      <style:paragraph-properties fo:text-align="start" style:justify-single-word="false"/>
      <style:text-properties fo:language="en" fo:country="US" fo:font-weight="bold" officeooo:rsid="04eacf43" officeooo:paragraph-rsid="05401ece" style:font-weight-asian="bold" style:font-weight-complex="bold"/>
    </style:style>
    <style:style style:name="P38" style:family="paragraph" style:parent-style-name="Standard">
      <style:paragraph-properties fo:text-align="justify" style:justify-single-word="false"/>
      <style:text-properties fo:language="en" fo:country="US" fo:font-weight="normal" officeooo:rsid="0091b55d" officeooo:paragraph-rsid="0091b55d" style:font-weight-asian="normal" style:font-weight-complex="normal"/>
    </style:style>
    <style:style style:name="P39" style:family="paragraph" style:parent-style-name="Standard">
      <style:paragraph-properties fo:text-align="justify" style:justify-single-word="false"/>
      <style:text-properties fo:language="en" fo:country="US" fo:font-weight="normal" officeooo:rsid="0098f078" officeooo:paragraph-rsid="0098f078" style:font-weight-asian="normal" style:font-weight-complex="normal"/>
    </style:style>
    <style:style style:name="P40" style:family="paragraph" style:parent-style-name="Standard">
      <style:paragraph-properties fo:text-align="justify" style:justify-single-word="false"/>
      <style:text-properties fo:language="en" fo:country="US" fo:font-weight="normal" officeooo:rsid="00ba3cac" officeooo:paragraph-rsid="00b7bf4b" style:font-weight-asian="normal" style:font-weight-complex="normal"/>
    </style:style>
    <style:style style:name="P41" style:family="paragraph" style:parent-style-name="Standard">
      <style:paragraph-properties fo:text-align="justify" style:justify-single-word="false"/>
      <style:text-properties fo:language="en" fo:country="US" fo:font-weight="normal" officeooo:rsid="00d8bd23" officeooo:paragraph-rsid="00d8bd23" style:font-weight-asian="normal" style:font-weight-complex="normal"/>
    </style:style>
    <style:style style:name="P42" style:family="paragraph" style:parent-style-name="Standard">
      <style:paragraph-properties fo:text-align="justify" style:justify-single-word="false"/>
      <style:text-properties fo:language="en" fo:country="US" fo:font-weight="normal" officeooo:rsid="01705c6f" officeooo:paragraph-rsid="01705c6f" style:font-weight-asian="normal" style:font-weight-complex="normal"/>
    </style:style>
    <style:style style:name="P43" style:family="paragraph" style:parent-style-name="Standard">
      <style:paragraph-properties fo:text-align="justify" style:justify-single-word="false"/>
      <style:text-properties fo:language="en" fo:country="US" fo:font-weight="normal" officeooo:rsid="01734e2e" officeooo:paragraph-rsid="01a65d65" style:font-weight-asian="normal" style:font-weight-complex="normal"/>
    </style:style>
    <style:style style:name="P44" style:family="paragraph" style:parent-style-name="Standard">
      <style:paragraph-properties fo:text-align="justify" style:justify-single-word="false"/>
      <style:text-properties fo:language="en" fo:country="US" fo:font-weight="normal" officeooo:rsid="01734e2e" officeooo:paragraph-rsid="01b38531" style:font-weight-asian="normal" style:font-weight-complex="normal"/>
    </style:style>
    <style:style style:name="P45" style:family="paragraph" style:parent-style-name="Standard">
      <style:paragraph-properties fo:text-align="justify" style:justify-single-word="false"/>
      <style:text-properties fo:language="en" fo:country="US" fo:font-weight="normal" officeooo:rsid="01734e2e" officeooo:paragraph-rsid="01734e2e" style:font-weight-asian="normal" style:font-weight-complex="normal"/>
    </style:style>
    <style:style style:name="P46" style:family="paragraph" style:parent-style-name="Standard">
      <style:paragraph-properties fo:text-align="start" style:justify-single-word="false"/>
      <style:text-properties fo:language="en" fo:country="US" fo:font-weight="normal" officeooo:rsid="01734e2e" officeooo:paragraph-rsid="02623f9a" style:font-weight-asian="normal" style:font-weight-complex="normal"/>
    </style:style>
    <style:style style:name="P47" style:family="paragraph" style:parent-style-name="Standard">
      <style:paragraph-properties fo:text-align="justify" style:justify-single-word="false"/>
      <style:text-properties fo:language="en" fo:country="US" fo:font-weight="normal" officeooo:rsid="019e11ff" officeooo:paragraph-rsid="019e11ff" style:font-weight-asian="normal" style:font-weight-complex="normal"/>
    </style:style>
    <style:style style:name="P48" style:family="paragraph" style:parent-style-name="Standard">
      <style:paragraph-properties fo:text-align="justify" style:justify-single-word="false"/>
      <style:text-properties fo:language="en" fo:country="US" fo:font-weight="normal" officeooo:rsid="01bb55e7" officeooo:paragraph-rsid="01c61478" style:font-weight-asian="normal" style:font-weight-complex="normal"/>
    </style:style>
    <style:style style:name="P49" style:family="paragraph" style:parent-style-name="Standard">
      <style:paragraph-properties fo:text-align="justify" style:justify-single-word="false"/>
      <style:text-properties fo:language="en" fo:country="US" fo:font-weight="normal" officeooo:rsid="01bb55e7" officeooo:paragraph-rsid="021e901c" style:font-weight-asian="normal" style:font-weight-complex="normal"/>
    </style:style>
    <style:style style:name="P50" style:family="paragraph" style:parent-style-name="Standard">
      <style:paragraph-properties fo:text-align="justify" style:justify-single-word="false"/>
      <style:text-properties fo:language="en" fo:country="US" fo:font-weight="normal" officeooo:rsid="0236e62b" officeooo:paragraph-rsid="023d6c7d" style:font-weight-asian="normal" style:font-weight-complex="normal"/>
    </style:style>
    <style:style style:name="P51" style:family="paragraph" style:parent-style-name="Standard">
      <style:paragraph-properties fo:text-align="justify" style:justify-single-word="false"/>
      <style:text-properties fo:language="en" fo:country="US" fo:font-weight="normal" officeooo:rsid="02623f9a" officeooo:paragraph-rsid="02623f9a" style:font-weight-asian="normal" style:font-weight-complex="normal"/>
    </style:style>
    <style:style style:name="P52" style:family="paragraph" style:parent-style-name="Standard">
      <style:paragraph-properties fo:text-align="justify" style:justify-single-word="false"/>
      <style:text-properties fo:language="en" fo:country="US" fo:font-weight="normal" officeooo:rsid="027064b9" officeooo:paragraph-rsid="027064b9" style:font-weight-asian="normal" style:font-weight-complex="normal"/>
    </style:style>
    <style:style style:name="P53" style:family="paragraph" style:parent-style-name="Standard">
      <style:paragraph-properties fo:text-align="justify" style:justify-single-word="false"/>
      <style:text-properties fo:language="en" fo:country="US" fo:font-weight="normal" officeooo:rsid="02809e9a" officeooo:paragraph-rsid="02809e9a" style:font-weight-asian="normal" style:font-weight-complex="normal"/>
    </style:style>
    <style:style style:name="P54" style:family="paragraph" style:parent-style-name="Standard">
      <style:paragraph-properties fo:text-align="justify" style:justify-single-word="false"/>
      <style:text-properties fo:language="en" fo:country="US" fo:font-weight="normal" officeooo:rsid="00a2812c" officeooo:paragraph-rsid="009c5921" style:font-weight-asian="normal" style:font-weight-complex="normal"/>
    </style:style>
    <style:style style:name="P55" style:family="paragraph" style:parent-style-name="Standard">
      <style:paragraph-properties fo:text-align="justify" style:justify-single-word="false"/>
      <style:text-properties fo:language="en" fo:country="US" fo:font-weight="normal" officeooo:rsid="00a4eb2f" officeooo:paragraph-rsid="009c5921" style:font-weight-asian="normal" style:font-weight-complex="normal"/>
    </style:style>
    <style:style style:name="P56" style:family="paragraph" style:parent-style-name="Standard">
      <style:paragraph-properties fo:text-align="justify" style:justify-single-word="false"/>
      <style:text-properties fo:language="en" fo:country="US" fo:font-weight="normal" officeooo:rsid="00b04435" officeooo:paragraph-rsid="00a7e16c" style:font-weight-asian="normal" style:font-weight-complex="normal"/>
    </style:style>
    <style:style style:name="P57" style:family="paragraph" style:parent-style-name="Standard">
      <style:paragraph-properties fo:text-align="justify" style:justify-single-word="false"/>
      <style:text-properties fo:language="en" fo:country="US" fo:font-weight="normal" officeooo:rsid="0371778c" officeooo:paragraph-rsid="0371778c" style:font-weight-asian="normal" style:font-weight-complex="normal"/>
    </style:style>
    <style:style style:name="P58" style:family="paragraph" style:parent-style-name="Standard">
      <style:paragraph-properties fo:text-align="justify" style:justify-single-word="false"/>
      <style:text-properties fo:language="en" fo:country="US" fo:font-weight="normal" officeooo:rsid="039609f8" officeooo:paragraph-rsid="039609f8" style:font-weight-asian="normal" style:font-weight-complex="normal"/>
    </style:style>
    <style:style style:name="P59" style:family="paragraph" style:parent-style-name="Standard">
      <style:paragraph-properties fo:text-align="justify" style:justify-single-word="false"/>
      <style:text-properties fo:language="en" fo:country="US" fo:font-weight="normal" officeooo:rsid="03c412d2" officeooo:paragraph-rsid="03bd9c34" style:font-weight-asian="normal" style:font-weight-complex="normal"/>
    </style:style>
    <style:style style:name="P60" style:family="paragraph" style:parent-style-name="Standard">
      <style:paragraph-properties fo:text-align="justify" style:justify-single-word="false"/>
      <style:text-properties fo:language="en" fo:country="US" fo:font-weight="normal" officeooo:rsid="03d1d0da" officeooo:paragraph-rsid="03d1d0da" style:font-weight-asian="normal" style:font-weight-complex="normal"/>
    </style:style>
    <style:style style:name="P61" style:family="paragraph" style:parent-style-name="Standard">
      <style:paragraph-properties fo:text-align="justify" style:justify-single-word="false"/>
      <style:text-properties fo:language="en" fo:country="US" fo:font-weight="normal" officeooo:rsid="04073ad2" officeooo:paragraph-rsid="04073ad2" style:font-weight-asian="normal" style:font-weight-complex="normal"/>
    </style:style>
    <style:style style:name="P62" style:family="paragraph" style:parent-style-name="Standard">
      <style:paragraph-properties fo:text-align="justify" style:justify-single-word="false"/>
      <style:text-properties fo:language="en" fo:country="US" fo:font-weight="normal" officeooo:rsid="042986ae" officeooo:paragraph-rsid="042986ae" style:font-weight-asian="normal" style:font-weight-complex="normal"/>
    </style:style>
    <style:style style:name="P63" style:family="paragraph" style:parent-style-name="Standard">
      <style:paragraph-properties fo:text-align="justify" style:justify-single-word="false"/>
      <style:text-properties fo:language="en" fo:country="US" fo:font-weight="normal" officeooo:rsid="0459a2ce" officeooo:paragraph-rsid="0459a2ce" style:font-weight-asian="normal" style:font-weight-complex="normal"/>
    </style:style>
    <style:style style:name="P64" style:family="paragraph" style:parent-style-name="Standard">
      <style:paragraph-properties fo:text-align="justify" style:justify-single-word="false"/>
      <style:text-properties fo:language="en" fo:country="US" fo:font-weight="normal" officeooo:rsid="04688f5a" officeooo:paragraph-rsid="04688f5a" style:font-weight-asian="normal" style:font-weight-complex="normal"/>
    </style:style>
    <style:style style:name="P65" style:family="paragraph" style:parent-style-name="Standard">
      <style:paragraph-properties fo:text-align="justify" style:justify-single-word="false"/>
      <style:text-properties fo:language="en" fo:country="US" fo:font-weight="normal" officeooo:rsid="0472dcc0" officeooo:paragraph-rsid="0472dcc0" style:font-weight-asian="normal" style:font-weight-complex="normal"/>
    </style:style>
    <style:style style:name="P66" style:family="paragraph" style:parent-style-name="Standard">
      <style:paragraph-properties fo:text-align="justify" style:justify-single-word="false"/>
      <style:text-properties fo:language="en" fo:country="US" fo:font-weight="normal" officeooo:rsid="04974fd2" officeooo:paragraph-rsid="04782f38" style:font-weight-asian="normal" style:font-weight-complex="normal"/>
    </style:style>
    <style:style style:name="P67" style:family="paragraph" style:parent-style-name="Standard">
      <style:paragraph-properties fo:text-align="start" style:justify-single-word="false"/>
      <style:text-properties fo:language="en" fo:country="US" fo:font-weight="normal" officeooo:rsid="04974fd2" officeooo:paragraph-rsid="04ac4bb3" style:font-weight-asian="normal" style:font-weight-complex="normal"/>
    </style:style>
    <style:style style:name="P68" style:family="paragraph" style:parent-style-name="Standard">
      <style:paragraph-properties fo:text-align="justify" style:justify-single-word="false"/>
      <style:text-properties fo:language="en" fo:country="US" fo:font-weight="normal" officeooo:rsid="047ca8bc" officeooo:paragraph-rsid="04ac4bb3" style:font-weight-asian="normal" style:font-weight-complex="normal"/>
    </style:style>
    <style:style style:name="P69" style:family="paragraph" style:parent-style-name="Standard">
      <style:paragraph-properties fo:text-align="start" style:justify-single-word="false"/>
      <style:text-properties fo:language="en" fo:country="US" fo:font-weight="normal" officeooo:rsid="04896734" officeooo:paragraph-rsid="04ac4bb3" style:font-weight-asian="normal" style:font-weight-complex="normal"/>
    </style:style>
    <style:style style:name="P70" style:family="paragraph" style:parent-style-name="Standard">
      <style:paragraph-properties fo:text-align="start" style:justify-single-word="false"/>
      <style:text-properties fo:language="en" fo:country="US" fo:font-weight="normal" officeooo:rsid="04eab94a" officeooo:paragraph-rsid="04d108b2" style:font-weight-asian="normal" style:font-weight-complex="normal"/>
    </style:style>
    <style:style style:name="P71" style:family="paragraph" style:parent-style-name="Standard">
      <style:paragraph-properties fo:text-align="justify" style:justify-single-word="false"/>
      <style:text-properties fo:language="en" fo:country="US" officeooo:rsid="003b05ed" officeooo:paragraph-rsid="02b551d8"/>
    </style:style>
    <style:style style:name="P72" style:family="paragraph" style:parent-style-name="Standard">
      <style:paragraph-properties fo:text-align="justify" style:justify-single-word="false"/>
      <style:text-properties officeooo:rsid="005b7826" officeooo:paragraph-rsid="005b7826"/>
    </style:style>
    <style:style style:name="P73" style:family="paragraph" style:parent-style-name="Standard">
      <style:paragraph-properties fo:text-align="justify" style:justify-single-word="false"/>
      <style:text-properties officeooo:rsid="00687a6e" officeooo:paragraph-rsid="00687a6e"/>
    </style:style>
    <style:style style:name="P74" style:family="paragraph" style:parent-style-name="Standard">
      <style:paragraph-properties fo:text-align="justify" style:justify-single-word="false"/>
      <style:text-properties fo:font-weight="bold" officeooo:rsid="0091b55d" officeooo:paragraph-rsid="0091b55d" style:font-weight-asian="bold" style:font-weight-complex="bold"/>
    </style:style>
    <style:style style:name="P75" style:family="paragraph" style:parent-style-name="Standard">
      <style:paragraph-properties fo:text-align="justify" style:justify-single-word="false"/>
      <style:text-properties fo:font-weight="bold" officeooo:paragraph-rsid="004f2e37" style:font-weight-asian="bold" style:font-weight-complex="bold"/>
    </style:style>
    <style:style style:name="P76" style:family="paragraph" style:parent-style-name="Standard">
      <style:paragraph-properties fo:text-align="justify" style:justify-single-word="false"/>
      <style:text-properties fo:font-weight="bold" officeooo:paragraph-rsid="01c61478" style:font-weight-asian="bold" style:font-weight-complex="bold"/>
    </style:style>
    <style:style style:name="P77" style:family="paragraph" style:parent-style-name="Standard">
      <style:paragraph-properties fo:text-align="justify" style:justify-single-word="false"/>
      <style:text-properties fo:font-weight="bold" officeooo:rsid="042de719" officeooo:paragraph-rsid="042de719" style:font-weight-asian="bold" style:font-weight-complex="bold"/>
    </style:style>
    <style:style style:name="P78" style:family="paragraph" style:parent-style-name="Standard">
      <style:paragraph-properties fo:text-align="justify" style:justify-single-word="false"/>
      <style:text-properties fo:font-weight="bold" officeooo:rsid="045fbc45" officeooo:paragraph-rsid="045fbc45" style:font-weight-asian="bold" style:font-weight-complex="bold"/>
    </style:style>
    <style:style style:name="P79" style:family="paragraph" style:parent-style-name="Standard">
      <style:paragraph-properties fo:text-align="justify" style:justify-single-word="false"/>
      <style:text-properties fo:font-weight="normal" officeooo:rsid="009c5921" officeooo:paragraph-rsid="009c5921" style:font-weight-asian="normal" style:font-weight-complex="normal"/>
    </style:style>
    <style:style style:name="P80" style:family="paragraph" style:parent-style-name="Standard">
      <style:paragraph-properties fo:text-align="justify" style:justify-single-word="false"/>
      <style:text-properties fo:font-weight="normal" officeooo:rsid="00a7e16c" officeooo:paragraph-rsid="00a7e16c" style:font-weight-asian="normal" style:font-weight-complex="normal"/>
    </style:style>
    <style:style style:name="P81" style:family="paragraph" style:parent-style-name="Standard">
      <style:paragraph-properties fo:text-align="justify" style:justify-single-word="false"/>
      <style:text-properties fo:font-weight="normal" officeooo:rsid="00b7bf4b" officeooo:paragraph-rsid="00b7bf4b" style:font-weight-asian="normal" style:font-weight-complex="normal"/>
    </style:style>
    <style:style style:name="P82" style:family="paragraph" style:parent-style-name="Standard">
      <style:paragraph-properties fo:text-align="justify" style:justify-single-word="false"/>
      <style:text-properties fo:font-weight="normal" officeooo:rsid="04808df9" officeooo:paragraph-rsid="04ac4bb3" style:font-weight-asian="normal" style:font-weight-complex="normal"/>
    </style:style>
    <style:style style:name="P83" style:family="paragraph" style:parent-style-name="Standard">
      <style:paragraph-properties fo:text-align="start" style:justify-single-word="false"/>
      <style:text-properties fo:font-weight="normal" officeooo:rsid="048cf8dd" officeooo:paragraph-rsid="04ac4bb3" style:font-weight-asian="normal" style:font-weight-complex="normal"/>
    </style:style>
    <style:style style:name="P84" style:family="paragraph" style:parent-style-name="Standard">
      <style:paragraph-properties fo:text-align="start" style:justify-single-word="false"/>
      <style:text-properties fo:font-weight="normal" officeooo:rsid="052fed92" officeooo:paragraph-rsid="052fed92" style:font-weight-asian="normal" style:font-weight-complex="normal"/>
    </style:style>
    <style:style style:name="P85" style:family="paragraph" style:parent-style-name="Standard">
      <style:paragraph-properties fo:text-align="start" style:justify-single-word="false"/>
      <style:text-properties fo:font-weight="normal" officeooo:rsid="053ab363" officeooo:paragraph-rsid="053ab363" style:font-weight-asian="normal" style:font-weight-complex="normal"/>
    </style:style>
    <style:style style:name="P86" style:family="paragraph" style:parent-style-name="Standard">
      <style:paragraph-properties fo:text-align="center" style:justify-single-word="false"/>
      <style:text-properties officeooo:paragraph-rsid="000ac11a"/>
    </style:style>
    <style:style style:name="P87" style:family="paragraph" style:parent-style-name="Standard">
      <style:paragraph-properties fo:text-align="justify" style:justify-single-word="false"/>
      <style:text-properties fo:color="#000020" fo:language="en" fo:country="US" fo:font-weight="normal" officeooo:rsid="00a2812c" officeooo:paragraph-rsid="009c5921" style:font-weight-asian="normal" style:font-weight-complex="normal"/>
    </style:style>
    <style:style style:name="P88" style:family="paragraph" style:parent-style-name="Standard">
      <style:paragraph-properties fo:text-align="justify" style:justify-single-word="false"/>
      <style:text-properties fo:font-size="13pt" fo:font-weight="bold" officeooo:rsid="04782f38" officeooo:paragraph-rsid="04ac4bb3" style:font-size-asian="13pt" style:font-weight-asian="bold" style:font-size-complex="13pt" style:font-weight-complex="bold"/>
    </style:style>
    <style:style style:name="P89" style:family="paragraph" style:parent-style-name="Standard">
      <style:paragraph-properties fo:text-align="justify" style:justify-single-word="false"/>
      <style:text-properties fo:font-size="13pt" fo:language="en" fo:country="US" fo:font-weight="bold" officeooo:rsid="047ca8bc" officeooo:paragraph-rsid="04ac4bb3" style:font-size-asian="13pt" style:font-weight-asian="bold" style:font-size-complex="13pt" style:font-weight-complex="bold"/>
    </style:style>
    <style:style style:name="P90" style:family="paragraph" style:parent-style-name="Standard">
      <style:paragraph-properties fo:text-align="justify" style:justify-single-word="false"/>
      <style:text-properties fo:font-size="13pt" fo:language="en" fo:country="US" fo:font-weight="bold" officeooo:rsid="047ca8bc" officeooo:paragraph-rsid="04782f38" style:font-size-asian="13pt" style:font-weight-asian="bold" style:font-size-complex="13pt" style:font-weight-complex="bold"/>
    </style:style>
    <style:style style:name="P91" style:family="paragraph" style:parent-style-name="Standard">
      <style:paragraph-properties fo:text-align="justify" style:justify-single-word="false"/>
      <style:text-properties fo:font-size="14pt" fo:language="en" fo:country="US" fo:font-weight="bold" officeooo:rsid="02fd9428" officeooo:paragraph-rsid="02fd9428" style:font-size-asian="14pt" style:font-weight-asian="bold" style:font-size-complex="14pt" style:font-weight-complex="bold"/>
    </style:style>
    <style:style style:name="P92" style:family="paragraph" style:parent-style-name="Standard">
      <style:paragraph-properties fo:text-align="start" style:justify-single-word="false"/>
      <style:text-properties fo:font-size="14pt" fo:language="en" fo:country="US" fo:font-weight="bold" officeooo:rsid="04d108b2" officeooo:paragraph-rsid="04d108b2" style:font-size-asian="12.25pt" style:font-weight-asian="bold" style:font-size-complex="14pt" style:font-weight-complex="bold"/>
    </style:style>
    <style:style style:name="P93" style:family="paragraph" style:parent-style-name="Standard">
      <style:paragraph-properties fo:text-align="start" style:justify-single-word="false"/>
      <style:text-properties officeooo:paragraph-rsid="04b55ab7"/>
    </style:style>
    <style:style style:name="P94" style:family="paragraph" style:parent-style-name="Standard">
      <style:paragraph-properties fo:text-align="start" style:justify-single-word="false"/>
      <style:text-properties officeooo:paragraph-rsid="052c520b"/>
    </style:style>
    <style:style style:name="P95" style:family="paragraph" style:parent-style-name="Standard">
      <style:paragraph-properties fo:text-align="start" style:justify-single-word="false"/>
      <style:text-properties officeooo:paragraph-rsid="053ca331"/>
    </style:style>
    <style:style style:name="P96" style:family="paragraph" style:parent-style-name="Standard">
      <style:paragraph-properties fo:text-align="start" style:justify-single-word="false"/>
      <style:text-properties fo:font-size="12pt" fo:language="en" fo:country="US" fo:font-weight="bold" officeooo:rsid="050b106e" officeooo:paragraph-rsid="050b106e" style:font-size-asian="10.5pt" style:font-weight-asian="bold" style:font-size-complex="12pt" style:font-weight-complex="bold"/>
    </style:style>
    <style:style style:name="P97" style:family="paragraph" style:parent-style-name="Standard">
      <style:paragraph-properties fo:text-align="start" style:justify-single-word="false"/>
      <style:text-properties fo:font-size="12pt" fo:language="en" fo:country="US" fo:font-weight="bold" officeooo:rsid="0514fd05" officeooo:paragraph-rsid="0514fd05" style:font-size-asian="10.5pt" style:font-weight-asian="bold" style:font-size-complex="12pt" style:font-weight-complex="bold"/>
    </style:style>
    <style:style style:name="P98" style:family="paragraph" style:parent-style-name="Standard">
      <style:paragraph-properties fo:text-align="start" style:justify-single-word="false"/>
      <style:text-properties fo:font-size="12pt" fo:language="en" fo:country="US" fo:font-weight="bold" officeooo:rsid="051c9f09" officeooo:paragraph-rsid="051c9f09" style:font-size-asian="10.5pt" style:font-weight-asian="bold" style:font-size-complex="12pt" style:font-weight-complex="bold"/>
    </style:style>
    <style:style style:name="P99" style:family="paragraph" style:parent-style-name="Standard">
      <style:paragraph-properties fo:text-align="start" style:justify-single-word="false"/>
      <style:text-properties fo:font-size="12pt" fo:language="en" fo:country="US" fo:font-weight="bold" officeooo:rsid="051c9f09" officeooo:paragraph-rsid="05270f7a" style:font-size-asian="10.5pt" style:font-weight-asian="bold" style:font-size-complex="12pt" style:font-weight-complex="bold"/>
    </style:style>
    <style:style style:name="P100" style:family="paragraph" style:parent-style-name="Standard">
      <style:paragraph-properties fo:text-align="start" style:justify-single-word="false"/>
      <style:text-properties fo:font-size="12pt" fo:language="en" fo:country="US" fo:font-weight="bold" officeooo:rsid="04d108b2" officeooo:paragraph-rsid="05270f7a" style:font-size-asian="10.5pt" style:font-weight-asian="bold" style:font-size-complex="12pt" style:font-weight-complex="bold"/>
    </style:style>
    <style:style style:name="P101" style:family="paragraph" style:parent-style-name="Standard">
      <style:paragraph-properties fo:text-align="start" style:justify-single-word="false"/>
      <style:text-properties fo:font-size="12pt" fo:language="en" fo:country="US" fo:font-weight="bold" officeooo:rsid="05297750" officeooo:paragraph-rsid="05297750" style:font-size-asian="10.5pt" style:font-weight-asian="bold" style:font-size-complex="12pt" style:font-weight-complex="bold"/>
    </style:style>
    <style:style style:name="P102" style:family="paragraph" style:parent-style-name="Standard">
      <style:paragraph-properties fo:text-align="start" style:justify-single-word="false"/>
      <style:text-properties fo:font-size="12pt" fo:language="en" fo:country="US" fo:font-weight="normal" officeooo:rsid="05062634" officeooo:paragraph-rsid="05062634" style:font-size-asian="10.5pt" style:font-weight-asian="normal" style:font-size-complex="12pt" style:font-weight-complex="normal"/>
    </style:style>
    <style:style style:name="P103" style:family="paragraph" style:parent-style-name="Standard">
      <style:paragraph-properties fo:text-align="start" style:justify-single-word="false"/>
      <style:text-properties fo:font-size="12pt" fo:language="en" fo:country="US" fo:font-weight="normal" officeooo:rsid="052b51e3" officeooo:paragraph-rsid="052b51e3" style:font-size-asian="10.5pt" style:font-weight-asian="normal" style:font-size-complex="12pt" style:font-weight-complex="normal"/>
    </style:style>
    <style:style style:name="P104" style:family="paragraph" style:parent-style-name="Text_20_body">
      <style:paragraph-properties fo:text-align="justify" style:justify-single-word="false"/>
      <style:text-properties fo:language="en" fo:country="US" officeooo:rsid="003b05ed" officeooo:paragraph-rsid="02b551d8"/>
    </style:style>
    <style:style style:name="P105" style:family="paragraph" style:parent-style-name="Text_20_body">
      <style:paragraph-properties fo:text-align="justify" style:justify-single-word="false"/>
      <style:text-properties fo:language="en" fo:country="US" officeooo:rsid="0049dade" officeooo:paragraph-rsid="02b551d8"/>
    </style:style>
    <style:style style:name="P106" style:family="paragraph" style:parent-style-name="Preformatted_20_Text">
      <loext:graphic-properties draw:fill="solid" draw:fill-color="#f6f8ff" draw:opacity="100%"/>
      <style:paragraph-properties fo:background-color="#f6f8ff"/>
      <style:text-properties fo:font-size="11pt" style:font-size-asian="11pt" style:font-size-complex="11pt"/>
    </style:style>
    <style:style style:name="P107" style:family="paragraph" style:parent-style-name="Preformatted_20_Text">
      <style:paragraph-properties fo:text-align="start" style:justify-single-word="false"/>
      <style:text-properties fo:font-size="11pt" officeooo:paragraph-rsid="01734e2e" style:font-size-asian="11pt" style:font-size-complex="11pt"/>
    </style:style>
    <style:style style:name="P108" style:family="paragraph" style:parent-style-name="Preformatted_20_Text">
      <loext:graphic-properties draw:fill="solid" draw:fill-color="#f6f8ff" draw:opacity="100%"/>
      <style:paragraph-properties fo:background-color="#f6f8ff"/>
      <style:text-properties fo:color="#000020" fo:font-size="11pt" style:font-size-asian="11pt" style:font-size-complex="11pt"/>
    </style:style>
    <style:style style:name="P109" style:family="paragraph" style:parent-style-name="Preformatted_20_Text">
      <style:paragraph-properties fo:text-align="justify" style:justify-single-word="false"/>
      <style:text-properties fo:color="#000020" fo:language="en" fo:country="US" fo:font-weight="normal" officeooo:rsid="00a9e132" officeooo:paragraph-rsid="00a7e16c" style:font-weight-asian="normal" style:font-weight-complex="normal"/>
    </style:style>
    <style:style style:name="P110" style:family="paragraph" style:parent-style-name="Preformatted_20_Text">
      <loext:graphic-properties draw:fill="solid" draw:fill-color="#f6f8ff" draw:opacity="100%"/>
      <style:paragraph-properties fo:margin-top="0cm" fo:margin-bottom="0.499cm" loext:contextual-spacing="false" fo:background-color="#f6f8ff"/>
      <style:text-properties fo:font-size="11pt" style:font-size-asian="11pt" style:font-size-complex="11pt"/>
    </style:style>
    <style:style style:name="P111" style:family="paragraph" style:parent-style-name="Preformatted_20_Text">
      <loext:graphic-properties draw:fill="solid" draw:fill-color="#f6f8ff" draw:opacity="100%"/>
      <style:paragraph-properties fo:margin-top="0cm" fo:margin-bottom="0.499cm" loext:contextual-spacing="false" fo:background-color="#f6f8ff"/>
      <style:text-properties fo:color="#406080" fo:font-size="11pt" style:font-size-asian="11pt" style:font-size-complex="11pt"/>
    </style:style>
    <style:style style:name="P112" style:family="paragraph" style:parent-style-name="Standard" style:list-style-name="L1">
      <style:paragraph-properties fo:text-align="justify" style:justify-single-word="false"/>
      <style:text-properties fo:font-weight="normal" officeooo:paragraph-rsid="04009aeb" style:font-weight-asian="normal" style:font-weight-complex="normal"/>
    </style:style>
    <style:style style:name="P113" style:family="paragraph" style:parent-style-name="Standard" style:list-style-name="L1">
      <style:paragraph-properties fo:text-align="justify" style:justify-single-word="false"/>
      <style:text-properties fo:font-weight="normal" officeooo:rsid="04049a76" officeooo:paragraph-rsid="04049a76" style:font-weight-asian="normal" style:font-weight-complex="normal"/>
    </style:style>
    <style:style style:name="P114" style:family="paragraph" style:parent-style-name="Standard" style:list-style-name="L2">
      <style:paragraph-properties fo:text-align="justify" style:justify-single-word="false"/>
      <style:text-properties fo:font-weight="normal" officeooo:rsid="042986ae" officeooo:paragraph-rsid="042986ae" style:font-weight-asian="normal" style:font-weight-complex="normal"/>
    </style:style>
    <style:style style:name="P115" style:family="paragraph" style:parent-style-name="Standard" style:list-style-name="L3">
      <style:paragraph-properties fo:text-align="justify" style:justify-single-word="false"/>
      <style:text-properties fo:font-weight="normal" officeooo:rsid="043927a7" officeooo:paragraph-rsid="043927a7" style:font-weight-asian="normal" style:font-weight-complex="normal"/>
    </style:style>
    <style:style style:name="P116" style:family="paragraph" style:parent-style-name="Standard" style:list-style-name="L3">
      <style:paragraph-properties fo:text-align="justify" style:justify-single-word="false"/>
      <style:text-properties fo:font-weight="normal" officeooo:rsid="043d62b0" officeooo:paragraph-rsid="043d62b0" style:font-weight-asian="normal" style:font-weight-complex="normal"/>
    </style:style>
    <style:style style:name="P117" style:family="paragraph" style:parent-style-name="Standard" style:list-style-name="L3">
      <style:paragraph-properties fo:text-align="justify" style:justify-single-word="false"/>
      <style:text-properties fo:font-weight="normal" officeooo:rsid="043e47a9" officeooo:paragraph-rsid="043e47a9" style:font-weight-asian="normal" style:font-weight-complex="normal"/>
    </style:style>
    <style:style style:name="P118" style:family="paragraph" style:parent-style-name="Standard" style:list-style-name="L3">
      <style:paragraph-properties fo:text-align="justify" style:justify-single-word="false"/>
      <style:text-properties fo:font-weight="normal" officeooo:rsid="04401caf" officeooo:paragraph-rsid="04401caf" style:font-weight-asian="normal" style:font-weight-complex="normal"/>
    </style:style>
    <style:style style:name="P119" style:family="paragraph" style:parent-style-name="Standard" style:list-style-name="L3">
      <style:paragraph-properties fo:text-align="justify" style:justify-single-word="false"/>
      <style:text-properties fo:font-weight="normal" officeooo:rsid="044c1bde" officeooo:paragraph-rsid="044c1bde" style:font-weight-asian="normal" style:font-weight-complex="normal"/>
    </style:style>
    <style:style style:name="P120" style:family="paragraph" style:parent-style-name="Standard" style:list-style-name="L3">
      <style:paragraph-properties fo:text-align="justify" style:justify-single-word="false"/>
      <style:text-properties fo:font-weight="normal" officeooo:rsid="04514ad3" officeooo:paragraph-rsid="04514ad3" style:font-weight-asian="normal" style:font-weight-complex="normal"/>
    </style:style>
    <style:style style:name="P121" style:family="paragraph" style:parent-style-name="Standard" style:list-style-name="L1">
      <style:paragraph-properties fo:text-align="justify" style:justify-single-word="false"/>
      <style:text-properties fo:language="en" fo:country="US" fo:font-weight="normal" officeooo:rsid="04073ad2" officeooo:paragraph-rsid="04073ad2" style:font-weight-asian="normal" style:font-weight-complex="normal"/>
    </style:style>
    <style:style style:name="P122" style:family="paragraph" style:parent-style-name="Standard" style:list-style-name="L2">
      <style:paragraph-properties fo:text-align="justify" style:justify-single-word="false"/>
      <style:text-properties fo:language="en" fo:country="US" fo:font-weight="normal" officeooo:rsid="04156409" officeooo:paragraph-rsid="04156409" style:font-weight-asian="normal" style:font-weight-complex="normal"/>
    </style:style>
    <style:style style:name="P123" style:family="paragraph" style:parent-style-name="Standard" style:list-style-name="L2">
      <style:paragraph-properties fo:text-align="justify" style:justify-single-word="false"/>
      <style:text-properties fo:language="en" fo:country="US" fo:font-weight="normal" officeooo:rsid="0418d6e5" officeooo:paragraph-rsid="0418d6e5" style:font-weight-asian="normal" style:font-weight-complex="normal"/>
    </style:style>
    <style:style style:name="P124" style:family="paragraph" style:parent-style-name="Standard" style:list-style-name="L2">
      <style:paragraph-properties fo:text-align="justify" style:justify-single-word="false"/>
      <style:text-properties fo:language="en" fo:country="US" fo:font-weight="normal" officeooo:rsid="041ad4aa" officeooo:paragraph-rsid="041ad4aa" style:font-weight-asian="normal" style:font-weight-complex="normal"/>
    </style:style>
    <style:style style:name="P125" style:family="paragraph" style:parent-style-name="Standard" style:list-style-name="L2">
      <style:paragraph-properties fo:text-align="justify" style:justify-single-word="false"/>
      <style:text-properties fo:language="en" fo:country="US" fo:font-weight="normal" officeooo:rsid="04206f1c" officeooo:paragraph-rsid="04206f1c" style:font-weight-asian="normal" style:font-weight-complex="normal"/>
    </style:style>
    <style:style style:name="P126" style:family="paragraph" style:parent-style-name="Standard" style:list-style-name="L2">
      <style:paragraph-properties fo:text-align="justify" style:justify-single-word="false"/>
      <style:text-properties fo:language="en" fo:country="US" fo:font-weight="normal" officeooo:rsid="04223767" officeooo:paragraph-rsid="04223767" style:font-weight-asian="normal" style:font-weight-complex="normal"/>
    </style:style>
    <style:style style:name="P127" style:family="paragraph" style:parent-style-name="Standard" style:list-style-name="L2">
      <style:paragraph-properties fo:text-align="justify" style:justify-single-word="false"/>
      <style:text-properties fo:language="en" fo:country="US" fo:font-weight="normal" officeooo:rsid="0423861e" officeooo:paragraph-rsid="0423861e" style:font-weight-asian="normal" style:font-weight-complex="normal"/>
    </style:style>
    <style:style style:name="P128" style:family="paragraph" style:parent-style-name="Standard" style:list-style-name="L2">
      <style:paragraph-properties fo:text-align="justify" style:justify-single-word="false"/>
      <style:text-properties fo:language="en" fo:country="US" fo:font-weight="normal" officeooo:rsid="0425f8a8" officeooo:paragraph-rsid="0425f8a8" style:font-weight-asian="normal" style:font-weight-complex="normal"/>
    </style:style>
    <style:style style:name="P129" style:family="paragraph" style:parent-style-name="Standard" style:list-style-name="L3">
      <style:paragraph-properties fo:text-align="justify" style:justify-single-word="false"/>
      <style:text-properties fo:language="en" fo:country="US" fo:font-weight="normal" officeooo:rsid="043ac3a3" officeooo:paragraph-rsid="043ac3a3" style:font-weight-asian="normal" style:font-weight-complex="normal"/>
    </style:style>
    <style:style style:name="P130" style:family="paragraph" style:parent-style-name="Standard" style:list-style-name="L3">
      <style:paragraph-properties fo:text-align="justify" style:justify-single-word="false"/>
      <style:text-properties fo:language="en" fo:country="US" fo:font-weight="normal" officeooo:rsid="043aea30" officeooo:paragraph-rsid="043aea30" style:font-weight-asian="normal" style:font-weight-complex="normal"/>
    </style:style>
    <style:style style:name="P131" style:family="paragraph" style:parent-style-name="Standard" style:list-style-name="L3">
      <style:paragraph-properties fo:text-align="justify" style:justify-single-word="false"/>
      <style:text-properties fo:language="en" fo:country="US" fo:font-weight="normal" officeooo:rsid="043bc8c8" officeooo:paragraph-rsid="043bc8c8" style:font-weight-asian="normal" style:font-weight-complex="normal"/>
    </style:style>
    <style:style style:name="P132" style:family="paragraph" style:parent-style-name="Standard" style:list-style-name="L3">
      <style:paragraph-properties fo:text-align="justify" style:justify-single-word="false"/>
      <style:text-properties fo:language="en" fo:country="US" fo:font-weight="normal" officeooo:rsid="04433d2f" officeooo:paragraph-rsid="04433d2f" style:font-weight-asian="normal" style:font-weight-complex="normal"/>
    </style:style>
    <style:style style:name="P133" style:family="paragraph" style:parent-style-name="Standard" style:list-style-name="L3">
      <style:paragraph-properties fo:text-align="justify" style:justify-single-word="false"/>
      <style:text-properties fo:language="en" fo:country="US" fo:font-weight="normal" officeooo:rsid="04450dbc" officeooo:paragraph-rsid="04450dbc" style:font-weight-asian="normal" style:font-weight-complex="normal"/>
    </style:style>
    <style:style style:name="P134" style:family="paragraph" style:parent-style-name="Standard" style:list-style-name="L3">
      <style:paragraph-properties fo:text-align="justify" style:justify-single-word="false"/>
      <style:text-properties fo:language="en" fo:country="US" fo:font-weight="normal" officeooo:rsid="044a995d" officeooo:paragraph-rsid="044a995d" style:font-weight-asian="normal" style:font-weight-complex="normal"/>
    </style:style>
    <style:style style:name="P135" style:family="paragraph" style:parent-style-name="Standard" style:list-style-name="L3">
      <style:paragraph-properties fo:text-align="justify" style:justify-single-word="false"/>
      <style:text-properties fo:language="en" fo:country="US" fo:font-weight="normal" officeooo:rsid="04521a85" officeooo:paragraph-rsid="04521a85" style:font-weight-asian="normal" style:font-weight-complex="normal"/>
    </style:style>
    <style:style style:name="P136" style:family="paragraph" style:parent-style-name="Standard" style:list-style-name="L3">
      <style:paragraph-properties fo:text-align="justify" style:justify-single-word="false"/>
      <style:text-properties fo:language="en" fo:country="US" fo:font-weight="normal" officeooo:rsid="04559baa" officeooo:paragraph-rsid="04559baa" style:font-weight-asian="normal" style:font-weight-complex="normal"/>
    </style:style>
    <style:style style:name="P137" style:family="paragraph" style:parent-style-name="Standard" style:list-style-name="L3">
      <style:paragraph-properties fo:text-align="justify" style:justify-single-word="false"/>
      <style:text-properties fo:language="en" fo:country="US" fo:font-weight="normal" officeooo:rsid="0459a2ce" officeooo:paragraph-rsid="0459a2ce" style:font-weight-asian="normal" style:font-weight-complex="normal"/>
    </style:style>
    <style:style style:name="P138" style:family="paragraph" style:parent-style-name="Standard" style:list-style-name="L4">
      <style:paragraph-properties fo:text-align="justify" style:justify-single-word="false"/>
      <style:text-properties fo:language="en" fo:country="US" fo:font-weight="normal" officeooo:rsid="04688f5a" officeooo:paragraph-rsid="04688f5a" style:font-weight-asian="normal" style:font-weight-complex="normal"/>
    </style:style>
    <style:style style:name="P139" style:family="paragraph" style:parent-style-name="Standard">
      <style:paragraph-properties fo:text-align="start" style:justify-single-word="false"/>
      <style:text-properties fo:font-size="12pt" fo:language="en" fo:country="US" fo:font-weight="normal" officeooo:rsid="04eab94a" officeooo:paragraph-rsid="05401ece" style:font-size-asian="10.5pt" style:font-weight-asian="normal" style:font-size-complex="12pt" style:font-weight-complex="normal"/>
    </style:style>
    <style:style style:name="P140" style:family="paragraph" style:parent-style-name="Standard">
      <style:paragraph-properties fo:text-align="start" style:justify-single-word="false"/>
      <style:text-properties fo:font-size="12pt" fo:language="en" fo:country="US" fo:font-weight="normal" officeooo:rsid="05507efb" officeooo:paragraph-rsid="05507efb" style:font-size-asian="10.5pt" style:font-weight-asian="normal" style:font-size-complex="12pt" style:font-weight-complex="normal"/>
    </style:style>
    <style:style style:name="P141" style:family="paragraph" style:parent-style-name="Standard">
      <style:paragraph-properties fo:text-align="start" style:justify-single-word="false"/>
      <style:text-properties fo:font-size="12pt" fo:language="en" fo:country="US" fo:font-weight="normal" officeooo:rsid="05efd2ef" officeooo:paragraph-rsid="05efd2ef" style:font-size-asian="10.5pt" style:font-weight-asian="normal" style:font-size-complex="12pt" style:font-weight-complex="normal"/>
    </style:style>
    <style:style style:name="P142" style:family="paragraph" style:parent-style-name="Standard">
      <style:paragraph-properties fo:text-align="start" style:justify-single-word="false"/>
      <style:text-properties fo:font-size="12pt" fo:language="en" fo:country="US" fo:font-weight="normal" officeooo:rsid="05fa1209" officeooo:paragraph-rsid="05fa1209" style:font-size-asian="10.5pt" style:font-weight-asian="normal" style:font-size-complex="12pt" style:font-weight-complex="normal"/>
    </style:style>
    <style:style style:name="P143" style:family="paragraph" style:parent-style-name="Standard">
      <style:paragraph-properties fo:text-align="start" style:justify-single-word="false"/>
      <style:text-properties fo:font-size="12pt" fo:language="en" fo:country="US" fo:font-weight="bold" officeooo:rsid="0560efe0" officeooo:paragraph-rsid="0560efe0" style:font-size-asian="10.5pt" style:font-weight-asian="bold" style:font-size-complex="12pt" style:font-weight-complex="bold"/>
    </style:style>
    <style:style style:name="P144" style:family="paragraph" style:parent-style-name="Standard">
      <style:paragraph-properties fo:text-align="start" style:justify-single-word="false"/>
      <style:text-properties fo:font-size="12pt" fo:language="en" fo:country="US" fo:font-weight="bold" officeooo:rsid="05732e36" officeooo:paragraph-rsid="05732e36" style:font-size-asian="10.5pt" style:font-weight-asian="bold" style:font-size-complex="12pt" style:font-weight-complex="bold"/>
    </style:style>
    <style:style style:name="P145" style:family="paragraph" style:parent-style-name="Standard">
      <style:paragraph-properties fo:text-align="start" style:justify-single-word="false"/>
      <style:text-properties fo:font-size="12pt" fo:language="en" fo:country="US" fo:font-weight="bold" officeooo:rsid="05732e36" officeooo:paragraph-rsid="0575e9f2" style:font-size-asian="10.5pt" style:font-weight-asian="bold" style:font-size-complex="12pt" style:font-weight-complex="bold"/>
    </style:style>
    <style:style style:name="P146" style:family="paragraph" style:parent-style-name="Standard">
      <style:paragraph-properties fo:text-align="start" style:justify-single-word="false"/>
      <style:text-properties fo:font-size="12pt" fo:language="en" fo:country="US" fo:font-weight="bold" officeooo:rsid="057a4810" officeooo:paragraph-rsid="057a4810" style:font-size-asian="10.5pt" style:font-weight-asian="bold" style:font-size-complex="12pt" style:font-weight-complex="bold"/>
    </style:style>
    <style:style style:name="P147" style:family="paragraph" style:parent-style-name="Standard">
      <style:paragraph-properties fo:text-align="start" style:justify-single-word="false"/>
      <style:text-properties fo:font-size="12pt" fo:language="en" fo:country="US" fo:font-weight="bold" officeooo:rsid="057bce27" officeooo:paragraph-rsid="057bce27" style:font-size-asian="10.5pt" style:font-weight-asian="bold" style:font-size-complex="12pt" style:font-weight-complex="bold"/>
    </style:style>
    <style:style style:name="P148" style:family="paragraph" style:parent-style-name="Standard">
      <style:paragraph-properties fo:text-align="start" style:justify-single-word="false"/>
      <style:text-properties fo:font-size="12pt" fo:language="en" fo:country="US" fo:font-weight="bold" officeooo:rsid="058dfe6e" officeooo:paragraph-rsid="058dfe6e" style:font-size-asian="10.5pt" style:font-weight-asian="bold" style:font-size-complex="12pt" style:font-weight-complex="bold"/>
    </style:style>
    <style:style style:name="P149" style:family="paragraph" style:parent-style-name="Standard">
      <style:paragraph-properties fo:text-align="start" style:justify-single-word="false"/>
      <style:text-properties fo:font-size="12pt" fo:language="en" fo:country="US" fo:font-weight="bold" officeooo:rsid="0596f55a" officeooo:paragraph-rsid="0596f55a" style:font-size-asian="10.5pt" style:font-weight-asian="bold" style:font-size-complex="12pt" style:font-weight-complex="bold"/>
    </style:style>
    <style:style style:name="P150" style:family="paragraph" style:parent-style-name="Standard">
      <style:paragraph-properties fo:text-align="start" style:justify-single-word="false"/>
      <style:text-properties fo:font-size="12pt" fo:language="en" fo:country="US" fo:font-weight="bold" officeooo:rsid="059c933e" officeooo:paragraph-rsid="059c933e" style:font-size-asian="10.5pt" style:font-weight-asian="bold" style:font-size-complex="12pt" style:font-weight-complex="bold"/>
    </style:style>
    <style:style style:name="P151" style:family="paragraph" style:parent-style-name="Standard">
      <style:paragraph-properties fo:text-align="start" style:justify-single-word="false"/>
      <style:text-properties fo:font-size="12pt" fo:language="en" fo:country="US" fo:font-weight="bold" officeooo:rsid="06046a63" officeooo:paragraph-rsid="06046a63" style:font-size-asian="10.5pt" style:font-weight-asian="bold" style:font-size-complex="12pt" style:font-weight-complex="bold"/>
    </style:style>
    <style:style style:name="P152" style:family="paragraph" style:parent-style-name="Standard">
      <style:paragraph-properties fo:text-align="start" style:justify-single-word="false"/>
      <style:text-properties fo:font-size="12pt" fo:language="en" fo:country="US" fo:font-weight="bold" officeooo:rsid="06a3f1a2" officeooo:paragraph-rsid="06a3f1a2" style:font-size-asian="10.5pt" style:font-weight-asian="bold" style:font-size-complex="12pt" style:font-weight-complex="bold"/>
    </style:style>
    <style:style style:name="P153" style:family="paragraph" style:parent-style-name="Standard">
      <style:paragraph-properties fo:text-align="start" style:justify-single-word="false"/>
      <style:text-properties fo:font-size="12pt" fo:language="en" fo:country="US" fo:font-weight="bold" officeooo:rsid="069c468b" officeooo:paragraph-rsid="069c468b" style:font-size-asian="12pt" style:font-weight-asian="bold" style:font-size-complex="12pt" style:font-weight-complex="bold"/>
    </style:style>
    <style:style style:name="P154" style:family="paragraph" style:parent-style-name="Standard">
      <style:paragraph-properties fo:text-align="start" style:justify-single-word="false"/>
      <style:text-properties fo:font-size="12pt" fo:language="en" fo:country="US" style:text-underline-style="none" fo:font-weight="bold" officeooo:rsid="060ae1c0" officeooo:paragraph-rsid="060ae1c0" style:font-size-asian="10.5pt" style:font-weight-asian="bold" style:font-size-complex="12pt" style:font-weight-complex="bold"/>
    </style:style>
    <style:style style:name="P155" style:family="paragraph" style:parent-style-name="Standard">
      <style:paragraph-properties fo:text-align="start" style:justify-single-word="false"/>
      <style:text-properties fo:font-size="12pt" fo:language="en" fo:country="US" style:text-underline-style="none" fo:font-weight="bold" officeooo:rsid="06145f07" officeooo:paragraph-rsid="06145f07" style:font-size-asian="10.5pt" style:font-weight-asian="bold" style:font-size-complex="12pt" style:font-weight-complex="bold"/>
    </style:style>
    <style:style style:name="P156" style:family="paragraph" style:parent-style-name="Standard">
      <style:paragraph-properties fo:text-align="start" style:justify-single-word="false"/>
      <style:text-properties fo:font-size="12pt" fo:language="en" fo:country="US" style:text-underline-style="none" fo:font-weight="bold" officeooo:rsid="06145f07" officeooo:paragraph-rsid="061d1f4b" style:font-size-asian="10.5pt" style:font-weight-asian="bold" style:font-size-complex="12pt" style:font-weight-complex="bold"/>
    </style:style>
    <style:style style:name="P157" style:family="paragraph" style:parent-style-name="Standard">
      <style:paragraph-properties fo:text-align="start" style:justify-single-word="false"/>
      <style:text-properties fo:font-size="12pt" fo:language="en" fo:country="US" style:text-underline-style="none" fo:font-weight="bold" officeooo:rsid="0636aa4f" officeooo:paragraph-rsid="0636aa4f" style:font-size-asian="10.5pt" style:font-weight-asian="bold" style:font-size-complex="12pt" style:font-weight-complex="bold"/>
    </style:style>
    <style:style style:name="P158" style:family="paragraph" style:parent-style-name="Standard">
      <style:paragraph-properties fo:text-align="start" style:justify-single-word="false"/>
      <style:text-properties fo:font-size="12pt" fo:language="en" fo:country="US" style:text-underline-style="none" fo:font-weight="bold" officeooo:rsid="065204be" officeooo:paragraph-rsid="065204be" style:font-size-asian="10.5pt" style:font-weight-asian="bold" style:font-size-complex="12pt" style:font-weight-complex="bold"/>
    </style:style>
    <style:style style:name="P159" style:family="paragraph" style:parent-style-name="Standard">
      <style:paragraph-properties fo:text-align="start" style:justify-single-word="false"/>
      <style:text-properties fo:font-size="12pt" fo:language="en" fo:country="US" style:text-underline-style="none" fo:font-weight="bold" officeooo:rsid="06551790" officeooo:paragraph-rsid="06551790" style:font-size-asian="10.5pt" style:font-weight-asian="bold" style:font-size-complex="12pt" style:font-weight-complex="bold"/>
    </style:style>
    <style:style style:name="P160" style:family="paragraph" style:parent-style-name="Standard">
      <style:paragraph-properties fo:text-align="start" style:justify-single-word="false"/>
      <style:text-properties fo:font-size="12pt" fo:language="en" fo:country="US" style:text-underline-style="none" fo:font-weight="bold" officeooo:rsid="065906a9" officeooo:paragraph-rsid="065906a9" style:font-size-asian="10.5pt" style:font-weight-asian="bold" style:font-size-complex="12pt" style:font-weight-complex="bold"/>
    </style:style>
    <style:style style:name="P161" style:family="paragraph" style:parent-style-name="Standard">
      <style:paragraph-properties fo:text-align="start" style:justify-single-word="false"/>
      <style:text-properties fo:font-size="12pt" fo:language="en" fo:country="US" style:text-underline-style="none" fo:font-weight="bold" officeooo:rsid="0691a438" officeooo:paragraph-rsid="0691a438" style:font-size-asian="10.5pt" style:font-weight-asian="bold" style:font-size-complex="12pt" style:font-weight-complex="bold"/>
    </style:style>
    <style:style style:name="P162" style:family="paragraph" style:parent-style-name="Standard">
      <style:paragraph-properties fo:text-align="start" style:justify-single-word="false"/>
      <style:text-properties fo:font-size="12pt" fo:language="en" fo:country="US" style:text-underline-style="none" fo:font-weight="bold" officeooo:rsid="0691a438" officeooo:paragraph-rsid="0695fee8" style:font-size-asian="10.5pt" style:font-weight-asian="bold" style:font-size-complex="12pt" style:font-weight-complex="bold"/>
    </style:style>
    <style:style style:name="P163" style:family="paragraph" style:parent-style-name="Standard">
      <style:paragraph-properties fo:text-align="start" style:justify-single-word="false"/>
      <style:text-properties fo:font-size="12pt" fo:language="en" fo:country="US" style:text-underline-style="none" fo:font-weight="bold" officeooo:rsid="0699f631" officeooo:paragraph-rsid="0699f631" style:font-size-asian="10.5pt" style:font-weight-asian="bold" style:font-size-complex="12pt" style:font-weight-complex="bold"/>
    </style:style>
    <style:style style:name="P164" style:family="paragraph" style:parent-style-name="Standard">
      <style:paragraph-properties fo:text-align="start" style:justify-single-word="false"/>
      <style:text-properties fo:font-size="12pt" fo:language="en" fo:country="US" style:text-underline-style="none" fo:font-weight="bold" officeooo:rsid="069c468b" officeooo:paragraph-rsid="069c468b" style:font-size-asian="10.5pt" style:font-weight-asian="bold" style:font-size-complex="12pt" style:font-weight-complex="bold"/>
    </style:style>
    <style:style style:name="P165" style:family="paragraph" style:parent-style-name="Standard">
      <style:paragraph-properties fo:text-align="start" style:justify-single-word="false"/>
      <style:text-properties fo:font-size="12pt" fo:language="en" fo:country="US" style:text-underline-style="none" fo:font-weight="bold" officeooo:rsid="06afd603" officeooo:paragraph-rsid="06afd603" style:font-size-asian="10.5pt" style:font-weight-asian="bold" style:font-size-complex="12pt" style:font-weight-complex="bold"/>
    </style:style>
    <style:style style:name="P166" style:family="paragraph" style:parent-style-name="Standard">
      <style:paragraph-properties fo:text-align="start" style:justify-single-word="false"/>
      <style:text-properties fo:font-size="12pt" fo:language="en" fo:country="US" style:text-underline-style="none" fo:font-weight="bold" officeooo:rsid="06b544e6" officeooo:paragraph-rsid="06b544e6" style:font-size-asian="10.5pt" style:font-weight-asian="bold" style:font-size-complex="12pt" style:font-weight-complex="bold"/>
    </style:style>
    <style:style style:name="P167" style:family="paragraph" style:parent-style-name="Standard">
      <style:paragraph-properties fo:text-align="start" style:justify-single-word="false"/>
      <style:text-properties fo:font-size="12pt" fo:language="en" fo:country="US" style:text-underline-style="none" fo:font-weight="bold" officeooo:rsid="06c0a613" officeooo:paragraph-rsid="06c0a613" style:font-size-asian="10.5pt" style:font-weight-asian="bold" style:font-size-complex="12pt" style:font-weight-complex="bold"/>
    </style:style>
    <style:style style:name="P168" style:family="paragraph" style:parent-style-name="Standard">
      <style:paragraph-properties fo:text-align="start" style:justify-single-word="false"/>
      <style:text-properties fo:font-size="12pt" fo:language="en" fo:country="US" style:text-underline-style="none" fo:font-weight="bold" officeooo:rsid="06c0a613" officeooo:paragraph-rsid="06cad79a" style:font-size-asian="10.5pt" style:font-weight-asian="bold" style:font-size-complex="12pt" style:font-weight-complex="bold"/>
    </style:style>
    <style:style style:name="P169" style:family="paragraph" style:parent-style-name="Standard">
      <style:paragraph-properties fo:text-align="start" style:justify-single-word="false"/>
      <style:text-properties fo:font-size="12pt" fo:language="en" fo:country="US" style:text-underline-style="none" fo:font-weight="bold" officeooo:rsid="06c0a613" officeooo:paragraph-rsid="06d23cbf" style:font-size-asian="10.5pt" style:font-weight-asian="bold" style:font-size-complex="12pt" style:font-weight-complex="bold"/>
    </style:style>
    <style:style style:name="P170" style:family="paragraph" style:parent-style-name="Standard">
      <style:paragraph-properties fo:text-align="start" style:justify-single-word="false"/>
      <style:text-properties fo:font-size="12pt" fo:language="en" fo:country="US" style:text-underline-style="none" fo:font-weight="bold" officeooo:rsid="06d23cbf" officeooo:paragraph-rsid="06d23cbf" style:font-size-asian="10.5pt" style:font-weight-asian="bold" style:font-size-complex="12pt" style:font-weight-complex="bold"/>
    </style:style>
    <style:style style:name="P171" style:family="paragraph" style:parent-style-name="Standard">
      <style:paragraph-properties fo:text-align="start" style:justify-single-word="false"/>
      <style:text-properties fo:font-size="12pt" fo:language="en" fo:country="US" style:text-underline-style="none" fo:font-weight="bold" officeooo:rsid="06e111d2" officeooo:paragraph-rsid="06e111d2" style:font-size-asian="10.5pt" style:font-weight-asian="bold" style:font-size-complex="12pt" style:font-weight-complex="bold"/>
    </style:style>
    <style:style style:name="P172" style:family="paragraph" style:parent-style-name="Standard">
      <style:paragraph-properties fo:text-align="start" style:justify-single-word="false"/>
      <style:text-properties fo:font-size="12pt" fo:language="en" fo:country="US" style:text-underline-style="none" fo:font-weight="bold" officeooo:rsid="06e9543a" officeooo:paragraph-rsid="06e9543a" style:font-size-asian="10.5pt" style:font-weight-asian="bold" style:font-size-complex="12pt" style:font-weight-complex="bold"/>
    </style:style>
    <style:style style:name="P173" style:family="paragraph" style:parent-style-name="Standard">
      <style:paragraph-properties fo:text-align="start" style:justify-single-word="false"/>
      <style:text-properties fo:font-size="12pt" fo:language="en" fo:country="US" style:text-underline-style="none" fo:font-weight="bold" officeooo:rsid="06f316e2" officeooo:paragraph-rsid="06f316e2" style:font-size-asian="10.5pt" style:font-weight-asian="bold" style:font-size-complex="12pt" style:font-weight-complex="bold"/>
    </style:style>
    <style:style style:name="P174" style:family="paragraph" style:parent-style-name="Standard">
      <style:paragraph-properties fo:text-align="start" style:justify-single-word="false"/>
      <style:text-properties fo:font-size="12pt" fo:language="en" fo:country="US" style:text-underline-style="none" fo:font-weight="bold" officeooo:rsid="0701d134" officeooo:paragraph-rsid="0701d134" style:font-size-asian="10.5pt" style:font-weight-asian="bold" style:font-size-complex="12pt" style:font-weight-complex="bold"/>
    </style:style>
    <style:style style:name="P175" style:family="paragraph" style:parent-style-name="Standard">
      <style:paragraph-properties fo:text-align="start" style:justify-single-word="false"/>
      <style:text-properties fo:font-size="12pt" fo:language="en" fo:country="US" style:text-underline-style="none" fo:font-weight="bold" officeooo:rsid="071c534c" officeooo:paragraph-rsid="071c534c" style:font-size-asian="10.5pt" style:font-weight-asian="bold" style:font-size-complex="12pt" style:font-weight-complex="bold"/>
    </style:style>
    <style:style style:name="P176" style:family="paragraph" style:parent-style-name="Standard">
      <style:paragraph-properties fo:text-align="start" style:justify-single-word="false"/>
      <style:text-properties fo:font-size="12pt" fo:language="en" fo:country="US" style:text-underline-style="none" fo:font-weight="bold" officeooo:rsid="071f68fe" officeooo:paragraph-rsid="071f68fe" style:font-size-asian="10.5pt" style:font-weight-asian="bold" style:font-size-complex="12pt" style:font-weight-complex="bold"/>
    </style:style>
    <style:style style:name="P177" style:family="paragraph" style:parent-style-name="Standard">
      <style:paragraph-properties fo:text-align="start" style:justify-single-word="false"/>
      <style:text-properties fo:font-size="12pt" fo:language="en" fo:country="US" style:text-underline-style="none" fo:font-weight="bold" officeooo:rsid="0723926f" officeooo:paragraph-rsid="0723926f" style:font-size-asian="10.5pt" style:font-weight-asian="bold" style:font-size-complex="12pt" style:font-weight-complex="bold"/>
    </style:style>
    <style:style style:name="P178" style:family="paragraph" style:parent-style-name="Standard">
      <style:paragraph-properties fo:text-align="start" style:justify-single-word="false"/>
      <style:text-properties fo:font-size="12pt" fo:language="en" fo:country="US" style:text-underline-style="none" fo:font-weight="bold" officeooo:rsid="072c5dfd" officeooo:paragraph-rsid="072c5dfd" style:font-size-asian="10.5pt" style:font-weight-asian="bold" style:font-size-complex="12pt" style:font-weight-complex="bold"/>
    </style:style>
    <style:style style:name="P179" style:family="paragraph" style:parent-style-name="Standard">
      <style:paragraph-properties fo:text-align="start" style:justify-single-word="false"/>
      <style:text-properties fo:font-size="12pt" fo:language="en" fo:country="US" style:text-underline-style="none" fo:font-weight="bold" officeooo:rsid="0730ac96" officeooo:paragraph-rsid="0730ac96" style:font-size-asian="10.5pt" style:font-weight-asian="bold" style:font-size-complex="12pt" style:font-weight-complex="bold"/>
    </style:style>
    <style:style style:name="P180" style:family="paragraph" style:parent-style-name="Standard">
      <style:paragraph-properties fo:text-align="start" style:justify-single-word="false"/>
      <style:text-properties fo:font-size="12pt" fo:language="en" fo:country="US" style:text-underline-style="none" fo:font-weight="bold" officeooo:rsid="0730ac96" officeooo:paragraph-rsid="073291e4" style:font-size-asian="10.5pt" style:font-weight-asian="bold" style:font-size-complex="12pt" style:font-weight-complex="bold"/>
    </style:style>
    <style:style style:name="P181" style:family="paragraph" style:parent-style-name="Standard">
      <style:paragraph-properties fo:text-align="start" style:justify-single-word="false"/>
      <style:text-properties fo:font-size="12pt" fo:language="en" fo:country="US" style:text-underline-style="none" fo:font-weight="bold" officeooo:rsid="0744a558" officeooo:paragraph-rsid="0744a558" style:font-size-asian="10.5pt" style:font-weight-asian="bold" style:font-size-complex="12pt" style:font-weight-complex="bold"/>
    </style:style>
    <style:style style:name="P182" style:family="paragraph" style:parent-style-name="Standard">
      <style:paragraph-properties fo:text-align="start" style:justify-single-word="false"/>
      <style:text-properties fo:font-size="12pt" fo:language="en" fo:country="US" style:text-underline-style="none" fo:font-weight="bold" officeooo:rsid="07477c22" officeooo:paragraph-rsid="07477c22" style:font-size-asian="10.5pt" style:font-weight-asian="bold" style:font-size-complex="12pt" style:font-weight-complex="bold"/>
    </style:style>
    <style:style style:name="P183" style:family="paragraph" style:parent-style-name="Standard">
      <style:paragraph-properties fo:text-align="start" style:justify-single-word="false"/>
      <style:text-properties fo:font-size="12pt" fo:language="en" fo:country="US" style:text-underline-style="none" fo:font-weight="normal" officeooo:rsid="062e4a42" officeooo:paragraph-rsid="062e4a42" style:font-size-asian="10.5pt" style:font-weight-asian="normal" style:font-size-complex="12pt" style:font-weight-complex="normal"/>
    </style:style>
    <style:style style:name="P184" style:family="paragraph" style:parent-style-name="Standard">
      <style:paragraph-properties fo:text-align="start" style:justify-single-word="false"/>
      <style:text-properties fo:font-size="12pt" fo:language="en" fo:country="US" style:text-underline-style="none" fo:font-weight="normal" officeooo:rsid="06467b05" officeooo:paragraph-rsid="06467b05" style:font-size-asian="10.5pt" style:font-weight-asian="normal" style:font-size-complex="12pt" style:font-weight-complex="normal"/>
    </style:style>
    <style:style style:name="P185" style:family="paragraph" style:parent-style-name="Standard">
      <style:paragraph-properties fo:text-align="start" style:justify-single-word="false"/>
      <style:text-properties fo:font-size="12pt" fo:language="en" fo:country="US" style:text-underline-style="none" fo:font-weight="normal" officeooo:rsid="067d88f5" officeooo:paragraph-rsid="067d88f5" style:font-size-asian="10.5pt" style:font-weight-asian="normal" style:font-size-complex="12pt" style:font-weight-complex="normal"/>
    </style:style>
    <style:style style:name="P186" style:family="paragraph" style:parent-style-name="Standard">
      <style:paragraph-properties fo:text-align="start" style:justify-single-word="false"/>
      <style:text-properties fo:font-size="12pt" fo:language="en" fo:country="US" style:text-underline-style="none" fo:font-weight="normal" officeooo:rsid="06dfa948" officeooo:paragraph-rsid="06dfa948" style:font-size-asian="10.5pt" style:font-weight-asian="normal" style:font-size-complex="12pt" style:font-weight-complex="normal"/>
    </style:style>
    <style:style style:name="P187" style:family="paragraph" style:parent-style-name="Standard">
      <style:paragraph-properties fo:text-align="start" style:justify-single-word="false"/>
      <style:text-properties fo:font-size="12pt" fo:language="en" fo:country="US" style:text-underline-style="none" fo:font-weight="normal" officeooo:rsid="0714d3f5" officeooo:paragraph-rsid="0714d3f5" style:font-size-asian="10.5pt" style:font-weight-asian="normal" style:font-size-complex="12pt" style:font-weight-complex="normal"/>
    </style:style>
    <style:style style:name="P188" style:family="paragraph" style:parent-style-name="Standard">
      <style:paragraph-properties fo:text-align="start" style:justify-single-word="false"/>
      <style:text-properties fo:font-size="12pt" fo:language="en" fo:country="US" style:text-underline-style="none" fo:font-weight="normal" officeooo:rsid="073c9c14" officeooo:paragraph-rsid="073c9c14" style:font-size-asian="10.5pt" style:font-weight-asian="normal" style:font-size-complex="12pt" style:font-weight-complex="normal"/>
    </style:style>
    <style:style style:name="P189" style:family="paragraph" style:parent-style-name="Standard">
      <style:paragraph-properties fo:text-align="start" style:justify-single-word="false"/>
      <style:text-properties fo:font-size="12pt" fo:font-weight="normal" officeooo:rsid="07684de4" officeooo:paragraph-rsid="07684de4" style:font-size-asian="10.5pt" style:font-weight-asian="normal" style:font-size-complex="12pt" style:font-weight-complex="normal"/>
    </style:style>
    <style:style style:name="P190" style:family="paragraph" style:parent-style-name="Standard">
      <style:paragraph-properties fo:text-align="start" style:justify-single-word="false"/>
      <style:text-properties fo:font-size="12pt" fo:font-weight="normal" officeooo:rsid="078e1fbb" officeooo:paragraph-rsid="078e1fbb" style:font-size-asian="10.5pt" style:font-weight-asian="normal" style:font-size-complex="12pt" style:font-weight-complex="normal"/>
    </style:style>
    <style:style style:name="P191" style:family="paragraph" style:parent-style-name="Standard">
      <style:paragraph-properties fo:text-align="start" style:justify-single-word="false"/>
      <style:text-properties fo:font-size="12pt" fo:font-weight="normal" officeooo:rsid="07abaa7c" officeooo:paragraph-rsid="07abaa7c" style:font-size-asian="10.5pt" style:font-weight-asian="normal" style:font-size-complex="12pt" style:font-weight-complex="normal"/>
    </style:style>
    <style:style style:name="P192" style:family="paragraph" style:parent-style-name="Standard">
      <style:paragraph-properties fo:text-align="start" style:justify-single-word="false"/>
      <style:text-properties fo:font-size="12pt" fo:font-weight="normal" officeooo:rsid="07d5d67f" officeooo:paragraph-rsid="07d5d67f" style:font-size-asian="10.5pt" style:font-weight-asian="normal" style:font-size-complex="12pt" style:font-weight-complex="normal"/>
    </style:style>
    <style:style style:name="P193" style:family="paragraph" style:parent-style-name="Standard">
      <style:paragraph-properties fo:text-align="start" style:justify-single-word="false"/>
      <style:text-properties fo:font-size="12pt" fo:font-weight="normal" officeooo:rsid="07d5d67f" officeooo:paragraph-rsid="081b8257" style:font-size-asian="10.5pt" style:font-weight-asian="normal" style:font-size-complex="12pt" style:font-weight-complex="normal"/>
    </style:style>
    <style:style style:name="P194" style:family="paragraph" style:parent-style-name="Standard">
      <style:paragraph-properties fo:text-align="start" style:justify-single-word="false"/>
      <style:text-properties fo:font-size="12pt" fo:font-weight="normal" officeooo:rsid="07faedfc" officeooo:paragraph-rsid="07faedfc" style:font-size-asian="10.5pt" style:font-weight-asian="normal" style:font-size-complex="12pt" style:font-weight-complex="normal"/>
    </style:style>
    <style:style style:name="P195" style:family="paragraph" style:parent-style-name="Standard">
      <style:paragraph-properties fo:text-align="start" style:justify-single-word="false"/>
      <style:text-properties fo:font-size="12pt" fo:font-weight="normal" officeooo:rsid="083d812b" officeooo:paragraph-rsid="083d812b" style:font-size-asian="10.5pt" style:font-weight-asian="normal" style:font-size-complex="12pt" style:font-weight-complex="normal"/>
    </style:style>
    <style:style style:name="P196" style:family="paragraph" style:parent-style-name="Standard">
      <style:paragraph-properties fo:text-align="start" style:justify-single-word="false"/>
      <style:text-properties fo:font-size="12pt" fo:font-weight="normal" officeooo:rsid="0854a637" officeooo:paragraph-rsid="0854a637" style:font-size-asian="10.5pt" style:font-weight-asian="normal" style:font-size-complex="12pt" style:font-weight-complex="normal"/>
    </style:style>
    <style:style style:name="P197" style:family="paragraph" style:parent-style-name="Standard">
      <style:paragraph-properties fo:text-align="start" style:justify-single-word="false"/>
      <style:text-properties fo:font-size="12pt" fo:font-weight="normal" officeooo:rsid="0872086d" officeooo:paragraph-rsid="0872086d" style:font-size-asian="10.5pt" style:font-weight-asian="normal" style:font-size-complex="12pt" style:font-weight-complex="normal"/>
    </style:style>
    <style:style style:name="P198" style:family="paragraph" style:parent-style-name="Standard">
      <style:paragraph-properties fo:text-align="start" style:justify-single-word="false"/>
      <style:text-properties fo:font-size="12pt" fo:font-weight="bold" officeooo:rsid="079198be" officeooo:paragraph-rsid="079198be" style:font-size-asian="10.5pt" style:font-weight-asian="bold" style:font-size-complex="12pt" style:font-weight-complex="bold"/>
    </style:style>
    <style:style style:name="P199" style:family="paragraph" style:parent-style-name="Standard">
      <style:paragraph-properties fo:text-align="start" style:justify-single-word="false"/>
      <style:text-properties fo:font-size="12pt" fo:font-weight="bold" officeooo:rsid="07936db6" officeooo:paragraph-rsid="07936db6" style:font-size-asian="10.5pt" style:font-weight-asian="bold" style:font-size-complex="12pt" style:font-weight-complex="bold"/>
    </style:style>
    <style:style style:name="P200" style:family="paragraph" style:parent-style-name="Standard">
      <style:paragraph-properties fo:text-align="start" style:justify-single-word="false"/>
      <style:text-properties fo:font-size="12pt" fo:font-weight="bold" officeooo:rsid="07a28b21" officeooo:paragraph-rsid="07a28b21" style:font-size-asian="10.5pt" style:font-weight-asian="bold" style:font-size-complex="12pt" style:font-weight-complex="bold"/>
    </style:style>
    <style:style style:name="P201" style:family="paragraph" style:parent-style-name="Standard">
      <style:paragraph-properties fo:text-align="start" style:justify-single-word="false"/>
      <style:text-properties fo:font-size="12pt" fo:font-weight="bold" officeooo:rsid="07b03789" officeooo:paragraph-rsid="07b03789" style:font-size-asian="10.5pt" style:font-weight-asian="bold" style:font-size-complex="12pt" style:font-weight-complex="bold"/>
    </style:style>
    <style:style style:name="P202" style:family="paragraph" style:parent-style-name="Standard">
      <style:paragraph-properties fo:text-align="start" style:justify-single-word="false"/>
      <style:text-properties fo:font-size="12pt" fo:font-weight="bold" officeooo:rsid="07b294d5" officeooo:paragraph-rsid="07b294d5" style:font-size-asian="10.5pt" style:font-weight-asian="bold" style:font-size-complex="12pt" style:font-weight-complex="bold"/>
    </style:style>
    <style:style style:name="P203" style:family="paragraph" style:parent-style-name="Standard">
      <style:paragraph-properties fo:text-align="start" style:justify-single-word="false"/>
      <style:text-properties fo:font-size="12pt" fo:font-weight="bold" officeooo:rsid="07b294d5" officeooo:paragraph-rsid="07b7533b" style:font-size-asian="10.5pt" style:font-weight-asian="bold" style:font-size-complex="12pt" style:font-weight-complex="bold"/>
    </style:style>
    <style:style style:name="P204" style:family="paragraph" style:parent-style-name="Standard">
      <style:paragraph-properties fo:text-align="start" style:justify-single-word="false"/>
      <style:text-properties fo:font-size="12pt" fo:font-weight="bold" officeooo:rsid="07bce7ed" officeooo:paragraph-rsid="07bce7ed" style:font-size-asian="10.5pt" style:font-weight-asian="bold" style:font-size-complex="12pt" style:font-weight-complex="bold"/>
    </style:style>
    <style:style style:name="P205" style:family="paragraph" style:parent-style-name="Standard">
      <style:paragraph-properties fo:text-align="start" style:justify-single-word="false"/>
      <style:text-properties fo:font-size="12pt" fo:font-weight="bold" officeooo:rsid="07c4e3a5" officeooo:paragraph-rsid="07c4e3a5" style:font-size-asian="10.5pt" style:font-weight-asian="bold" style:font-size-complex="12pt" style:font-weight-complex="bold"/>
    </style:style>
    <style:style style:name="P206" style:family="paragraph" style:parent-style-name="Standard">
      <style:paragraph-properties fo:text-align="start" style:justify-single-word="false"/>
      <style:text-properties fo:font-size="12pt" fo:font-weight="bold" officeooo:rsid="07c4e3a5" officeooo:paragraph-rsid="07c771d6" style:font-size-asian="10.5pt" style:font-weight-asian="bold" style:font-size-complex="12pt" style:font-weight-complex="bold"/>
    </style:style>
    <style:style style:name="P207" style:family="paragraph" style:parent-style-name="Standard">
      <style:paragraph-properties fo:text-align="start" style:justify-single-word="false"/>
      <style:text-properties fo:font-size="12pt" fo:font-weight="bold" officeooo:rsid="07c4e3a5" officeooo:paragraph-rsid="07ca6943" style:font-size-asian="10.5pt" style:font-weight-asian="bold" style:font-size-complex="12pt" style:font-weight-complex="bold"/>
    </style:style>
    <style:style style:name="P208" style:family="paragraph" style:parent-style-name="Standard">
      <style:paragraph-properties fo:text-align="start" style:justify-single-word="false"/>
      <style:text-properties fo:font-size="12pt" fo:font-weight="bold" officeooo:rsid="07c4e3a5" officeooo:paragraph-rsid="07cb9efe" style:font-size-asian="10.5pt" style:font-weight-asian="bold" style:font-size-complex="12pt" style:font-weight-complex="bold"/>
    </style:style>
    <style:style style:name="P209" style:family="paragraph" style:parent-style-name="Standard">
      <style:paragraph-properties fo:text-align="start" style:justify-single-word="false"/>
      <style:text-properties fo:font-size="12pt" fo:font-weight="bold" officeooo:rsid="07c6942b" officeooo:paragraph-rsid="07c6942b" style:font-size-asian="10.5pt" style:font-weight-asian="bold" style:font-size-complex="12pt" style:font-weight-complex="bold"/>
    </style:style>
    <style:style style:name="P210" style:family="paragraph" style:parent-style-name="Standard">
      <style:paragraph-properties fo:text-align="start" style:justify-single-word="false"/>
      <style:text-properties fo:font-size="12pt" fo:font-weight="bold" officeooo:rsid="07da1fc4" officeooo:paragraph-rsid="07da1fc4" style:font-size-asian="10.5pt" style:font-weight-asian="bold" style:font-size-complex="12pt" style:font-weight-complex="bold"/>
    </style:style>
    <style:style style:name="P211" style:family="paragraph" style:parent-style-name="Standard">
      <style:paragraph-properties fo:text-align="start" style:justify-single-word="false"/>
      <style:text-properties fo:font-size="12pt" fo:font-weight="bold" officeooo:rsid="07dc887b" officeooo:paragraph-rsid="07dc887b" style:font-size-asian="10.5pt" style:font-weight-asian="bold" style:font-size-complex="12pt" style:font-weight-complex="bold"/>
    </style:style>
    <style:style style:name="P212" style:family="paragraph" style:parent-style-name="Standard">
      <style:paragraph-properties fo:text-align="start" style:justify-single-word="false"/>
      <style:text-properties fo:font-size="12pt" fo:font-weight="bold" officeooo:rsid="07dd5b61" officeooo:paragraph-rsid="07dd5b61" style:font-size-asian="10.5pt" style:font-weight-asian="bold" style:font-size-complex="12pt" style:font-weight-complex="bold"/>
    </style:style>
    <style:style style:name="P213" style:family="paragraph" style:parent-style-name="Standard">
      <style:paragraph-properties fo:text-align="start" style:justify-single-word="false"/>
      <style:text-properties fo:font-size="12pt" fo:font-weight="bold" officeooo:rsid="07de5ed7" officeooo:paragraph-rsid="07de5ed7" style:font-size-asian="10.5pt" style:font-weight-asian="bold" style:font-size-complex="12pt" style:font-weight-complex="bold"/>
    </style:style>
    <style:style style:name="P214" style:family="paragraph" style:parent-style-name="Standard">
      <style:paragraph-properties fo:text-align="start" style:justify-single-word="false"/>
      <style:text-properties fo:font-size="12pt" fo:font-weight="bold" officeooo:rsid="07de5ed7" officeooo:paragraph-rsid="07ee6461" style:font-size-asian="10.5pt" style:font-weight-asian="bold" style:font-size-complex="12pt" style:font-weight-complex="bold"/>
    </style:style>
    <style:style style:name="P215" style:family="paragraph" style:parent-style-name="Standard">
      <style:paragraph-properties fo:text-align="start" style:justify-single-word="false"/>
      <style:text-properties fo:font-size="12pt" fo:font-weight="bold" officeooo:rsid="07de5ed7" officeooo:paragraph-rsid="080708f8" style:font-size-asian="10.5pt" style:font-weight-asian="bold" style:font-size-complex="12pt" style:font-weight-complex="bold"/>
    </style:style>
    <style:style style:name="P216" style:family="paragraph" style:parent-style-name="Standard">
      <style:paragraph-properties fo:text-align="start" style:justify-single-word="false"/>
      <style:text-properties fo:font-size="12pt" fo:font-weight="bold" officeooo:rsid="07e8b499" officeooo:paragraph-rsid="07e8b499" style:font-size-asian="10.5pt" style:font-weight-asian="bold" style:font-size-complex="12pt" style:font-weight-complex="bold"/>
    </style:style>
    <style:style style:name="P217" style:family="paragraph" style:parent-style-name="Standard">
      <style:paragraph-properties fo:text-align="start" style:justify-single-word="false"/>
      <style:text-properties fo:font-size="12pt" fo:font-weight="bold" officeooo:rsid="07ea0bd5" officeooo:paragraph-rsid="07ee6461" style:font-size-asian="10.5pt" style:font-weight-asian="bold" style:font-size-complex="12pt" style:font-weight-complex="bold"/>
    </style:style>
    <style:style style:name="P218" style:family="paragraph" style:parent-style-name="Standard">
      <style:paragraph-properties fo:text-align="start" style:justify-single-word="false"/>
      <style:text-properties fo:font-size="12pt" fo:font-weight="bold" officeooo:rsid="07ff5341" officeooo:paragraph-rsid="07ff5341" style:font-size-asian="10.5pt" style:font-weight-asian="bold" style:font-size-complex="12pt" style:font-weight-complex="bold"/>
    </style:style>
    <style:style style:name="P219" style:family="paragraph" style:parent-style-name="Standard">
      <style:paragraph-properties fo:text-align="start" style:justify-single-word="false"/>
      <style:text-properties fo:font-size="12pt" fo:font-weight="bold" officeooo:rsid="0800f594" officeooo:paragraph-rsid="0800f594" style:font-size-asian="10.5pt" style:font-weight-asian="bold" style:font-size-complex="12pt" style:font-weight-complex="bold"/>
    </style:style>
    <style:style style:name="P220" style:family="paragraph" style:parent-style-name="Standard">
      <style:paragraph-properties fo:text-align="start" style:justify-single-word="false"/>
      <style:text-properties fo:font-size="12pt" fo:font-weight="bold" officeooo:rsid="0801e6d9" officeooo:paragraph-rsid="0801e6d9" style:font-size-asian="10.5pt" style:font-weight-asian="bold" style:font-size-complex="12pt" style:font-weight-complex="bold"/>
    </style:style>
    <style:style style:name="P221" style:family="paragraph" style:parent-style-name="Standard">
      <style:paragraph-properties fo:text-align="start" style:justify-single-word="false"/>
      <style:text-properties fo:font-size="12pt" fo:font-weight="bold" officeooo:rsid="0801e6d9" officeooo:paragraph-rsid="08028b62" style:font-size-asian="10.5pt" style:font-weight-asian="bold" style:font-size-complex="12pt" style:font-weight-complex="bold"/>
    </style:style>
    <style:style style:name="P222" style:family="paragraph" style:parent-style-name="Standard">
      <style:paragraph-properties fo:text-align="start" style:justify-single-word="false"/>
      <style:text-properties fo:font-size="12pt" fo:font-weight="bold" officeooo:rsid="0804cab9" officeooo:paragraph-rsid="0804cab9" style:font-size-asian="10.5pt" style:font-weight-asian="bold" style:font-size-complex="12pt" style:font-weight-complex="bold"/>
    </style:style>
    <style:style style:name="P223" style:family="paragraph" style:parent-style-name="Standard">
      <style:paragraph-properties fo:text-align="start" style:justify-single-word="false"/>
      <style:text-properties fo:font-size="12pt" fo:font-weight="bold" officeooo:rsid="0804cab9" officeooo:paragraph-rsid="080708f8" style:font-size-asian="10.5pt" style:font-weight-asian="bold" style:font-size-complex="12pt" style:font-weight-complex="bold"/>
    </style:style>
    <style:style style:name="P224" style:family="paragraph" style:parent-style-name="Standard">
      <style:paragraph-properties fo:text-align="start" style:justify-single-word="false"/>
      <style:text-properties fo:font-size="12pt" fo:font-weight="bold" officeooo:rsid="080bbb94" officeooo:paragraph-rsid="080bbb94" style:font-size-asian="10.5pt" style:font-weight-asian="bold" style:font-size-complex="12pt" style:font-weight-complex="bold"/>
    </style:style>
    <style:style style:name="P225" style:family="paragraph" style:parent-style-name="Standard">
      <style:paragraph-properties fo:text-align="start" style:justify-single-word="false"/>
      <style:text-properties fo:font-size="12pt" fo:font-weight="bold" officeooo:rsid="0821109e" officeooo:paragraph-rsid="08213dd5" style:font-size-asian="10.5pt" style:font-weight-asian="bold" style:font-size-complex="12pt" style:font-weight-complex="bold"/>
    </style:style>
    <style:style style:name="P226" style:family="paragraph" style:parent-style-name="Standard">
      <style:paragraph-properties fo:text-align="start" style:justify-single-word="false"/>
      <style:text-properties fo:font-size="12pt" fo:font-weight="bold" officeooo:rsid="0821d530" officeooo:paragraph-rsid="0821d530" style:font-size-asian="10.5pt" style:font-weight-asian="bold" style:font-size-complex="12pt" style:font-weight-complex="bold"/>
    </style:style>
    <style:style style:name="P227" style:family="paragraph" style:parent-style-name="Standard">
      <style:paragraph-properties fo:text-align="start" style:justify-single-word="false"/>
      <style:text-properties fo:font-size="12pt" fo:font-weight="bold" officeooo:rsid="0821d530" officeooo:paragraph-rsid="08234acd" style:font-size-asian="10.5pt" style:font-weight-asian="bold" style:font-size-complex="12pt" style:font-weight-complex="bold"/>
    </style:style>
    <style:style style:name="P228" style:family="paragraph" style:parent-style-name="Standard">
      <style:paragraph-properties fo:text-align="start" style:justify-single-word="false"/>
      <style:text-properties fo:font-size="12pt" fo:font-weight="bold" officeooo:rsid="0826bf8b" officeooo:paragraph-rsid="0826bf8b" style:font-size-asian="10.5pt" style:font-weight-asian="bold" style:font-size-complex="12pt" style:font-weight-complex="bold"/>
    </style:style>
    <style:style style:name="P229" style:family="paragraph" style:parent-style-name="Standard">
      <style:paragraph-properties fo:text-align="start" style:justify-single-word="false"/>
      <style:text-properties fo:font-size="12pt" fo:font-weight="bold" officeooo:rsid="08289947" officeooo:paragraph-rsid="08289947" style:font-size-asian="10.5pt" style:font-weight-asian="bold" style:font-size-complex="12pt" style:font-weight-complex="bold"/>
    </style:style>
    <style:style style:name="P230" style:family="paragraph" style:parent-style-name="Standard">
      <style:paragraph-properties fo:text-align="start" style:justify-single-word="false"/>
      <style:text-properties fo:font-size="12pt" fo:font-weight="bold" officeooo:rsid="08289947" officeooo:paragraph-rsid="082d6eb4" style:font-size-asian="10.5pt" style:font-weight-asian="bold" style:font-size-complex="12pt" style:font-weight-complex="bold"/>
    </style:style>
    <style:style style:name="P231" style:family="paragraph" style:parent-style-name="Standard">
      <style:paragraph-properties fo:text-align="start" style:justify-single-word="false"/>
      <style:text-properties fo:font-size="12pt" fo:font-weight="bold" officeooo:rsid="0829e482" officeooo:paragraph-rsid="0829e482" style:font-size-asian="10.5pt" style:font-weight-asian="bold" style:font-size-complex="12pt" style:font-weight-complex="bold"/>
    </style:style>
    <style:style style:name="P232" style:family="paragraph" style:parent-style-name="Standard">
      <style:paragraph-properties fo:text-align="start" style:justify-single-word="false"/>
      <style:text-properties fo:font-size="12pt" fo:font-weight="bold" officeooo:rsid="0862dbce" officeooo:paragraph-rsid="0862dbce" style:font-size-asian="10.5pt" style:font-weight-asian="bold" style:font-size-complex="12pt" style:font-weight-complex="bold"/>
    </style:style>
    <style:style style:name="P233" style:family="paragraph" style:parent-style-name="Standard">
      <style:paragraph-properties fo:text-align="start" style:justify-single-word="false"/>
      <style:text-properties fo:font-size="12pt" fo:font-weight="bold" officeooo:rsid="0869ec50" officeooo:paragraph-rsid="0869ec50" style:font-size-asian="10.5pt" style:font-weight-asian="bold" style:font-size-complex="12pt" style:font-weight-complex="bold"/>
    </style:style>
    <style:style style:name="P234" style:family="paragraph" style:parent-style-name="Standard">
      <style:paragraph-properties fo:text-align="start" style:justify-single-word="false"/>
      <style:text-properties fo:font-size="12pt" fo:font-weight="bold" officeooo:rsid="086c5d35" officeooo:paragraph-rsid="086c5d35" style:font-size-asian="10.5pt" style:font-weight-asian="bold" style:font-size-complex="12pt" style:font-weight-complex="bold"/>
    </style:style>
    <style:style style:name="P235" style:family="paragraph" style:parent-style-name="Standard">
      <style:paragraph-properties fo:text-align="start" style:justify-single-word="false"/>
      <style:text-properties fo:font-size="12pt" fo:font-weight="bold" officeooo:rsid="086d83f6" officeooo:paragraph-rsid="086d83f6" style:font-size-asian="10.5pt" style:font-weight-asian="bold" style:font-size-complex="12pt" style:font-weight-complex="bold"/>
    </style:style>
    <style:style style:name="P236" style:family="paragraph" style:parent-style-name="Standard">
      <style:paragraph-properties fo:text-align="start" style:justify-single-word="false"/>
      <style:text-properties fo:font-size="12pt" fo:font-weight="bold" officeooo:rsid="087f325b" officeooo:paragraph-rsid="087f325b" style:font-size-asian="10.5pt" style:font-weight-asian="bold" style:font-size-complex="12pt" style:font-weight-complex="bold"/>
    </style:style>
    <style:style style:name="P237" style:family="paragraph" style:parent-style-name="Standard">
      <style:paragraph-properties fo:text-align="start" style:justify-single-word="false"/>
      <style:text-properties fo:font-size="12pt" fo:font-weight="bold" officeooo:rsid="0882145b" officeooo:paragraph-rsid="0882145b" style:font-size-asian="10.5pt" style:font-weight-asian="bold" style:font-size-complex="12pt" style:font-weight-complex="bold"/>
    </style:style>
    <style:style style:name="P238" style:family="paragraph" style:parent-style-name="Standard">
      <style:paragraph-properties fo:text-align="start" style:justify-single-word="false"/>
      <style:text-properties fo:font-size="12pt" fo:font-weight="bold" officeooo:rsid="0883ede9" officeooo:paragraph-rsid="0883ede9" style:font-size-asian="10.5pt" style:font-weight-asian="bold" style:font-size-complex="12pt" style:font-weight-complex="bold"/>
    </style:style>
    <style:style style:name="P239" style:family="paragraph" style:parent-style-name="Standard">
      <style:paragraph-properties fo:text-align="start" style:justify-single-word="false"/>
      <style:text-properties fo:font-size="12pt" fo:font-weight="bold" officeooo:rsid="07684de4" officeooo:paragraph-rsid="076d16a9" style:font-size-asian="12pt" style:font-weight-asian="bold" style:font-size-complex="12pt" style:font-weight-complex="bold"/>
    </style:style>
    <style:style style:name="P240" style:family="paragraph" style:parent-style-name="Standard">
      <style:paragraph-properties fo:text-align="start" style:justify-single-word="false"/>
      <style:text-properties fo:font-size="12pt" fo:font-weight="bold" officeooo:rsid="07711d95" officeooo:paragraph-rsid="07711d95" style:font-size-asian="12pt" style:font-weight-asian="bold" style:font-size-complex="12pt" style:font-weight-complex="bold"/>
    </style:style>
    <style:style style:name="P241" style:family="paragraph" style:parent-style-name="Standard">
      <style:paragraph-properties fo:text-align="start" style:justify-single-word="false"/>
      <style:text-properties fo:font-size="12pt" fo:font-weight="bold" officeooo:rsid="0777674f" officeooo:paragraph-rsid="0777674f" style:font-size-asian="12pt" style:font-weight-asian="bold" style:font-size-complex="12pt" style:font-weight-complex="bold"/>
    </style:style>
    <style:style style:name="P242" style:family="paragraph" style:parent-style-name="Standard">
      <style:paragraph-properties fo:text-align="start" style:justify-single-word="false"/>
      <style:text-properties fo:font-size="12pt" fo:font-weight="bold" officeooo:rsid="0780ce92" officeooo:paragraph-rsid="0780ce92" style:font-size-asian="12pt" style:font-weight-asian="bold" style:font-size-complex="12pt" style:font-weight-complex="bold"/>
    </style:style>
    <style:style style:name="P243" style:family="paragraph" style:parent-style-name="Standard">
      <style:paragraph-properties fo:text-align="start" style:justify-single-word="false"/>
      <style:text-properties fo:font-size="12pt" fo:font-weight="bold" officeooo:rsid="0829e482" officeooo:paragraph-rsid="083f3cbc" style:font-size-asian="12pt" style:font-weight-asian="bold" style:font-size-complex="12pt" style:font-weight-complex="bold"/>
    </style:style>
    <style:style style:name="P244" style:family="paragraph" style:parent-style-name="Standard">
      <style:paragraph-properties fo:text-align="start" style:justify-single-word="false"/>
      <style:text-properties fo:font-size="12pt" fo:font-weight="bold" officeooo:rsid="08420ea4" officeooo:paragraph-rsid="08420ea4" style:font-size-asian="12pt" style:font-weight-asian="bold" style:font-size-complex="12pt" style:font-weight-complex="bold"/>
    </style:style>
    <style:style style:name="P245" style:family="paragraph" style:parent-style-name="Standard">
      <style:paragraph-properties fo:text-align="start" style:justify-single-word="false"/>
      <style:text-properties fo:font-size="12pt" fo:font-weight="bold" officeooo:rsid="08436d96" officeooo:paragraph-rsid="08436d96" style:font-size-asian="12pt" style:font-weight-asian="bold" style:font-size-complex="12pt" style:font-weight-complex="bold"/>
    </style:style>
    <style:style style:name="P246" style:family="paragraph" style:parent-style-name="Standard">
      <style:paragraph-properties fo:text-align="start" style:justify-single-word="false"/>
      <style:text-properties fo:font-size="12pt" fo:font-weight="bold" officeooo:rsid="08436d96" officeooo:paragraph-rsid="0843fbc6" style:font-size-asian="12pt" style:font-weight-asian="bold" style:font-size-complex="12pt" style:font-weight-complex="bold"/>
    </style:style>
    <style:style style:name="P247" style:family="paragraph" style:parent-style-name="Standard">
      <style:paragraph-properties fo:text-align="start" style:justify-single-word="false"/>
      <style:text-properties fo:font-size="12pt" fo:font-weight="bold" officeooo:rsid="08469557" officeooo:paragraph-rsid="08469557" style:font-size-asian="12pt" style:font-weight-asian="bold" style:font-size-complex="12pt" style:font-weight-complex="bold"/>
    </style:style>
    <style:style style:name="P248" style:family="paragraph" style:parent-style-name="Standard">
      <style:paragraph-properties fo:text-align="start" style:justify-single-word="false"/>
      <style:text-properties fo:font-size="12pt" fo:font-weight="bold" officeooo:rsid="08469557" officeooo:paragraph-rsid="08474a36" style:font-size-asian="12pt" style:font-weight-asian="bold" style:font-size-complex="12pt" style:font-weight-complex="bold"/>
    </style:style>
    <style:style style:name="P249" style:family="paragraph" style:parent-style-name="Standard">
      <style:paragraph-properties fo:text-align="start" style:justify-single-word="false"/>
      <style:text-properties fo:font-size="12pt" fo:font-weight="bold" officeooo:rsid="08474a36" officeooo:paragraph-rsid="08474a36" style:font-size-asian="12pt" style:font-weight-asian="bold" style:font-size-complex="12pt" style:font-weight-complex="bold"/>
    </style:style>
    <style:style style:name="P250" style:family="paragraph" style:parent-style-name="Standard">
      <style:paragraph-properties fo:text-align="start" style:justify-single-word="false"/>
      <style:text-properties fo:font-size="14pt" fo:language="en" fo:country="US" fo:font-weight="bold" officeooo:rsid="04eab94a" officeooo:paragraph-rsid="05401ece" style:font-size-asian="12.25pt" style:font-weight-asian="bold" style:font-size-complex="14pt" style:font-weight-complex="bold"/>
    </style:style>
    <style:style style:name="P251" style:family="paragraph" style:parent-style-name="Standard">
      <style:paragraph-properties fo:text-align="start" style:justify-single-word="false"/>
      <style:text-properties fo:font-size="14pt" fo:language="en" fo:country="US" fo:font-weight="bold" officeooo:rsid="059c933e" officeooo:paragraph-rsid="059c933e" style:font-size-asian="12.25pt" style:font-weight-asian="bold" style:font-size-complex="14pt" style:font-weight-complex="bold"/>
    </style:style>
    <style:style style:name="P252" style:family="paragraph" style:parent-style-name="Standard">
      <style:paragraph-properties fo:text-align="start" style:justify-single-word="false"/>
      <style:text-properties fo:font-size="14pt" fo:language="en" fo:country="US" fo:font-weight="bold" officeooo:rsid="05f978c0" officeooo:paragraph-rsid="059c933e" style:font-size-asian="12.25pt" style:font-weight-asian="bold" style:font-size-complex="14pt" style:font-weight-complex="bold"/>
    </style:style>
    <style:style style:name="P253" style:family="paragraph" style:parent-style-name="Standard">
      <style:paragraph-properties fo:text-align="start" style:justify-single-word="false"/>
      <style:text-properties fo:font-size="14pt" fo:language="en" fo:country="US" fo:font-weight="bold" officeooo:rsid="057bce27" officeooo:paragraph-rsid="0582e13a" style:font-size-asian="14pt" style:font-weight-asian="bold" style:font-size-complex="14pt" style:font-weight-complex="bold"/>
    </style:style>
    <style:style style:name="P254" style:family="paragraph" style:parent-style-name="Standard">
      <style:paragraph-properties fo:text-align="start" style:justify-single-word="false"/>
      <style:text-properties fo:font-size="14pt" fo:language="en" fo:country="US" style:text-underline-style="none" fo:font-weight="bold" officeooo:rsid="06145f07" officeooo:paragraph-rsid="06145f07" style:font-size-asian="12.25pt" style:font-weight-asian="bold" style:font-size-complex="14pt" style:font-weight-complex="bold"/>
    </style:style>
    <style:style style:name="P255" style:family="paragraph" style:parent-style-name="Standard">
      <style:paragraph-properties fo:text-align="start" style:justify-single-word="false"/>
      <style:text-properties fo:font-size="14pt" fo:language="en" fo:country="US" style:text-underline-style="none" fo:font-weight="bold" officeooo:rsid="0636aa4f" officeooo:paragraph-rsid="0636aa4f" style:font-size-asian="12.25pt" style:font-weight-asian="bold" style:font-size-complex="14pt" style:font-weight-complex="bold"/>
    </style:style>
    <style:style style:name="P256" style:family="paragraph" style:parent-style-name="Standard">
      <style:paragraph-properties fo:text-align="start" style:justify-single-word="false"/>
      <style:text-properties fo:font-size="14pt" fo:language="en" fo:country="US" style:text-underline-style="none" fo:font-weight="bold" officeooo:rsid="06677cbe" officeooo:paragraph-rsid="06677cbe" style:font-size-asian="12.25pt" style:font-weight-asian="bold" style:font-size-complex="14pt" style:font-weight-complex="bold"/>
    </style:style>
    <style:style style:name="P257" style:family="paragraph" style:parent-style-name="Standard">
      <style:paragraph-properties fo:text-align="start" style:justify-single-word="false"/>
      <style:text-properties fo:font-size="14pt" fo:language="en" fo:country="US" style:text-underline-style="none" fo:font-weight="bold" officeooo:rsid="06c0a613" officeooo:paragraph-rsid="06c0a613" style:font-size-asian="12.25pt" style:font-weight-asian="bold" style:font-size-complex="14pt" style:font-weight-complex="bold"/>
    </style:style>
    <style:style style:name="P258" style:family="paragraph" style:parent-style-name="Standard">
      <style:paragraph-properties fo:text-align="start" style:justify-single-word="false"/>
      <style:text-properties fo:font-size="14pt" fo:language="en" fo:country="US" style:text-underline-style="none" fo:font-weight="bold" officeooo:rsid="0701d134" officeooo:paragraph-rsid="0701d134" style:font-size-asian="12.25pt" style:font-weight-asian="bold" style:font-size-complex="14pt" style:font-weight-complex="bold"/>
    </style:style>
    <style:style style:name="P259" style:family="paragraph" style:parent-style-name="Standard">
      <style:paragraph-properties fo:text-align="start" style:justify-single-word="false"/>
      <style:text-properties fo:font-size="14pt" fo:language="en" fo:country="US" style:text-underline-style="none" fo:font-weight="bold" officeooo:rsid="0730ac96" officeooo:paragraph-rsid="073291e4" style:font-size-asian="12.25pt" style:font-weight-asian="bold" style:font-size-complex="14pt" style:font-weight-complex="bold"/>
    </style:style>
    <style:style style:name="P260" style:family="paragraph" style:parent-style-name="Standard">
      <style:paragraph-properties fo:text-align="start" style:justify-single-word="false"/>
      <style:text-properties fo:font-size="14pt" officeooo:paragraph-rsid="07545679" style:font-size-asian="14pt" style:font-size-complex="14pt"/>
    </style:style>
    <style:style style:name="P261" style:family="paragraph" style:parent-style-name="Standard">
      <style:paragraph-properties fo:text-align="start" style:justify-single-word="false"/>
      <style:text-properties fo:font-size="14pt" fo:font-weight="bold" officeooo:rsid="0780ce92" officeooo:paragraph-rsid="0780ce92" style:font-size-asian="12.25pt" style:font-weight-asian="bold" style:font-size-complex="14pt" style:font-weight-complex="bold"/>
    </style:style>
    <style:style style:name="P262" style:family="paragraph" style:parent-style-name="Standard">
      <style:paragraph-properties fo:text-align="start" style:justify-single-word="false"/>
      <style:text-properties fo:font-size="14pt" fo:font-weight="bold" officeooo:rsid="07a28b21" officeooo:paragraph-rsid="07a28b21" style:font-size-asian="12.25pt" style:font-weight-asian="bold" style:font-size-complex="14pt" style:font-weight-complex="bold"/>
    </style:style>
    <style:style style:name="P263" style:family="paragraph" style:parent-style-name="Standard">
      <style:paragraph-properties fo:text-align="start" style:justify-single-word="false"/>
      <style:text-properties fo:font-size="14pt" fo:font-weight="bold" officeooo:rsid="07c4e3a5" officeooo:paragraph-rsid="07cb9efe" style:font-size-asian="12.25pt" style:font-weight-asian="bold" style:font-size-complex="14pt" style:font-weight-complex="bold"/>
    </style:style>
    <style:style style:name="P264" style:family="paragraph" style:parent-style-name="Standard">
      <style:paragraph-properties fo:text-align="start" style:justify-single-word="false"/>
      <style:text-properties fo:font-size="14pt" fo:font-weight="bold" officeooo:rsid="07de5ed7" officeooo:paragraph-rsid="07ee6461" style:font-size-asian="12.25pt" style:font-weight-asian="bold" style:font-size-complex="14pt" style:font-weight-complex="bold"/>
    </style:style>
    <style:style style:name="P265" style:family="paragraph" style:parent-style-name="Standard">
      <style:paragraph-properties fo:text-align="start" style:justify-single-word="false"/>
      <style:text-properties fo:font-size="14pt" fo:font-weight="bold" officeooo:rsid="080bbb94" officeooo:paragraph-rsid="080bbb94" style:font-size-asian="12.25pt" style:font-weight-asian="bold" style:font-size-complex="14pt" style:font-weight-complex="bold"/>
    </style:style>
    <style:style style:name="P266" style:family="paragraph" style:parent-style-name="Standard">
      <style:paragraph-properties fo:text-align="start" style:justify-single-word="false"/>
      <style:text-properties fo:font-size="14pt" fo:font-weight="bold" officeooo:rsid="0829e482" officeooo:paragraph-rsid="0829e482" style:font-size-asian="12.25pt" style:font-weight-asian="bold" style:font-size-complex="14pt" style:font-weight-complex="bold"/>
    </style:style>
    <style:style style:name="P267" style:family="paragraph" style:parent-style-name="Standard">
      <style:paragraph-properties fo:text-align="start" style:justify-single-word="false"/>
      <style:text-properties fo:font-size="14pt" fo:font-weight="bold" officeooo:rsid="08469557" officeooo:paragraph-rsid="08474a36" style:font-size-asian="12.25pt" style:font-weight-asian="bold" style:font-size-complex="14pt" style:font-weight-complex="bold"/>
    </style:style>
    <style:style style:name="P268" style:family="paragraph" style:parent-style-name="Standard">
      <style:paragraph-properties fo:text-align="start" style:justify-single-word="false"/>
      <style:text-properties fo:font-size="14pt" fo:font-weight="bold" officeooo:rsid="086c5d35" officeooo:paragraph-rsid="086c5d35" style:font-size-asian="12.25pt" style:font-weight-asian="bold" style:font-size-complex="14pt" style:font-weight-complex="bold"/>
    </style:style>
    <style:style style:name="P269" style:family="paragraph" style:parent-style-name="Standard">
      <style:paragraph-properties fo:text-align="start" style:justify-single-word="false"/>
      <style:text-properties officeooo:paragraph-rsid="06467b05"/>
    </style:style>
    <style:style style:name="P270" style:family="paragraph" style:parent-style-name="Standard">
      <style:paragraph-properties fo:text-align="start" style:justify-single-word="false"/>
      <style:text-properties officeooo:paragraph-rsid="072c5dfd"/>
    </style:style>
    <style:style style:name="P271" style:family="paragraph" style:parent-style-name="Standard">
      <style:paragraph-properties fo:text-align="start" style:justify-single-word="false"/>
      <style:text-properties officeooo:paragraph-rsid="074e3c45"/>
    </style:style>
    <style:style style:name="P272" style:family="paragraph" style:parent-style-name="Standard">
      <style:paragraph-properties fo:text-align="start" style:justify-single-word="false"/>
      <style:text-properties officeooo:paragraph-rsid="07545679"/>
    </style:style>
    <style:style style:name="P273" style:family="paragraph" style:parent-style-name="Standard">
      <style:paragraph-properties fo:text-align="start" style:justify-single-word="false"/>
      <style:text-properties officeooo:paragraph-rsid="0777674f"/>
    </style:style>
    <style:style style:name="P274" style:family="paragraph" style:parent-style-name="Standard">
      <style:paragraph-properties fo:text-align="start" style:justify-single-word="false"/>
      <style:text-properties officeooo:paragraph-rsid="0799d538"/>
    </style:style>
    <style:style style:name="P275" style:family="paragraph" style:parent-style-name="Standard">
      <style:paragraph-properties fo:text-align="start" style:justify-single-word="false"/>
      <style:text-properties officeooo:paragraph-rsid="07de5ed7"/>
    </style:style>
    <style:style style:name="P276" style:family="paragraph" style:parent-style-name="Standard">
      <style:paragraph-properties fo:text-align="start" style:justify-single-word="false"/>
      <style:text-properties officeooo:paragraph-rsid="080bbb94"/>
    </style:style>
    <style:style style:name="P277" style:family="paragraph" style:parent-style-name="Standard">
      <style:paragraph-properties fo:text-align="start" style:justify-single-word="false"/>
      <style:text-properties officeooo:paragraph-rsid="0821d530"/>
    </style:style>
    <style:style style:name="P278" style:family="paragraph" style:parent-style-name="Standard">
      <style:paragraph-properties fo:text-align="start" style:justify-single-word="false"/>
      <style:text-properties officeooo:paragraph-rsid="0826bf8b"/>
    </style:style>
    <style:style style:name="P279" style:family="paragraph" style:parent-style-name="Standard">
      <style:paragraph-properties fo:text-align="start" style:justify-single-word="false"/>
      <style:text-properties officeooo:paragraph-rsid="0843fbc6"/>
    </style:style>
    <style:style style:name="P280" style:family="paragraph" style:parent-style-name="Standard">
      <style:paragraph-properties fo:text-align="start" style:justify-single-word="false"/>
      <style:text-properties fo:font-size="13pt" fo:language="en" fo:country="US" style:text-underline-style="none" fo:font-weight="bold" officeooo:rsid="06677cbe" officeooo:paragraph-rsid="06677cbe" style:font-size-asian="11.3500003814697pt" style:font-weight-asian="bold" style:font-size-complex="13pt" style:font-weight-complex="bold"/>
    </style:style>
    <style:style style:name="P281" style:family="paragraph" style:parent-style-name="Standard">
      <style:paragraph-properties fo:text-align="justify" style:justify-single-word="false"/>
      <style:text-properties fo:font-size="13pt" fo:language="en" fo:country="US" fo:font-weight="bold" officeooo:rsid="06707758" officeooo:paragraph-rsid="06707758" style:font-size-asian="11.3500003814697pt" style:font-weight-asian="bold" style:font-size-complex="13pt" style:font-weight-complex="bold"/>
    </style:style>
    <style:style style:name="P282" style:family="paragraph" style:parent-style-name="Standard">
      <style:paragraph-properties fo:text-align="justify" style:justify-single-word="false"/>
      <style:text-properties officeooo:rsid="040c98a8" officeooo:paragraph-rsid="040c98a8"/>
    </style:style>
    <style:style style:name="T1" style:family="text">
      <style:text-properties fo:language="en" fo:country="US"/>
    </style:style>
    <style:style style:name="T2" style:family="text">
      <style:text-properties fo:language="en" fo:country="US" officeooo:rsid="00332229"/>
    </style:style>
    <style:style style:name="T3" style:family="text">
      <style:text-properties fo:language="en" fo:country="US" officeooo:rsid="003470a2"/>
    </style:style>
    <style:style style:name="T4" style:family="text">
      <style:text-properties fo:language="en" fo:country="US" officeooo:rsid="00365bb4"/>
    </style:style>
    <style:style style:name="T5" style:family="text">
      <style:text-properties fo:language="en" fo:country="US" officeooo:rsid="00368d37"/>
    </style:style>
    <style:style style:name="T6" style:family="text">
      <style:text-properties fo:language="en" fo:country="US" officeooo:rsid="003829d5"/>
    </style:style>
    <style:style style:name="T7" style:family="text">
      <style:text-properties fo:language="en" fo:country="US" officeooo:rsid="003b05ed"/>
    </style:style>
    <style:style style:name="T8" style:family="text">
      <style:text-properties fo:language="en" fo:country="US" officeooo:rsid="003d095f"/>
    </style:style>
    <style:style style:name="T9" style:family="text">
      <style:text-properties fo:language="en" fo:country="US" officeooo:rsid="0032035b"/>
    </style:style>
    <style:style style:name="T10" style:family="text">
      <style:text-properties fo:language="en" fo:country="US" officeooo:rsid="00561b27"/>
    </style:style>
    <style:style style:name="T11" style:family="text">
      <style:text-properties fo:language="en" fo:country="US" officeooo:rsid="004f2e37"/>
    </style:style>
    <style:style style:name="T12" style:family="text">
      <style:text-properties fo:language="en" fo:country="US" officeooo:rsid="00520f54"/>
    </style:style>
    <style:style style:name="T13" style:family="text">
      <style:text-properties fo:language="en" fo:country="US" officeooo:rsid="00578c1e"/>
    </style:style>
    <style:style style:name="T14" style:family="text">
      <style:text-properties fo:language="en" fo:country="US" officeooo:rsid="00544219"/>
    </style:style>
    <style:style style:name="T15" style:family="text">
      <style:text-properties fo:language="en" fo:country="US" officeooo:rsid="00592c8a"/>
    </style:style>
    <style:style style:name="T16" style:family="text">
      <style:text-properties fo:language="en" fo:country="US" officeooo:rsid="005b0dc8"/>
    </style:style>
    <style:style style:name="T17" style:family="text">
      <style:text-properties fo:language="en" fo:country="US" officeooo:rsid="005b7826"/>
    </style:style>
    <style:style style:name="T18" style:family="text">
      <style:text-properties fo:language="en" fo:country="US" officeooo:rsid="005fc3ea"/>
    </style:style>
    <style:style style:name="T19" style:family="text">
      <style:text-properties fo:language="en" fo:country="US" officeooo:rsid="0062baa9"/>
    </style:style>
    <style:style style:name="T20" style:family="text">
      <style:text-properties fo:language="en" fo:country="US" officeooo:rsid="006d4dda"/>
    </style:style>
    <style:style style:name="T21" style:family="text">
      <style:text-properties fo:language="en" fo:country="US" officeooo:rsid="00709fda"/>
    </style:style>
    <style:style style:name="T22" style:family="text">
      <style:text-properties fo:language="en" fo:country="US" officeooo:rsid="0074b87b"/>
    </style:style>
    <style:style style:name="T23" style:family="text">
      <style:text-properties fo:language="en" fo:country="US" officeooo:rsid="0080ec6d"/>
    </style:style>
    <style:style style:name="T24" style:family="text">
      <style:text-properties fo:language="en" fo:country="US" fo:font-weight="bold" style:font-weight-asian="bold" style:font-weight-complex="bold"/>
    </style:style>
    <style:style style:name="T25" style:family="text">
      <style:text-properties fo:language="en" fo:country="US" fo:font-weight="bold" officeooo:rsid="008c2759" style:font-weight-asian="bold" style:font-weight-complex="bold"/>
    </style:style>
    <style:style style:name="T26" style:family="text">
      <style:text-properties fo:language="en" fo:country="US" fo:font-weight="bold" officeooo:rsid="0074b87b" style:font-weight-asian="bold" style:font-weight-complex="bold"/>
    </style:style>
    <style:style style:name="T27" style:family="text">
      <style:text-properties fo:language="en" fo:country="US" fo:font-weight="bold" officeooo:rsid="007eb9e0" style:font-weight-asian="bold" style:font-weight-complex="bold"/>
    </style:style>
    <style:style style:name="T28" style:family="text">
      <style:text-properties fo:language="en" fo:country="US" fo:font-weight="bold" officeooo:rsid="008f11c8" style:font-weight-asian="bold" style:font-weight-complex="bold"/>
    </style:style>
    <style:style style:name="T29" style:family="text">
      <style:text-properties fo:language="en" fo:country="US" fo:font-weight="bold" officeooo:rsid="0080ec6d" style:font-weight-asian="bold" style:font-weight-complex="bold"/>
    </style:style>
    <style:style style:name="T30" style:family="text">
      <style:text-properties fo:language="en" fo:country="US" fo:font-weight="bold" officeooo:rsid="008306fd" style:font-weight-asian="bold" style:font-weight-complex="bold"/>
    </style:style>
    <style:style style:name="T31" style:family="text">
      <style:text-properties fo:language="en" fo:country="US" fo:font-weight="bold" officeooo:rsid="00873902" style:font-weight-asian="bold" style:font-weight-complex="bold"/>
    </style:style>
    <style:style style:name="T32" style:family="text">
      <style:text-properties fo:language="en" fo:country="US" fo:font-weight="bold" officeooo:rsid="005b0dc8" style:font-weight-asian="bold" style:font-weight-complex="bold"/>
    </style:style>
    <style:style style:name="T33" style:family="text">
      <style:text-properties fo:language="en" fo:country="US" fo:font-weight="bold" officeooo:rsid="0062baa9" style:font-weight-asian="bold" style:font-weight-complex="bold"/>
    </style:style>
    <style:style style:name="T34" style:family="text">
      <style:text-properties fo:language="en" fo:country="US" fo:font-weight="bold" officeooo:rsid="00578c1e" style:font-weight-asian="bold" style:font-weight-complex="bold"/>
    </style:style>
    <style:style style:name="T35" style:family="text">
      <style:text-properties fo:language="en" fo:country="US" fo:font-weight="bold" officeooo:rsid="00520f54" style:font-weight-asian="bold" style:font-weight-complex="bold"/>
    </style:style>
    <style:style style:name="T36" style:family="text">
      <style:text-properties fo:language="en" fo:country="US" fo:font-weight="bold" officeooo:rsid="01b38531" style:font-weight-asian="bold" style:font-weight-complex="bold"/>
    </style:style>
    <style:style style:name="T37" style:family="text">
      <style:text-properties fo:language="en" fo:country="US" fo:font-weight="bold" officeooo:rsid="01b293b7" style:font-weight-asian="bold" style:font-weight-complex="bold"/>
    </style:style>
    <style:style style:name="T38" style:family="text">
      <style:text-properties fo:language="en" fo:country="US" fo:font-weight="bold" officeooo:rsid="01df25d7" style:font-weight-asian="bold" style:font-weight-complex="bold"/>
    </style:style>
    <style:style style:name="T39" style:family="text">
      <style:text-properties fo:language="en" fo:country="US" fo:font-weight="bold" officeooo:rsid="01f727df" style:font-weight-asian="bold" style:font-weight-complex="bold"/>
    </style:style>
    <style:style style:name="T40" style:family="text">
      <style:text-properties fo:language="en" fo:country="US" fo:font-weight="bold" officeooo:rsid="01f8a794" style:font-weight-asian="bold" style:font-weight-complex="bold"/>
    </style:style>
    <style:style style:name="T41" style:family="text">
      <style:text-properties fo:language="en" fo:country="US" fo:font-weight="bold" officeooo:rsid="01fa06ac" style:font-weight-asian="bold" style:font-weight-complex="bold"/>
    </style:style>
    <style:style style:name="T42" style:family="text">
      <style:text-properties fo:language="en" fo:country="US" fo:font-weight="bold" officeooo:rsid="01fcd827" style:font-weight-asian="bold" style:font-weight-complex="bold"/>
    </style:style>
    <style:style style:name="T43" style:family="text">
      <style:text-properties fo:language="en" fo:country="US" fo:font-weight="bold" officeooo:rsid="0202ed10" style:font-weight-asian="bold" style:font-weight-complex="bold"/>
    </style:style>
    <style:style style:name="T44" style:family="text">
      <style:text-properties fo:language="en" fo:country="US" fo:font-weight="bold" officeooo:rsid="0207f005" style:font-weight-asian="bold" style:font-weight-complex="bold"/>
    </style:style>
    <style:style style:name="T45" style:family="text">
      <style:text-properties fo:language="en" fo:country="US" fo:font-weight="bold" officeooo:rsid="04896734" style:font-weight-asian="bold" style:font-weight-complex="bold"/>
    </style:style>
    <style:style style:name="T46" style:family="text">
      <style:text-properties fo:language="en" fo:country="US" fo:font-weight="bold" officeooo:rsid="04974fd2" style:font-weight-asian="bold" style:font-weight-complex="bold"/>
    </style:style>
    <style:style style:name="T47" style:family="text">
      <style:text-properties fo:language="en" fo:country="US" fo:font-weight="bold" officeooo:rsid="04c6fbd7" style:font-weight-asian="bold" style:font-weight-complex="bold"/>
    </style:style>
    <style:style style:name="T48" style:family="text">
      <style:text-properties fo:language="en" fo:country="US" fo:font-weight="bold" officeooo:rsid="04b55ab7" style:font-weight-asian="bold" style:font-weight-complex="bold"/>
    </style:style>
    <style:style style:name="T49" style:family="text">
      <style:text-properties fo:language="en" fo:country="US" officeooo:rsid="009fe778"/>
    </style:style>
    <style:style style:name="T50" style:family="text">
      <style:text-properties fo:language="en" fo:country="US" officeooo:rsid="00a2812c"/>
    </style:style>
    <style:style style:name="T51" style:family="text">
      <style:text-properties fo:language="en" fo:country="US" officeooo:rsid="00a9e132"/>
    </style:style>
    <style:style style:name="T52" style:family="text">
      <style:text-properties fo:language="en" fo:country="US" officeooo:rsid="00b8d7c1"/>
    </style:style>
    <style:style style:name="T53" style:family="text">
      <style:text-properties fo:language="en" fo:country="US" officeooo:rsid="00ba3cac"/>
    </style:style>
    <style:style style:name="T54" style:family="text">
      <style:text-properties fo:language="en" fo:country="US" fo:font-weight="normal" style:font-weight-asian="normal" style:font-weight-complex="normal"/>
    </style:style>
    <style:style style:name="T55" style:family="text">
      <style:text-properties fo:language="en" fo:country="US" fo:font-weight="normal" officeooo:rsid="01b38531" style:font-weight-asian="normal" style:font-weight-complex="normal"/>
    </style:style>
    <style:style style:name="T56" style:family="text">
      <style:text-properties fo:language="en" fo:country="US" fo:font-weight="normal" officeooo:rsid="01bb55e7" style:font-weight-asian="normal" style:font-weight-complex="normal"/>
    </style:style>
    <style:style style:name="T57" style:family="text">
      <style:text-properties fo:language="en" fo:country="US" fo:font-weight="normal" officeooo:rsid="01b4613e" style:font-weight-asian="normal" style:font-weight-complex="normal"/>
    </style:style>
    <style:style style:name="T58" style:family="text">
      <style:text-properties fo:language="en" fo:country="US" fo:font-weight="normal" officeooo:rsid="01df25d7" style:font-weight-asian="normal" style:font-weight-complex="normal"/>
    </style:style>
    <style:style style:name="T59" style:family="text">
      <style:text-properties fo:language="en" fo:country="US" fo:font-weight="normal" officeooo:rsid="01e25e8d" style:font-weight-asian="normal" style:font-weight-complex="normal"/>
    </style:style>
    <style:style style:name="T60" style:family="text">
      <style:text-properties fo:language="en" fo:country="US" fo:font-weight="normal" officeooo:rsid="01e3dc84" style:font-weight-asian="normal" style:font-weight-complex="normal"/>
    </style:style>
    <style:style style:name="T61" style:family="text">
      <style:text-properties fo:language="en" fo:country="US" fo:font-weight="normal" officeooo:rsid="01e543b6" style:font-weight-asian="normal" style:font-weight-complex="normal"/>
    </style:style>
    <style:style style:name="T62" style:family="text">
      <style:text-properties fo:language="en" fo:country="US" fo:font-weight="normal" officeooo:rsid="01e692c4" style:font-weight-asian="normal" style:font-weight-complex="normal"/>
    </style:style>
    <style:style style:name="T63" style:family="text">
      <style:text-properties fo:language="en" fo:country="US" fo:font-weight="normal" officeooo:rsid="01e7b2dc" style:font-weight-asian="normal" style:font-weight-complex="normal"/>
    </style:style>
    <style:style style:name="T64" style:family="text">
      <style:text-properties fo:language="en" fo:country="US" fo:font-weight="normal" officeooo:rsid="01ebcde4" style:font-weight-asian="normal" style:font-weight-complex="normal"/>
    </style:style>
    <style:style style:name="T65" style:family="text">
      <style:text-properties fo:language="en" fo:country="US" fo:font-weight="normal" officeooo:rsid="02098efc" style:font-weight-asian="normal" style:font-weight-complex="normal"/>
    </style:style>
    <style:style style:name="T66" style:family="text">
      <style:text-properties fo:language="en" fo:country="US" fo:font-weight="normal" officeooo:rsid="020b5b5d" style:font-weight-asian="normal" style:font-weight-complex="normal"/>
    </style:style>
    <style:style style:name="T67" style:family="text">
      <style:text-properties fo:language="en" fo:country="US" fo:font-weight="normal" officeooo:rsid="020d21d1" style:font-weight-asian="normal" style:font-weight-complex="normal"/>
    </style:style>
    <style:style style:name="T68" style:family="text">
      <style:text-properties fo:language="en" fo:country="US" fo:font-weight="normal" officeooo:rsid="0212d568" style:font-weight-asian="normal" style:font-weight-complex="normal"/>
    </style:style>
    <style:style style:name="T69" style:family="text">
      <style:text-properties fo:language="en" fo:country="US" fo:font-weight="normal" officeooo:rsid="021578ba" style:font-weight-asian="normal" style:font-weight-complex="normal"/>
    </style:style>
    <style:style style:name="T70" style:family="text">
      <style:text-properties fo:language="en" fo:country="US" fo:font-weight="normal" officeooo:rsid="0207f005" style:font-weight-asian="normal" style:font-weight-complex="normal"/>
    </style:style>
    <style:style style:name="T71" style:family="text">
      <style:text-properties fo:language="en" fo:country="US" fo:font-weight="normal" officeooo:rsid="03f800a3" style:font-weight-asian="normal" style:font-weight-complex="normal"/>
    </style:style>
    <style:style style:name="T72" style:family="text">
      <style:text-properties fo:language="en" fo:country="US" fo:font-weight="normal" officeooo:rsid="03e9c58c" style:font-weight-asian="normal" style:font-weight-complex="normal"/>
    </style:style>
    <style:style style:name="T73" style:family="text">
      <style:text-properties fo:language="en" fo:country="US" fo:font-weight="normal" officeooo:rsid="03f25616" style:font-weight-asian="normal" style:font-weight-complex="normal"/>
    </style:style>
    <style:style style:name="T74" style:family="text">
      <style:text-properties fo:language="en" fo:country="US" fo:font-weight="normal" officeooo:rsid="03ec5438" style:font-weight-asian="normal" style:font-weight-complex="normal"/>
    </style:style>
    <style:style style:name="T75" style:family="text">
      <style:text-properties fo:language="en" fo:country="US" fo:font-weight="normal" officeooo:rsid="0410e054" style:font-weight-asian="normal" style:font-weight-complex="normal"/>
    </style:style>
    <style:style style:name="T76" style:family="text">
      <style:text-properties fo:language="en" fo:country="US" fo:font-weight="normal" officeooo:rsid="042ff9f5" style:font-weight-asian="normal" style:font-weight-complex="normal"/>
    </style:style>
    <style:style style:name="T77" style:family="text">
      <style:text-properties fo:language="en" fo:country="US" fo:font-weight="normal" officeooo:rsid="04328ebc" style:font-weight-asian="normal" style:font-weight-complex="normal"/>
    </style:style>
    <style:style style:name="T78" style:family="text">
      <style:text-properties fo:language="en" fo:country="US" fo:font-weight="normal" officeooo:rsid="04617873" style:font-weight-asian="normal" style:font-weight-complex="normal"/>
    </style:style>
    <style:style style:name="T79" style:family="text">
      <style:text-properties fo:language="en" fo:country="US" fo:font-weight="normal" officeooo:rsid="0462a04a" style:font-weight-asian="normal" style:font-weight-complex="normal"/>
    </style:style>
    <style:style style:name="T80" style:family="text">
      <style:text-properties fo:language="en" fo:country="US" fo:font-weight="normal" officeooo:rsid="0466af12" style:font-weight-asian="normal" style:font-weight-complex="normal"/>
    </style:style>
    <style:style style:name="T81" style:family="text">
      <style:text-properties fo:language="en" fo:country="US" officeooo:rsid="01c61478"/>
    </style:style>
    <style:style style:name="T82" style:family="text">
      <style:text-properties fo:language="en" fo:country="US" officeooo:rsid="01c0a0a8"/>
    </style:style>
    <style:style style:name="T83" style:family="text">
      <style:text-properties fo:language="en" fo:country="US" officeooo:rsid="01c41fbb"/>
    </style:style>
    <style:style style:name="T84" style:family="text">
      <style:text-properties fo:language="en" fo:country="US" officeooo:rsid="01c26b73"/>
    </style:style>
    <style:style style:name="T85" style:family="text">
      <style:text-properties fo:language="en" fo:country="US" officeooo:rsid="01c7eae4"/>
    </style:style>
    <style:style style:name="T86" style:family="text">
      <style:text-properties fo:language="en" fo:country="US" officeooo:rsid="01c818a3"/>
    </style:style>
    <style:style style:name="T87" style:family="text">
      <style:text-properties fo:language="en" fo:country="US" officeooo:rsid="01ca0047"/>
    </style:style>
    <style:style style:name="T88" style:family="text">
      <style:text-properties fo:language="en" fo:country="US" officeooo:rsid="01cb3df4"/>
    </style:style>
    <style:style style:name="T89" style:family="text">
      <style:text-properties fo:language="en" fo:country="US" officeooo:rsid="01d1bd75"/>
    </style:style>
    <style:style style:name="T90" style:family="text">
      <style:text-properties fo:language="en" fo:country="US" officeooo:rsid="01d513e5"/>
    </style:style>
    <style:style style:name="T91" style:family="text">
      <style:text-properties fo:language="en" fo:country="US" officeooo:rsid="01d5bd43"/>
    </style:style>
    <style:style style:name="T92" style:family="text">
      <style:text-properties fo:language="en" fo:country="US" officeooo:rsid="01d8a9a0"/>
    </style:style>
    <style:style style:name="T93" style:family="text">
      <style:text-properties fo:language="en" fo:country="US" officeooo:rsid="03ec5438"/>
    </style:style>
    <style:style style:name="T94" style:family="text">
      <style:text-properties fo:language="en" fo:country="US" officeooo:rsid="042de719"/>
    </style:style>
    <style:style style:name="T95" style:family="text">
      <style:text-properties fo:language="en" fo:country="US" officeooo:rsid="04328ebc"/>
    </style:style>
    <style:style style:name="T96" style:family="text">
      <style:text-properties fo:language="en" fo:country="US" officeooo:rsid="043e47a9"/>
    </style:style>
    <style:style style:name="T97" style:family="text">
      <style:text-properties fo:language="en" fo:country="US" officeooo:rsid="043ede00"/>
    </style:style>
    <style:style style:name="T98" style:family="text">
      <style:text-properties fo:language="en" fo:country="US" officeooo:rsid="044e0fe5"/>
    </style:style>
    <style:style style:name="T99" style:family="text">
      <style:text-properties fo:language="en" fo:country="US" officeooo:rsid="04009aeb"/>
    </style:style>
    <style:style style:name="T100" style:family="text">
      <style:text-properties fo:language="en" fo:country="US" officeooo:rsid="047ca8bc"/>
    </style:style>
    <style:style style:name="T101" style:family="text">
      <style:text-properties fo:language="en" fo:country="US" officeooo:rsid="0482428e"/>
    </style:style>
    <style:style style:name="T102" style:family="text">
      <style:text-properties fo:language="en" fo:country="US" officeooo:rsid="0484b1de"/>
    </style:style>
    <style:style style:name="T103" style:family="text">
      <style:text-properties fo:language="en" fo:country="US" officeooo:rsid="0487b98b"/>
    </style:style>
    <style:style style:name="T104" style:family="text">
      <style:text-properties fo:language="en" fo:country="US" officeooo:rsid="04896734"/>
    </style:style>
    <style:style style:name="T105" style:family="text">
      <style:text-properties fo:language="en" fo:country="US" style:text-underline-style="none"/>
    </style:style>
    <style:style style:name="T106" style:family="text">
      <style:text-properties fo:language="en" fo:country="US" style:text-underline-style="none" fo:font-weight="bold" officeooo:rsid="074e3c45" style:font-weight-asian="bold" style:font-weight-complex="bold"/>
    </style:style>
    <style:style style:name="T107" style:family="text">
      <style:text-properties fo:language="en" fo:country="US" style:text-underline-style="none" fo:font-weight="bold" officeooo:rsid="076426fe" style:font-weight-asian="bold" style:font-weight-complex="bold"/>
    </style:style>
    <style:style style:name="T108" style:family="text">
      <style:text-properties fo:language="en" fo:country="US" style:text-underline-style="none" officeooo:rsid="076426fe"/>
    </style:style>
    <style:style style:name="T109" style:family="text">
      <style:text-properties fo:language="en" fo:country="US" style:text-underline-style="none" officeooo:rsid="0769f088"/>
    </style:style>
    <style:style style:name="T110" style:family="text">
      <style:text-properties fo:language="en" fo:country="US" style:text-underline-style="none" officeooo:rsid="076a1dbb"/>
    </style:style>
    <style:style style:name="T111" style:family="text">
      <style:text-properties fo:language="en" fo:country="US" style:text-underline-style="none" officeooo:rsid="076bed56"/>
    </style:style>
    <style:style style:name="T112" style:family="text">
      <style:text-properties fo:language="en" fo:country="US" style:text-underline-style="none" officeooo:rsid="074e3c45"/>
    </style:style>
    <style:style style:name="T113" style:family="text">
      <style:text-properties fo:language="en" fo:country="US" style:text-underline-style="none" fo:font-weight="normal" style:font-size-asian="10.5pt" style:font-weight-asian="normal" style:font-weight-complex="normal"/>
    </style:style>
    <style:style style:name="T114" style:family="text">
      <style:text-properties fo:language="en" fo:country="US" style:text-underline-style="none" fo:font-weight="normal" officeooo:rsid="076d16a9" style:font-size-asian="10.5pt" style:font-weight-asian="normal" style:font-weight-complex="normal"/>
    </style:style>
    <style:style style:name="T115" style:family="text">
      <style:text-properties fo:language="en" fo:country="US" style:text-underline-style="none" style:font-size-asian="10.5pt"/>
    </style:style>
    <style:style style:name="T116" style:family="text">
      <style:text-properties fo:language="en" fo:country="US" style:text-underline-style="none" officeooo:rsid="076d16a9" style:font-size-asian="10.5pt"/>
    </style:style>
    <style:style style:name="T117" style:family="text">
      <style:text-properties style:font-name="Mukti Narrow" fo:font-size="15pt" fo:language="en" fo:country="US" fo:font-weight="bold" style:font-size-asian="15pt" style:font-weight-asian="bold" style:font-size-complex="15pt" style:font-weight-complex="bold"/>
    </style:style>
    <style:style style:name="T118" style:family="text">
      <style:text-properties style:font-name="Mukti Narrow" fo:font-size="15pt" fo:language="en" fo:country="US" fo:font-weight="bold" officeooo:rsid="02c4e745" style:font-size-asian="15pt" style:font-weight-asian="bold" style:font-size-complex="15pt" style:font-weight-complex="bold"/>
    </style:style>
    <style:style style:name="T119" style:family="text">
      <style:text-properties officeooo:rsid="00eb102f"/>
    </style:style>
    <style:style style:name="T120" style:family="text">
      <style:text-properties officeooo:rsid="00ebd9f4"/>
    </style:style>
    <style:style style:name="T121" style:family="text">
      <style:text-properties officeooo:rsid="00eef33b"/>
    </style:style>
    <style:style style:name="T122" style:family="text">
      <style:text-properties officeooo:rsid="00f8d66d"/>
    </style:style>
    <style:style style:name="T123" style:family="text">
      <style:text-properties officeooo:rsid="00fb1fed"/>
    </style:style>
    <style:style style:name="T124" style:family="text">
      <style:text-properties officeooo:rsid="00ff0190"/>
    </style:style>
    <style:style style:name="T125" style:family="text">
      <style:text-properties officeooo:rsid="0101341e"/>
    </style:style>
    <style:style style:name="T126" style:family="text">
      <style:text-properties officeooo:rsid="0102836c"/>
    </style:style>
    <style:style style:name="T127" style:family="text">
      <style:text-properties officeooo:rsid="0102b7ff"/>
    </style:style>
    <style:style style:name="T128" style:family="text">
      <style:text-properties officeooo:rsid="010428b0"/>
    </style:style>
    <style:style style:name="T129" style:family="text">
      <style:text-properties officeooo:rsid="010800b2"/>
    </style:style>
    <style:style style:name="T130" style:family="text">
      <style:text-properties officeooo:rsid="010cb82d"/>
    </style:style>
    <style:style style:name="T131" style:family="text">
      <style:text-properties officeooo:rsid="010da256"/>
    </style:style>
    <style:style style:name="T132" style:family="text">
      <style:text-properties officeooo:rsid="010e055c"/>
    </style:style>
    <style:style style:name="T133" style:family="text">
      <style:text-properties officeooo:rsid="010fee66"/>
    </style:style>
    <style:style style:name="T134" style:family="text">
      <style:text-properties officeooo:rsid="011034fa"/>
    </style:style>
    <style:style style:name="T135" style:family="text">
      <style:text-properties officeooo:rsid="0114a8e9"/>
    </style:style>
    <style:style style:name="T136" style:family="text">
      <style:text-properties officeooo:rsid="0115e8ff"/>
    </style:style>
    <style:style style:name="T137" style:family="text">
      <style:text-properties officeooo:rsid="01174eaf"/>
    </style:style>
    <style:style style:name="T138" style:family="text">
      <style:text-properties officeooo:rsid="0120a597"/>
    </style:style>
    <style:style style:name="T139" style:family="text">
      <style:text-properties officeooo:rsid="0121051c"/>
    </style:style>
    <style:style style:name="T140" style:family="text">
      <style:text-properties officeooo:rsid="01267dfb"/>
    </style:style>
    <style:style style:name="T141" style:family="text">
      <style:text-properties officeooo:rsid="01282c85"/>
    </style:style>
    <style:style style:name="T142" style:family="text">
      <style:text-properties officeooo:rsid="01307484"/>
    </style:style>
    <style:style style:name="T143" style:family="text">
      <style:text-properties officeooo:rsid="0131340c"/>
    </style:style>
    <style:style style:name="T144" style:family="text">
      <style:text-properties officeooo:rsid="013200f6"/>
    </style:style>
    <style:style style:name="T145" style:family="text">
      <style:text-properties officeooo:rsid="01381c63"/>
    </style:style>
    <style:style style:name="T146" style:family="text">
      <style:text-properties officeooo:rsid="01390e80"/>
    </style:style>
    <style:style style:name="T147" style:family="text">
      <style:text-properties officeooo:rsid="013a81a1"/>
    </style:style>
    <style:style style:name="T148" style:family="text">
      <style:text-properties officeooo:rsid="013d5ceb"/>
    </style:style>
    <style:style style:name="T149" style:family="text">
      <style:text-properties officeooo:rsid="01426fb5"/>
    </style:style>
    <style:style style:name="T150" style:family="text">
      <style:text-properties officeooo:rsid="018091c6"/>
    </style:style>
    <style:style style:name="T151" style:family="text">
      <style:text-properties officeooo:rsid="0182b8ce"/>
    </style:style>
    <style:style style:name="T152" style:family="text">
      <style:text-properties officeooo:rsid="01a21b55"/>
    </style:style>
    <style:style style:name="T153" style:family="text">
      <style:text-properties officeooo:rsid="01a65d65"/>
    </style:style>
    <style:style style:name="T154" style:family="text">
      <style:text-properties officeooo:rsid="01aa8c5e"/>
    </style:style>
    <style:style style:name="T155" style:family="text">
      <style:text-properties officeooo:rsid="01ad0465"/>
    </style:style>
    <style:style style:name="T156" style:family="text">
      <style:text-properties officeooo:rsid="01af846c"/>
    </style:style>
    <style:style style:name="T157" style:family="text">
      <style:text-properties fo:font-weight="bold" style:font-weight-asian="bold" style:font-weight-complex="bold"/>
    </style:style>
    <style:style style:name="T158" style:family="text">
      <style:text-properties fo:font-weight="bold" officeooo:rsid="02721b9c" style:font-weight-asian="bold" style:font-weight-complex="bold"/>
    </style:style>
    <style:style style:name="T159" style:family="text">
      <style:text-properties fo:font-weight="bold" officeooo:rsid="0274a600" style:font-weight-asian="bold" style:font-weight-complex="bold"/>
    </style:style>
    <style:style style:name="T160" style:family="text">
      <style:text-properties fo:font-weight="bold" officeooo:rsid="01734e2e" style:font-weight-asian="bold" style:font-weight-complex="bold"/>
    </style:style>
    <style:style style:name="T161" style:family="text">
      <style:text-properties fo:font-weight="bold" officeooo:rsid="028a8733" style:font-weight-asian="bold" style:font-weight-complex="bold"/>
    </style:style>
    <style:style style:name="T162" style:family="text">
      <style:text-properties fo:font-weight="bold" officeooo:rsid="00d8bd23" style:font-weight-asian="bold" style:font-weight-complex="bold"/>
    </style:style>
    <style:style style:name="T163" style:family="text">
      <style:text-properties fo:font-weight="bold" officeooo:rsid="00da9137" style:font-weight-asian="bold" style:font-weight-complex="bold"/>
    </style:style>
    <style:style style:name="T164" style:family="text">
      <style:text-properties fo:font-weight="bold" officeooo:rsid="00dbbb92" style:font-weight-asian="bold" style:font-weight-complex="bold"/>
    </style:style>
    <style:style style:name="T165" style:family="text">
      <style:text-properties fo:font-weight="bold" officeooo:rsid="00dd4f0d" style:font-weight-asian="bold" style:font-weight-complex="bold"/>
    </style:style>
    <style:style style:name="T166" style:family="text">
      <style:text-properties fo:font-weight="bold" officeooo:rsid="00df3bda" style:font-weight-asian="bold" style:font-weight-complex="bold"/>
    </style:style>
    <style:style style:name="T167" style:family="text">
      <style:text-properties fo:font-weight="bold" officeooo:rsid="00e41921" style:font-weight-asian="bold" style:font-weight-complex="bold"/>
    </style:style>
    <style:style style:name="T168" style:family="text">
      <style:text-properties fo:font-weight="bold" officeooo:rsid="03979e77" style:font-weight-asian="bold" style:font-weight-complex="bold"/>
    </style:style>
    <style:style style:name="T169" style:family="text">
      <style:text-properties fo:font-weight="bold" officeooo:rsid="039d5c2e" style:font-weight-asian="bold" style:font-weight-complex="bold"/>
    </style:style>
    <style:style style:name="T170" style:family="text">
      <style:text-properties fo:font-weight="bold" officeooo:rsid="03a38b16" style:font-weight-asian="bold" style:font-weight-complex="bold"/>
    </style:style>
    <style:style style:name="T171" style:family="text">
      <style:text-properties fo:font-weight="bold" officeooo:rsid="03d93ea5" style:font-weight-asian="bold" style:font-weight-complex="bold"/>
    </style:style>
    <style:style style:name="T172" style:family="text">
      <style:text-properties fo:font-weight="bold" officeooo:rsid="052bc887" style:font-weight-asian="bold" style:font-weight-complex="bold"/>
    </style:style>
    <style:style style:name="T173" style:family="text">
      <style:text-properties fo:font-weight="bold" officeooo:rsid="05f0c99b" style:font-weight-asian="bold" style:font-weight-complex="bold"/>
    </style:style>
    <style:style style:name="T174" style:family="text">
      <style:text-properties fo:font-weight="bold" officeooo:rsid="0843fbc6" style:font-weight-asian="bold" style:font-weight-complex="bold"/>
    </style:style>
    <style:style style:name="T175" style:family="text">
      <style:text-properties officeooo:rsid="01bb55e7"/>
    </style:style>
    <style:style style:name="T176" style:family="text">
      <style:text-properties fo:font-weight="normal" style:font-weight-asian="normal" style:font-weight-complex="normal"/>
    </style:style>
    <style:style style:name="T177" style:family="text">
      <style:text-properties fo:font-weight="normal" officeooo:rsid="023afacd" style:font-weight-asian="normal" style:font-weight-complex="normal"/>
    </style:style>
    <style:style style:name="T178" style:family="text">
      <style:text-properties fo:font-weight="normal" officeooo:rsid="023b1db9" style:font-weight-asian="normal" style:font-weight-complex="normal"/>
    </style:style>
    <style:style style:name="T179" style:family="text">
      <style:text-properties fo:font-weight="normal" officeooo:rsid="023c7454" style:font-weight-asian="normal" style:font-weight-complex="normal"/>
    </style:style>
    <style:style style:name="T180" style:family="text">
      <style:text-properties fo:font-weight="normal" officeooo:rsid="023d6c7d" style:font-weight-asian="normal" style:font-weight-complex="normal"/>
    </style:style>
    <style:style style:name="T181" style:family="text">
      <style:text-properties fo:font-weight="normal" officeooo:rsid="02427c2c" style:font-weight-asian="normal" style:font-weight-complex="normal"/>
    </style:style>
    <style:style style:name="T182" style:family="text">
      <style:text-properties fo:font-weight="normal" officeooo:rsid="0246c9c8" style:font-weight-asian="normal" style:font-weight-complex="normal"/>
    </style:style>
    <style:style style:name="T183" style:family="text">
      <style:text-properties fo:font-weight="normal" officeooo:rsid="024a1252" style:font-weight-asian="normal" style:font-weight-complex="normal"/>
    </style:style>
    <style:style style:name="T184" style:family="text">
      <style:text-properties fo:font-weight="normal" officeooo:rsid="024e6fb7" style:font-weight-asian="normal" style:font-weight-complex="normal"/>
    </style:style>
    <style:style style:name="T185" style:family="text">
      <style:text-properties fo:font-weight="normal" officeooo:rsid="0388e362" style:font-weight-asian="normal" style:font-weight-complex="normal"/>
    </style:style>
    <style:style style:name="T186" style:family="text">
      <style:text-properties fo:font-weight="normal" officeooo:rsid="0390f1c4" style:font-weight-asian="normal" style:font-weight-complex="normal"/>
    </style:style>
    <style:style style:name="T187" style:family="text">
      <style:text-properties fo:font-weight="normal" officeooo:rsid="03932071" style:font-weight-asian="normal" style:font-weight-complex="normal"/>
    </style:style>
    <style:style style:name="T188" style:family="text">
      <style:text-properties fo:font-weight="normal" officeooo:rsid="03bee9ad" style:font-weight-asian="normal" style:font-weight-complex="normal"/>
    </style:style>
    <style:style style:name="T189" style:family="text">
      <style:text-properties fo:font-weight="normal" officeooo:rsid="03c2d970" style:font-weight-asian="normal" style:font-weight-complex="normal"/>
    </style:style>
    <style:style style:name="T190" style:family="text">
      <style:text-properties fo:font-weight="normal" officeooo:rsid="03c412d2" style:font-weight-asian="normal" style:font-weight-complex="normal"/>
    </style:style>
    <style:style style:name="T191" style:family="text">
      <style:text-properties fo:font-weight="normal" officeooo:rsid="04b6712e" style:font-weight-asian="normal" style:font-weight-complex="normal"/>
    </style:style>
    <style:style style:name="T192" style:family="text">
      <style:text-properties fo:font-weight="normal" officeooo:rsid="04db84e3" style:font-weight-asian="normal" style:font-weight-complex="normal"/>
    </style:style>
    <style:style style:name="T193" style:family="text">
      <style:text-properties fo:font-weight="normal" officeooo:rsid="04e6b33a" style:font-weight-asian="normal" style:font-weight-complex="normal"/>
    </style:style>
    <style:style style:name="T194" style:family="text">
      <style:text-properties fo:font-weight="normal" officeooo:rsid="04eab94a" style:font-weight-asian="normal" style:font-weight-complex="normal"/>
    </style:style>
    <style:style style:name="T195" style:family="text">
      <style:text-properties fo:font-weight="normal" officeooo:rsid="04ef378e" style:font-weight-asian="normal" style:font-weight-complex="normal"/>
    </style:style>
    <style:style style:name="T196" style:family="text">
      <style:text-properties fo:font-weight="normal" officeooo:rsid="04f6ed16" style:font-weight-asian="normal" style:font-weight-complex="normal"/>
    </style:style>
    <style:style style:name="T197" style:family="text">
      <style:text-properties fo:font-weight="normal" officeooo:rsid="04f97357" style:font-weight-asian="normal" style:font-weight-complex="normal"/>
    </style:style>
    <style:style style:name="T198" style:family="text">
      <style:text-properties fo:font-weight="normal" officeooo:rsid="05216987" style:font-weight-asian="normal" style:font-weight-complex="normal"/>
    </style:style>
    <style:style style:name="T199" style:family="text">
      <style:text-properties fo:font-weight="normal" officeooo:rsid="0522dd82" style:font-weight-asian="normal" style:font-weight-complex="normal"/>
    </style:style>
    <style:style style:name="T200" style:family="text">
      <style:text-properties fo:font-weight="normal" officeooo:rsid="04e3e805" style:font-weight-asian="normal" style:font-weight-complex="normal"/>
    </style:style>
    <style:style style:name="T201" style:family="text">
      <style:text-properties fo:font-weight="normal" officeooo:rsid="05626b6d" style:font-weight-asian="normal" style:font-weight-complex="normal"/>
    </style:style>
    <style:style style:name="T202" style:family="text">
      <style:text-properties fo:font-weight="normal" officeooo:rsid="0575e9f2" style:font-weight-asian="normal" style:font-weight-complex="normal"/>
    </style:style>
    <style:style style:name="T203" style:family="text">
      <style:text-properties fo:font-weight="normal" officeooo:rsid="06b6a33a" style:font-weight-asian="normal" style:font-weight-complex="normal"/>
    </style:style>
    <style:style style:name="T204" style:family="text">
      <style:text-properties fo:font-weight="normal" officeooo:rsid="07b0c2f0" style:font-weight-asian="normal" style:font-weight-complex="normal"/>
    </style:style>
    <style:style style:name="T205" style:family="text">
      <style:text-properties fo:font-weight="normal" officeooo:rsid="080708f8" style:font-weight-asian="normal" style:font-weight-complex="normal"/>
    </style:style>
    <style:style style:name="T206" style:family="text">
      <style:text-properties fo:font-weight="normal" officeooo:rsid="07da1fc4" style:font-weight-asian="normal" style:font-weight-complex="normal"/>
    </style:style>
    <style:style style:name="T207" style:family="text">
      <style:text-properties fo:font-weight="normal" officeooo:rsid="08234acd" style:font-weight-asian="normal" style:font-weight-complex="normal"/>
    </style:style>
    <style:style style:name="T208" style:family="text">
      <style:text-properties fo:font-weight="normal" officeooo:rsid="083f3cbc" style:font-weight-asian="normal" style:font-weight-complex="normal"/>
    </style:style>
    <style:style style:name="T209" style:family="text">
      <style:text-properties fo:font-weight="normal" officeooo:rsid="0864b730" style:font-weight-asian="normal" style:font-weight-complex="normal"/>
    </style:style>
    <style:style style:name="T210" style:family="text">
      <style:text-properties officeooo:rsid="024a1252"/>
    </style:style>
    <style:style style:name="T211" style:family="text">
      <style:text-properties officeooo:rsid="0258b606"/>
    </style:style>
    <style:style style:name="T212" style:family="text">
      <style:text-properties officeooo:rsid="0259c83f"/>
    </style:style>
    <style:style style:name="T213" style:family="text">
      <style:text-properties officeooo:rsid="02677269"/>
    </style:style>
    <style:style style:name="T214" style:family="text">
      <style:text-properties officeooo:rsid="02721b9c"/>
    </style:style>
    <style:style style:name="T215" style:family="text">
      <style:text-properties officeooo:rsid="027373e3"/>
    </style:style>
    <style:style style:name="T216" style:family="text">
      <style:text-properties officeooo:rsid="0274a600"/>
    </style:style>
    <style:style style:name="T217" style:family="text">
      <style:text-properties officeooo:rsid="02836df1"/>
    </style:style>
    <style:style style:name="T218" style:family="text">
      <style:text-properties officeooo:rsid="02873b0c"/>
    </style:style>
    <style:style style:name="T219" style:family="text">
      <style:text-properties officeooo:rsid="028a8733"/>
    </style:style>
    <style:style style:name="T220" style:family="text">
      <style:text-properties officeooo:rsid="02a63d8b"/>
    </style:style>
    <style:style style:name="T221" style:family="text">
      <style:text-properties officeooo:rsid="0301abbe"/>
    </style:style>
    <style:style style:name="T222" style:family="text">
      <style:text-properties fo:color="#308080"/>
    </style:style>
    <style:style style:name="T223" style:family="text">
      <style:text-properties fo:color="#200080" fo:font-weight="bold"/>
    </style:style>
    <style:style style:name="T224" style:family="text">
      <style:text-properties fo:color="#406080"/>
    </style:style>
    <style:style style:name="T225" style:family="text">
      <style:text-properties fo:color="#008000"/>
    </style:style>
    <style:style style:name="T226" style:family="text">
      <style:text-properties fo:color="#006600"/>
    </style:style>
    <style:style style:name="T227" style:family="text">
      <style:text-properties fo:color="#800000"/>
    </style:style>
    <style:style style:name="T228" style:family="text">
      <style:text-properties fo:color="#1060b6"/>
    </style:style>
    <style:style style:name="T229" style:family="text">
      <style:text-properties fo:color="#008c00"/>
    </style:style>
    <style:style style:name="T230" style:family="text">
      <style:text-properties fo:color="#000020"/>
    </style:style>
    <style:style style:name="T231" style:family="text">
      <style:text-properties officeooo:rsid="036c404c"/>
    </style:style>
    <style:style style:name="T232" style:family="text">
      <style:text-properties officeooo:rsid="036d8e92"/>
    </style:style>
    <style:style style:name="T233" style:family="text">
      <style:text-properties officeooo:rsid="0373724e"/>
    </style:style>
    <style:style style:name="T234" style:family="text">
      <style:text-properties officeooo:rsid="03762850"/>
    </style:style>
    <style:style style:name="T235" style:family="text">
      <style:text-properties officeooo:rsid="03831614"/>
    </style:style>
    <style:style style:name="T236" style:family="text">
      <style:text-properties officeooo:rsid="0390f1c4"/>
    </style:style>
    <style:style style:name="T237" style:family="text">
      <style:text-properties officeooo:rsid="03998408"/>
    </style:style>
    <style:style style:name="T238" style:family="text">
      <style:text-properties officeooo:rsid="039a9121"/>
    </style:style>
    <style:style style:name="T239" style:family="text">
      <style:text-properties officeooo:rsid="039bfb8b"/>
    </style:style>
    <style:style style:name="T240" style:family="text">
      <style:text-properties officeooo:rsid="039d5c2e"/>
    </style:style>
    <style:style style:name="T241" style:family="text">
      <style:text-properties officeooo:rsid="039f3e3d"/>
    </style:style>
    <style:style style:name="T242" style:family="text">
      <style:text-properties officeooo:rsid="03a38b16"/>
    </style:style>
    <style:style style:name="T243" style:family="text">
      <style:text-properties officeooo:rsid="03a5ed48"/>
    </style:style>
    <style:style style:name="T244" style:family="text">
      <style:text-properties officeooo:rsid="03d3877b"/>
    </style:style>
    <style:style style:name="T245" style:family="text">
      <style:text-properties officeooo:rsid="03d74027"/>
    </style:style>
    <style:style style:name="T246" style:family="text">
      <style:text-properties officeooo:rsid="03d93ea5"/>
    </style:style>
    <style:style style:name="T247" style:family="text">
      <style:text-properties officeooo:rsid="03dc7384"/>
    </style:style>
    <style:style style:name="T248" style:family="text">
      <style:text-properties fo:font-size="14pt" fo:language="en" fo:country="US" style:font-size-asian="14pt" style:font-size-complex="14pt"/>
    </style:style>
    <style:style style:name="T249" style:family="text">
      <style:text-properties fo:font-size="14pt" fo:language="en" fo:country="US" officeooo:rsid="047ca8bc" style:font-size-asian="14pt" style:font-size-complex="14pt"/>
    </style:style>
    <style:style style:name="T250" style:family="text">
      <style:text-properties officeooo:rsid="04b6712e"/>
    </style:style>
    <style:style style:name="T251" style:family="text">
      <style:text-properties officeooo:rsid="04da9fc5"/>
    </style:style>
    <style:style style:name="T252" style:family="text">
      <style:text-properties officeooo:rsid="04db84e3"/>
    </style:style>
    <style:style style:name="T253" style:family="text">
      <style:text-properties officeooo:rsid="04e17809"/>
    </style:style>
    <style:style style:name="T254" style:family="text">
      <style:text-properties officeooo:rsid="04e3e805"/>
    </style:style>
    <style:style style:name="T255" style:family="text">
      <style:text-properties officeooo:rsid="04f52917"/>
    </style:style>
    <style:style style:name="T256" style:family="text">
      <style:text-properties officeooo:rsid="04f54349"/>
    </style:style>
    <style:style style:name="T257" style:family="text">
      <style:text-properties officeooo:rsid="04f6ed16"/>
    </style:style>
    <style:style style:name="T258" style:family="text">
      <style:text-properties officeooo:rsid="05034a57"/>
    </style:style>
    <style:style style:name="T259" style:family="text">
      <style:text-properties officeooo:rsid="05078f01"/>
    </style:style>
    <style:style style:name="T260" style:family="text">
      <style:text-properties officeooo:rsid="0508e3bd"/>
    </style:style>
    <style:style style:name="T261" style:family="text">
      <style:text-properties officeooo:rsid="05216987"/>
    </style:style>
    <style:style style:name="T262" style:family="text">
      <style:text-properties fo:font-size="12pt" fo:language="en" fo:country="US" fo:font-weight="bold" style:font-size-asian="10.5pt" style:font-weight-asian="bold" style:font-size-complex="12pt" style:font-weight-complex="bold"/>
    </style:style>
    <style:style style:name="T263" style:family="text">
      <style:text-properties fo:font-size="12pt" fo:language="en" fo:country="US" fo:font-weight="bold" officeooo:rsid="052c520b" style:font-size-asian="10.5pt" style:font-weight-asian="bold" style:font-size-complex="12pt" style:font-weight-complex="bold"/>
    </style:style>
    <style:style style:name="T264" style:family="text">
      <style:text-properties fo:font-size="12pt" fo:language="en" fo:country="US" fo:font-weight="bold" officeooo:rsid="05328813" style:font-size-asian="10.5pt" style:font-weight-asian="bold" style:font-size-complex="12pt" style:font-weight-complex="bold"/>
    </style:style>
    <style:style style:name="T265" style:family="text">
      <style:text-properties fo:font-size="12pt" fo:language="en" fo:country="US" fo:font-weight="bold" officeooo:rsid="053ca331" style:font-size-asian="10.5pt" style:font-weight-asian="bold" style:font-size-complex="12pt" style:font-weight-complex="bold"/>
    </style:style>
    <style:style style:name="T266" style:family="text">
      <style:text-properties fo:font-size="12pt" fo:language="en" fo:country="US" fo:font-weight="bold" officeooo:rsid="053ab363" style:font-size-asian="10.5pt" style:font-weight-asian="bold" style:font-size-complex="12pt" style:font-weight-complex="bold"/>
    </style:style>
    <style:style style:name="T267" style:family="text">
      <style:text-properties fo:font-size="12pt" fo:language="en" fo:country="US" fo:font-weight="normal" officeooo:rsid="052d9406" style:font-size-asian="10.5pt" style:font-weight-asian="normal" style:font-size-complex="12pt" style:font-weight-complex="normal"/>
    </style:style>
    <style:style style:name="T268" style:family="text">
      <style:text-properties fo:font-size="12pt" fo:language="en" fo:country="US" fo:font-weight="normal" officeooo:rsid="052c520b" style:font-size-asian="10.5pt" style:font-weight-asian="normal" style:font-size-complex="12pt" style:font-weight-complex="normal"/>
    </style:style>
    <style:style style:name="T269" style:family="text">
      <style:text-properties fo:font-size="12pt" fo:language="en" fo:country="US" fo:font-weight="normal" officeooo:rsid="053ab363" style:font-size-asian="10.5pt" style:font-weight-asian="normal" style:font-size-complex="12pt" style:font-weight-complex="normal"/>
    </style:style>
    <style:style style:name="T270" style:family="text">
      <style:text-properties fo:font-size="12pt" fo:language="en" fo:country="US" fo:font-weight="normal" officeooo:rsid="05328813" style:font-size-asian="10.5pt" style:font-weight-asian="normal" style:font-size-complex="12pt" style:font-weight-complex="normal"/>
    </style:style>
    <style:style style:name="T271" style:family="text">
      <style:text-properties fo:font-size="12pt" fo:language="en" fo:country="US" style:font-size-asian="10.5pt" style:font-size-complex="12pt"/>
    </style:style>
    <style:style style:name="T272" style:family="text">
      <style:text-properties fo:font-size="12pt" fo:language="en" fo:country="US" officeooo:rsid="052c520b" style:font-size-asian="10.5pt" style:font-size-complex="12pt"/>
    </style:style>
    <style:style style:name="T273" style:family="text">
      <style:text-properties fo:font-size="12pt" fo:language="en" fo:country="US" officeooo:rsid="05328813" style:font-size-asian="10.5pt" style:font-size-complex="12pt"/>
    </style:style>
    <style:style style:name="T274" style:family="text">
      <style:text-properties fo:font-size="12pt" fo:language="en" fo:country="US" officeooo:rsid="0534ee32" style:font-size-asian="10.5pt" style:font-size-complex="12pt"/>
    </style:style>
    <style:style style:name="T275" style:family="text">
      <style:text-properties fo:font-size="12pt" fo:language="en" fo:country="US" style:text-underline-style="none" fo:font-weight="normal" officeooo:rsid="06467b05" style:font-size-asian="10.5pt" style:font-weight-asian="normal" style:font-size-complex="12pt" style:font-weight-complex="normal"/>
    </style:style>
    <style:style style:name="T276" style:family="text">
      <style:text-properties fo:font-size="12pt" fo:language="en" fo:country="US" style:text-underline-style="none" fo:font-weight="normal" officeooo:rsid="064c0ced" style:font-size-asian="10.5pt" style:font-weight-asian="normal" style:font-size-complex="12pt" style:font-weight-complex="normal"/>
    </style:style>
    <style:style style:name="T277" style:family="text">
      <style:text-properties fo:font-size="12pt" fo:language="en" fo:country="US" style:text-underline-style="none" fo:font-weight="normal" officeooo:rsid="06476d14" style:font-size-asian="10.5pt" style:font-weight-asian="normal" style:font-size-complex="12pt" style:font-weight-complex="normal"/>
    </style:style>
    <style:style style:name="T278" style:family="text">
      <style:text-properties fo:font-size="12pt" fo:language="en" fo:country="US" style:text-underline-style="none" fo:font-weight="normal" officeooo:rsid="074e3c45" style:font-size-asian="10.5pt" style:font-weight-asian="normal" style:font-size-complex="12pt" style:font-weight-complex="normal"/>
    </style:style>
    <style:style style:name="T279" style:family="text">
      <style:text-properties fo:font-size="12pt" fo:language="en" fo:country="US" style:text-underline-style="none" fo:font-weight="bold" officeooo:rsid="0691a438" style:font-size-asian="10.5pt" style:font-weight-asian="bold" style:font-size-complex="12pt" style:font-weight-complex="bold"/>
    </style:style>
    <style:style style:name="T280" style:family="text">
      <style:text-properties fo:font-size="12pt" fo:language="en" fo:country="US" style:text-underline-style="none" fo:font-weight="bold" officeooo:rsid="07477c22" style:font-size-asian="10.5pt" style:font-weight-asian="bold" style:font-size-complex="12pt" style:font-weight-complex="bold"/>
    </style:style>
    <style:style style:name="T281" style:family="text">
      <style:text-properties fo:font-size="12pt" fo:language="en" fo:country="US" style:text-underline-style="none" fo:font-weight="bold" officeooo:rsid="074e3c45" style:font-size-asian="10.5pt" style:font-weight-asian="bold" style:font-size-complex="12pt" style:font-weight-complex="bold"/>
    </style:style>
    <style:style style:name="T282" style:family="text">
      <style:text-properties fo:font-size="12pt" fo:language="en" fo:country="US" style:text-underline-style="none" fo:font-weight="bold" officeooo:rsid="07545679" style:font-size-asian="10.5pt" style:font-weight-asian="bold" style:font-size-complex="12pt" style:font-weight-complex="bold"/>
    </style:style>
    <style:style style:name="T283" style:family="text">
      <style:text-properties fo:font-size="12pt" fo:language="en" fo:country="US" style:text-underline-style="none" fo:font-weight="bold" officeooo:rsid="077b460f" style:font-size-asian="10.5pt" style:font-weight-asian="bold" style:font-size-complex="12pt" style:font-weight-complex="bold"/>
    </style:style>
    <style:style style:name="T284" style:family="text">
      <style:text-properties fo:font-size="12pt" fo:language="en" fo:country="US" style:text-underline-style="none" fo:font-weight="bold" officeooo:rsid="0777674f" style:font-size-asian="10.5pt" style:font-weight-asian="bold" style:font-size-complex="12pt" style:font-weight-complex="bold"/>
    </style:style>
    <style:style style:name="T285" style:family="text">
      <style:text-properties fo:font-size="12pt" fo:font-weight="bold" officeooo:rsid="0799d538" style:font-size-asian="10.5pt" style:font-weight-asian="bold" style:font-size-complex="12pt" style:font-weight-complex="bold"/>
    </style:style>
    <style:style style:name="T286" style:family="text">
      <style:text-properties fo:font-size="12pt" fo:font-weight="bold" officeooo:rsid="07b294d5" style:font-size-asian="10.5pt" style:font-weight-asian="bold" style:font-size-complex="12pt" style:font-weight-complex="bold"/>
    </style:style>
    <style:style style:name="T287" style:family="text">
      <style:text-properties fo:font-size="12pt" fo:font-weight="bold" officeooo:rsid="07e8b499" style:font-size-asian="10.5pt" style:font-weight-asian="bold" style:font-size-complex="12pt" style:font-weight-complex="bold"/>
    </style:style>
    <style:style style:name="T288" style:family="text">
      <style:text-properties fo:font-size="12pt" fo:font-weight="bold" officeooo:rsid="07de5ed7" style:font-size-asian="10.5pt" style:font-weight-asian="bold" style:font-size-complex="12pt" style:font-weight-complex="bold"/>
    </style:style>
    <style:style style:name="T289" style:family="text">
      <style:text-properties fo:font-size="12pt" fo:font-weight="bold" officeooo:rsid="080bbb94" style:font-size-asian="10.5pt" style:font-weight-asian="bold" style:font-size-complex="12pt" style:font-weight-complex="bold"/>
    </style:style>
    <style:style style:name="T290" style:family="text">
      <style:text-properties fo:font-size="12pt" fo:font-weight="bold" officeooo:rsid="0821d530" style:font-size-asian="10.5pt" style:font-weight-asian="bold" style:font-size-complex="12pt" style:font-weight-complex="bold"/>
    </style:style>
    <style:style style:name="T291" style:family="text">
      <style:text-properties fo:font-size="12pt" fo:font-weight="bold" officeooo:rsid="08234acd" style:font-size-asian="10.5pt" style:font-weight-asian="bold" style:font-size-complex="12pt" style:font-weight-complex="bold"/>
    </style:style>
    <style:style style:name="T292" style:family="text">
      <style:text-properties fo:font-size="12pt" fo:font-weight="bold" officeooo:rsid="0826bf8b" style:font-size-asian="10.5pt" style:font-weight-asian="bold" style:font-size-complex="12pt" style:font-weight-complex="bold"/>
    </style:style>
    <style:style style:name="T293" style:family="text">
      <style:text-properties fo:font-size="12pt" fo:font-weight="bold" officeooo:rsid="08436d96" style:font-size-asian="12pt" style:font-weight-asian="bold" style:font-size-complex="12pt" style:font-weight-complex="bold"/>
    </style:style>
    <style:style style:name="T294" style:family="text">
      <style:text-properties fo:font-size="12pt" fo:font-weight="normal" officeooo:rsid="07de5ed7" style:font-size-asian="10.5pt" style:font-weight-asian="normal" style:font-size-complex="12pt" style:font-weight-complex="normal"/>
    </style:style>
    <style:style style:name="T295" style:family="text">
      <style:text-properties fo:font-size="12pt" fo:font-weight="normal" officeooo:rsid="080708f8" style:font-size-asian="10.5pt" style:font-weight-asian="normal" style:font-size-complex="12pt" style:font-weight-complex="normal"/>
    </style:style>
    <style:style style:name="T296" style:family="text">
      <style:text-properties fo:font-size="12pt" fo:font-weight="normal" officeooo:rsid="080bbb94" style:font-size-asian="10.5pt" style:font-weight-asian="normal" style:font-size-complex="12pt" style:font-weight-complex="normal"/>
    </style:style>
    <style:style style:name="T297" style:family="text">
      <style:text-properties fo:font-size="12pt" fo:font-weight="normal" officeooo:rsid="080cc6e6" style:font-size-asian="10.5pt" style:font-weight-asian="normal" style:font-size-complex="12pt" style:font-weight-complex="normal"/>
    </style:style>
    <style:style style:name="T298" style:family="text">
      <style:text-properties fo:font-size="12pt" fo:font-weight="normal" officeooo:rsid="080edb6a" style:font-size-asian="10.5pt" style:font-weight-asian="normal" style:font-size-complex="12pt" style:font-weight-complex="normal"/>
    </style:style>
    <style:style style:name="T299" style:family="text">
      <style:text-properties fo:font-size="12pt" fo:font-weight="normal" officeooo:rsid="0826bf8b" style:font-size-asian="10.5pt" style:font-weight-asian="normal" style:font-size-complex="12pt" style:font-weight-complex="normal"/>
    </style:style>
    <style:style style:name="T300" style:family="text">
      <style:text-properties officeooo:rsid="052bc887"/>
    </style:style>
    <style:style style:name="T301" style:family="text">
      <style:text-properties officeooo:rsid="054d0539"/>
    </style:style>
    <style:style style:name="T302" style:family="text">
      <style:text-properties officeooo:rsid="05527fa3"/>
    </style:style>
    <style:style style:name="T303" style:family="text">
      <style:text-properties officeooo:rsid="0553660f"/>
    </style:style>
    <style:style style:name="T304" style:family="text">
      <style:text-properties officeooo:rsid="05626b6d"/>
    </style:style>
    <style:style style:name="T305" style:family="text">
      <style:text-properties officeooo:rsid="05676fb1"/>
    </style:style>
    <style:style style:name="T306" style:family="text">
      <style:text-properties officeooo:rsid="0575e9f2"/>
    </style:style>
    <style:style style:name="T307" style:family="text">
      <style:text-properties officeooo:rsid="057fd419"/>
    </style:style>
    <style:style style:name="T308" style:family="text">
      <style:text-properties officeooo:rsid="05814826"/>
    </style:style>
    <style:style style:name="T309" style:family="text">
      <style:text-properties officeooo:rsid="0582e13a"/>
    </style:style>
    <style:style style:name="T310" style:family="text">
      <style:text-properties officeooo:rsid="05f04763"/>
    </style:style>
    <style:style style:name="T311" style:family="text">
      <style:text-properties officeooo:rsid="05f0c99b"/>
    </style:style>
    <style:style style:name="T312" style:family="text">
      <style:text-properties officeooo:rsid="05f5a473"/>
    </style:style>
    <style:style style:name="T313" style:family="text">
      <style:text-properties officeooo:rsid="05fb2ce0"/>
    </style:style>
    <style:style style:name="T314" style:family="text">
      <style:text-properties officeooo:rsid="05fd18df"/>
    </style:style>
    <style:style style:name="T315" style:family="text">
      <style:text-properties officeooo:rsid="06064a97"/>
    </style:style>
    <style:style style:name="T316" style:family="text">
      <style:text-properties officeooo:rsid="062b9f44"/>
    </style:style>
    <style:style style:name="T317" style:family="text">
      <style:text-properties officeooo:rsid="0643d1b5"/>
    </style:style>
    <style:style style:name="T318" style:family="text">
      <style:text-properties officeooo:rsid="067810b9"/>
    </style:style>
    <style:style style:name="T319" style:family="text">
      <style:text-properties officeooo:rsid="067e005f"/>
    </style:style>
    <style:style style:name="T320" style:family="text">
      <style:text-properties officeooo:rsid="068700b1"/>
    </style:style>
    <style:style style:name="T321" style:family="text">
      <style:text-properties officeooo:rsid="0692ecde"/>
    </style:style>
    <style:style style:name="T322" style:family="text">
      <style:text-properties officeooo:rsid="06b6a33a"/>
    </style:style>
    <style:style style:name="T323" style:family="text">
      <style:text-properties officeooo:rsid="06debb1f"/>
    </style:style>
    <style:style style:name="T324" style:family="text">
      <style:text-properties officeooo:rsid="070f00e8"/>
    </style:style>
    <style:style style:name="T325" style:family="text">
      <style:text-properties officeooo:rsid="073c67d0"/>
    </style:style>
    <style:style style:name="T326" style:family="text">
      <style:text-properties officeooo:rsid="07415802"/>
    </style:style>
    <style:style style:name="T327" style:family="text">
      <style:text-properties officeooo:rsid="078dbada"/>
    </style:style>
    <style:style style:name="T328" style:family="text">
      <style:text-properties officeooo:rsid="078e8593"/>
    </style:style>
    <style:style style:name="T329" style:family="text">
      <style:text-properties officeooo:rsid="079030b4"/>
    </style:style>
    <style:style style:name="T330" style:family="text">
      <style:text-properties officeooo:rsid="07a88ee6"/>
    </style:style>
    <style:style style:name="T331" style:family="text">
      <style:text-properties officeooo:rsid="07ac0963"/>
    </style:style>
    <style:style style:name="T332" style:family="text">
      <style:text-properties officeooo:rsid="07ad252b"/>
    </style:style>
    <style:style style:name="T333" style:family="text">
      <style:text-properties officeooo:rsid="07b0c2f0"/>
    </style:style>
    <style:style style:name="T334" style:family="text">
      <style:text-properties officeooo:rsid="07b5e2e7"/>
    </style:style>
    <style:style style:name="T335" style:family="text">
      <style:text-properties officeooo:rsid="07d3e25b"/>
    </style:style>
    <style:style style:name="T336" style:family="text">
      <style:text-properties officeooo:rsid="07d782b6"/>
    </style:style>
    <style:style style:name="T337" style:family="text">
      <style:text-properties officeooo:rsid="07da1fc4"/>
    </style:style>
    <style:style style:name="T338" style:family="text">
      <style:text-properties officeooo:rsid="07dbca9f"/>
    </style:style>
    <style:style style:name="T339" style:family="text">
      <style:text-properties officeooo:rsid="07f55521"/>
    </style:style>
    <style:style style:name="T340" style:family="text">
      <style:text-properties officeooo:rsid="08028b62"/>
    </style:style>
    <style:style style:name="T341" style:family="text">
      <style:text-properties officeooo:rsid="081ac10b"/>
    </style:style>
    <style:style style:name="T342" style:family="text">
      <style:text-properties officeooo:rsid="081b8257"/>
    </style:style>
    <style:style style:name="T343" style:family="text">
      <style:text-properties officeooo:rsid="081cdddc"/>
    </style:style>
    <style:style style:name="T344" style:family="text">
      <style:text-properties officeooo:rsid="08234acd"/>
    </style:style>
    <style:style style:name="T345" style:family="text">
      <style:text-properties officeooo:rsid="0831b48b"/>
    </style:style>
    <style:style style:name="T346" style:family="text">
      <style:text-properties officeooo:rsid="083f3cbc"/>
    </style:style>
    <style:style style:name="T347" style:family="text">
      <style:text-properties officeooo:rsid="0851ec0f"/>
    </style:style>
    <style:style style:name="T348" style:family="text">
      <style:text-properties officeooo:rsid="08567ea5"/>
    </style:style>
    <style:style style:name="T349" style:family="text">
      <style:text-properties officeooo:rsid="0857d5a9"/>
    </style:style>
    <style:style style:name="T350" style:family="text">
      <style:text-properties officeooo:rsid="0858131b"/>
    </style:style>
    <style:style style:name="T351" style:family="text">
      <style:text-properties officeooo:rsid="085822d3"/>
    </style:style>
    <style:style style:name="T352" style:family="text">
      <style:text-properties officeooo:rsid="085be914"/>
    </style:style>
    <style:style style:name="T353" style:family="text">
      <style:text-properties officeooo:rsid="0864b730"/>
    </style:style>
    <style:style style:name="T354" style:family="text">
      <style:text-properties officeooo:rsid="0871897a"/>
    </style:style>
    <style:style style:name="T355" style:family="text">
      <style:text-properties officeooo:rsid="08752ac6"/>
    </style:style>
    <style:style style:name="T356" style:family="text">
      <style:text-properties officeooo:rsid="08767189"/>
    </style:style>
    <style:style style:name="T357" style:family="text">
      <style:text-properties officeooo:rsid="08784549"/>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6"><text:span text:style-name="T117">COMPONENT </text:span><text:span text:style-name="T118">LIBRARY FOR</text:span><text:span text:style-name="T117"> ANDROID APPLICATION DEVELOPMENT</text:span><text:span text:style-name="T24"> </text:span></text:p>
      <text:p text:style-name="P7"/>
      <text:p text:style-name="P5"><text:span text:style-name="T9">Component is a </text:span><text:span text:style-name="T2">user interface </text:span><text:span text:style-name="T3">builder library that eliminates</text:span><text:span text:style-name="T4"> the </text:span><text:span text:style-name="T5">tedious works involved in </text:span><text:span text:style-name="T8">building</text:span><text:span text:style-name="T6"> UI components </text:span><text:span text:style-name="T7">programmatically</text:span><text:span text:style-name="T6"> and</text:span><text:span text:style-name="T7"> the need to think about developing for different screen sizes and screen densities. <text:s/></text:span></text:p>
      <text:p text:style-name="P71"/>
      <text:p text:style-name="P71">Using Component library, UI components can completely and easily be built programmatically without using layout resources (xml). Though you can use layout resources (xml) alongside building components programmatically using Component library, but it's not necessary. Sticking to building UI components programmatically using Component library alone will help simplify your work. <text:s text:c="2"/></text:p>
      <text:p text:style-name="P104"/>
      <text:p text:style-name="P105">Component is primarily based on the formula below, which is enclosed in a utility method named ‘dimen’: </text:p>
      <text:p text:style-name="P8"/>
      <text:p text:style-name="P75"><text:span text:style-name="T10">dimension</text:span><text:span text:style-name="T11"> = pixel * (densityDPI / DENSITY_DEFAULT) <text:s/></text:span></text:p>
      <text:p text:style-name="P9"/>
      <text:p text:style-name="P10">Where, </text:p>
      <text:p text:style-name="P10"/>
      <text:p text:style-name="P1"><text:span text:style-name="T32">pixel</text:span><text:span text:style-name="T16"> </text:span><text:span text:style-name="T17">=</text:span><text:span text:style-name="T16"> value you give to the ‘dimen’ method </text:span><text:span text:style-name="T17">that gets resolved for different screen densities and screen sizes.</text:span></text:p>
      <text:p text:style-name="P11"/>
      <text:p text:style-name="P72"><text:span text:style-name="T24">densityDPI </text:span><text:span text:style-name="T1">= </text:span><text:span text:style-name="T18">density dots per inch of </text:span><text:span text:style-name="T19">android device </text:span><text:span text:style-name="T20">gotten from the display metrics of the device. <text:s/></text:span></text:p>
      <text:p text:style-name="P12"/>
      <text:p text:style-name="P73"><text:span text:style-name="T33">D</text:span><text:span text:style-name="T24">ENSITY_DEFAULT </text:span><text:span text:style-name="T1">= constant from DisplayMetrics. </text:span></text:p>
      <text:p text:style-name="P13"/>
      <text:p text:style-name="P1"><text:span text:style-name="T34">dimension</text:span><text:span text:style-name="T35"> </text:span><text:span text:style-name="T20">=</text:span><text:span text:style-name="T12"> </text:span><text:span text:style-name="T16">actual</text:span><text:span text:style-name="T12"> </text:span><text:span text:style-name="T14">value </text:span><text:span text:style-name="T21">the pixel value given to the formula will resolve into after calculation for different screen densities and screen sizes. This value is </text:span><text:span text:style-name="T14">assign</text:span><text:span text:style-name="T21">ed</text:span><text:span text:style-name="T14"> to </text:span><text:span text:style-name="T13">a</text:span><text:span text:style-name="T22">ny</text:span><text:span text:style-name="T13"> space between two points in </text:span><text:span text:style-name="T15">a </text:span><text:span text:style-name="T13">component </text:span><text:span text:style-name="T22">or space between two components</text:span><text:span text:style-name="T13"> </text:span><text:span text:style-name="T22">which</text:span><text:span text:style-name="T15"> includ</text:span><text:span text:style-name="T22">e</text:span><text:span text:style-name="T15"> length, width, height, breadth </text:span><text:span text:style-name="T16">and (left, top, right and bottom of padding and margin) </text:span><text:span text:style-name="T22">of components. <text:s text:c="9"/></text:span></text:p>
      <text:p text:style-name="P14"/>
      <text:p text:style-name="P2"><text:span text:style-name="T25">Note: </text:span><text:span text:style-name="T26">Y</text:span><text:span text:style-name="T27">ou do not need to care about this formula or the ‘dimen’ method if you are using this library because all the works you will need to do with the method </text:span><text:span text:style-name="T28">have</text:span><text:span text:style-name="T27"> already been done for you </text:span><text:span text:style-name="T29">in the library. It’s only described here </text:span><text:span text:style-name="T30">as</text:span><text:span text:style-name="T29"> the </text:span><text:span text:style-name="T31">core</text:span><text:span text:style-name="T29"> of the library. </text:span></text:p>
      <text:p text:style-name="P15"/>
      <text:p text:style-name="P74"><text:span text:style-name="T23">A</text:span><text:span text:style-name="T1">DDING COMPONENT TO ANDROID PROJECT <text:s/></text:span></text:p>
      <text:p text:style-name="P38"/>
      <text:p text:style-name="P39">Using Gradle; <text:s/></text:p>
      <text:p text:style-name="P39"/>
      <text:p text:style-name="P79"><text:span text:style-name="T1">Add the </text:span><text:span text:style-name="T49">repository below to </text:span><text:span text:style-name="T50">repositories block in your build.gradle (Project: &lt;Project Name&gt;)</text:span><text:span text:style-name="T51"> file</text:span><text:span text:style-name="T50">: </text:span></text:p>
      <text:p text:style-name="P87"/>
      <text:p text:style-name="P106"><text:span text:style-name="T230">allprojects </text:span><text:span text:style-name="T224">{</text:span><text:span text:style-name="T230"> </text:span></text:p>
      <text:p text:style-name="P108"><text:s text:c="8"/>repositories <text:span text:style-name="T224">{</text:span></text:p>
      <text:p text:style-name="P108"><text:s text:c="16"/>…</text:p>
      <text:p text:style-name="P108"><text:s text:c="16"/>maven <text:span text:style-name="T224">{</text:span>url ‘<text:span text:style-name="T231">https://jitpack.io’</text:span><text:span text:style-name="T224">}</text:span></text:p>
      <text:p text:style-name="P108"><text:s text:c="8"/><text:span text:style-name="T224">}</text:span></text:p>
      <text:p text:style-name="P111">}</text:p>
      <text:p text:style-name="P54"/>
      <text:p text:style-name="P55"><text:soft-page-break/><text:s/></text:p>
      <text:p text:style-name="P80"><text:span text:style-name="T1">Add the dependency below to dependencies block in your build.gradle (</text:span><text:span text:style-name="T51">Module: app) file: </text:span></text:p>
      <text:p text:style-name="P109"/>
      <text:p text:style-name="P106"><text:span text:style-name="T230">dependencies </text:span><text:span text:style-name="T224">{</text:span></text:p>
      <text:p text:style-name="P108"><text:s text:c="8"/>implementation ‘<text:span text:style-name="T232">com.github.chibuzoio:component:1.0.1’ <text:s text:c="4"/></text:span></text:p>
      <text:p text:style-name="P111">}</text:p>
      <text:p text:style-name="P56"><text:s/></text:p>
      <text:p text:style-name="P81"><text:span text:style-name="T1">Click on ‘Sync Now’ or go to File </text:span><text:span text:style-name="T52">and click on ‘</text:span><text:span text:style-name="T53">Sync Project With Gradle Files’. The library will be added automatically into your project. <text:s text:c="3"/></text:span></text:p>
      <text:p text:style-name="P40"/>
      <text:p text:style-name="P16">USING COMPONENT LIBRARY </text:p>
      <text:p text:style-name="P16"/>
      <text:p text:style-name="P42">Using the LoginActivity below for illustration: </text:p>
      <text:p text:style-name="P42"/>
      <text:p text:style-name="P42"><draw:frame draw:style-name="fr1" draw:name="Image1" text:anchor-type="char" svg:x="3.835cm" svg:y="0.032cm" svg:width="7.163cm" svg:height="14.049cm" draw:z-index="0"><draw:image xlink:href="Pictures/10000000000004380000084684447514B8E3D0AC.jpg" xlink:type="simple" xlink:show="embed" xlink:actuate="onLoad" loext:mime-type="image/jpeg"/></draw:frame></text:p>
      <text:p text:style-name="P42"/>
      <text:p text:style-name="P16"/>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5">The code below is <text:span text:style-name="T150">responsible for the arrangement of the </text:span><text:span text:style-name="T151">Activity above: </text:span></text:p>
      <text:p text:style-name="P107"/>
      <text:p text:style-name="P108">AU<text:span text:style-name="T222">.</text:span>disableDefaultActionBar<text:span text:style-name="T222">(</text:span><text:span text:style-name="T223">this</text:span><text:span text:style-name="T222">)</text:span><text:span text:style-name="T224">;</text:span></text:p>
      <text:p text:style-name="P106"/>
      <text:p text:style-name="P108">VerticalLinearLayout activityContainer <text:span text:style-name="T222">=</text:span> </text:p>
      <text:p text:style-name="P108"><text:s text:c="8"/>new VerticalLinearLayout<text:span text:style-name="T222">(</text:span><text:span text:style-name="T223">this</text:span><text:span text:style-name="T222">,</text:span> GenericLayoutParams<text:span text:style-name="T222">.</text:span>MATCH_PARENT<text:span text:style-name="T222">,</text:span> <text:s text:c="15"/>GenericLayoutParams<text:span text:style-name="T222">.</text:span>MATCH_PARENT<text:span text:style-name="T222">)</text:span><text:span text:style-name="T224">;</text:span></text:p>
      <text:p text:style-name="P108">activityContainer<text:span text:style-name="T222">.</text:span>setComponentColor<text:span text:style-name="T222">(</text:span>R<text:span text:style-name="T222">.</text:span>color<text:span text:style-name="T222">.</text:span>whiteColor<text:span text:style-name="T222">)</text:span><text:span text:style-name="T224">;</text:span></text:p>
      <text:p text:style-name="P106"/>
      <text:p text:style-name="P108"><text:soft-page-break/>setContentView<text:span text:style-name="T222">(</text:span>activityContainer<text:span text:style-name="T222">)</text:span><text:span text:style-name="T224">;</text:span></text:p>
      <text:p text:style-name="P106"/>
      <text:p text:style-name="P108">ScrollViewComponent scrollViewComponent <text:span text:style-name="T222">=</text:span> </text:p>
      <text:p text:style-name="P108"><text:s text:c="8"/>new ScrollViewComponent<text:span text:style-name="T222">(</text:span>activityContainer<text:span text:style-name="T222">)</text:span><text:span text:style-name="T224">;</text:span></text:p>
      <text:p text:style-name="P106"/>
      <text:p text:style-name="P108">VerticalLinearLayout mainLayoutContainer <text:span text:style-name="T222">=</text:span> </text:p>
      <text:p text:style-name="P108"><text:s text:c="8"/>new VerticalLinearLayout<text:span text:style-name="T222">(</text:span><text:span text:style-name="T223">this</text:span><text:span text:style-name="T222">,</text:span> scrollViewComponent<text:span text:style-name="T222">,</text:span> </text:p>
      <text:p text:style-name="P108"><text:s text:c="16"/>GenericLayoutParams<text:span text:style-name="T222">.</text:span>MATCH_PARENT<text:span text:style-name="T222">,</text:span> </text:p>
      <text:p text:style-name="P108"><text:s text:c="16"/>GenericLayoutParams<text:span text:style-name="T222">.</text:span>MATCH_PARENT<text:span text:style-name="T222">)</text:span><text:span text:style-name="T224">;</text:span></text:p>
      <text:p text:style-name="P108">mainLayoutContainer<text:span text:style-name="T222">.</text:span>setLayoutGravity<text:span text:style-name="T222">(</text:span>Gravity<text:span text:style-name="T222">.</text:span>CENTER<text:span text:style-name="T222">)</text:span><text:span text:style-name="T224">;</text:span></text:p>
      <text:p text:style-name="P108">mainLayoutContainer<text:span text:style-name="T222">.</text:span>setGravity<text:span text:style-name="T222">(</text:span>Gravity<text:span text:style-name="T222">.</text:span>CENTER<text:span text:style-name="T222">)</text:span><text:span text:style-name="T224">;</text:span></text:p>
      <text:p text:style-name="P106"/>
      <text:p text:style-name="P108">ImageViewComponent companyLogo <text:span text:style-name="T222">=</text:span> </text:p>
      <text:p text:style-name="P108"><text:s text:c="8"/>new ImageViewComponent<text:span text:style-name="T222">(</text:span>mainLayoutContainer<text:span text:style-name="T222">,</text:span> R<text:span text:style-name="T222">.</text:span>drawable<text:span text:style-name="T222">.</text:span>ymcmart<text:span text:style-name="T222">)</text:span><text:span text:style-name="T224">;</text:span></text:p>
      <text:p text:style-name="P108">companyLogo<text:span text:style-name="T222">.</text:span>setCircularCenterImage<text:span text:style-name="T222">(</text:span>R<text:span text:style-name="T222">.</text:span>drawable<text:span text:style-name="T222">.</text:span>ymcmart<text:span text:style-name="T222">)</text:span><text:span text:style-name="T224">;</text:span></text:p>
      <text:p text:style-name="P108">companyLogo<text:span text:style-name="T222">.</text:span>setImageSize<text:span text:style-name="T222">(</text:span><text:span text:style-name="T225">77.777</text:span><text:span text:style-name="T226">f</text:span><text:span text:style-name="T222">)</text:span><text:span text:style-name="T224">;</text:span></text:p>
      <text:p text:style-name="P106"/>
      <text:p text:style-name="P108">BorderlessEditText usernameEditText <text:span text:style-name="T222">=</text:span> </text:p>
      <text:p text:style-name="P108"><text:s text:c="8"/>new BorderlessEditText<text:span text:style-name="T222">(</text:span>mainLayoutContainer<text:span text:style-name="T222">,</text:span> </text:p>
      <text:p text:style-name="P108"><text:s text:c="16"/>R<text:span text:style-name="T222">.</text:span>drawable<text:span text:style-name="T222">.</text:span>icon_user<text:span text:style-name="T222">,</text:span> <text:span text:style-name="T227">"</text:span><text:span text:style-name="T228">Username</text:span><text:span text:style-name="T227">"</text:span><text:span text:style-name="T222">)</text:span><text:span text:style-name="T224">;</text:span></text:p>
      <text:p text:style-name="P108">usernameEditText<text:span text:style-name="T222">.</text:span>setMargins<text:span text:style-name="T222">(</text:span><text:span text:style-name="T229">23</text:span><text:span text:style-name="T222">,</text:span> <text:span text:style-name="T225">55.555</text:span><text:span text:style-name="T226">f</text:span><text:span text:style-name="T222">,</text:span> <text:span text:style-name="T229">23</text:span><text:span text:style-name="T222">,</text:span> <text:span text:style-name="T229">0</text:span><text:span text:style-name="T222">)</text:span><text:span text:style-name="T224">;</text:span></text:p>
      <text:p text:style-name="P106"/>
      <text:p text:style-name="P108">BorderlessEditText passwordEditText <text:span text:style-name="T222">=</text:span> </text:p>
      <text:p text:style-name="P108"><text:s text:c="8"/>new BorderlessEditText<text:span text:style-name="T222">(</text:span>mainLayoutContainer<text:span text:style-name="T222">,</text:span> </text:p>
      <text:p text:style-name="P108"><text:s text:c="16"/>R<text:span text:style-name="T222">.</text:span>drawable<text:span text:style-name="T222">.</text:span>icon_password<text:span text:style-name="T222">,</text:span> <text:span text:style-name="T227">"</text:span><text:span text:style-name="T228">Password</text:span><text:span text:style-name="T227">"</text:span><text:span text:style-name="T222">)</text:span><text:span text:style-name="T224">;</text:span> <text:s text:c="7"/></text:p>
      <text:p text:style-name="P108">passwordEditText<text:span text:style-name="T222">.</text:span>getBorderlessEditTextView<text:span text:style-name="T222">()</text:span></text:p>
      <text:p text:style-name="P108"><text:s text:c="8"/><text:span text:style-name="T222">.</text:span>setEditorInputType<text:span text:style-name="T222">(</text:span>EditTextComponent<text:span text:style-name="T222">.</text:span>INPUT_TYPE_TEXT_PASSWORD<text:span text:style-name="T222">)</text:span><text:span text:style-name="T224">;</text:span></text:p>
      <text:p text:style-name="P108">passwordEditText<text:span text:style-name="T222">.</text:span>setMargins<text:span text:style-name="T222">(</text:span><text:span text:style-name="T229">23</text:span><text:span text:style-name="T222">,</text:span> <text:span text:style-name="T225">11.111</text:span><text:span text:style-name="T226">f</text:span><text:span text:style-name="T222">,</text:span> <text:span text:style-name="T229">23</text:span><text:span text:style-name="T222">,</text:span> <text:span text:style-name="T229">0</text:span><text:span text:style-name="T222">)</text:span><text:span text:style-name="T224">;</text:span></text:p>
      <text:p text:style-name="P106"/>
      <text:p text:style-name="P108">ButtonComponent loginButton <text:span text:style-name="T222">=</text:span> </text:p>
      <text:p text:style-name="P108"><text:s text:c="8"/>new ButtonComponent<text:span text:style-name="T222">(</text:span>mainLayoutContainer<text:span text:style-name="T222">,</text:span> <text:span text:style-name="T227">"</text:span><text:span text:style-name="T228">Sign In</text:span><text:span text:style-name="T227">"</text:span><text:span text:style-name="T222">)</text:span><text:span text:style-name="T224">;</text:span></text:p>
      <text:p text:style-name="P108">loginButton<text:span text:style-name="T222">.</text:span>setMargins<text:span text:style-name="T222">(</text:span><text:span text:style-name="T229">23</text:span><text:span text:style-name="T222">,</text:span> <text:span text:style-name="T225">33.333</text:span><text:span text:style-name="T226">f</text:span><text:span text:style-name="T222">,</text:span> <text:span text:style-name="T229">23</text:span><text:span text:style-name="T222">,</text:span> <text:span text:style-name="T229">23</text:span><text:span text:style-name="T222">)</text:span><text:span text:style-name="T224">;</text:span></text:p>
      <text:p text:style-name="P106"/>
      <text:p text:style-name="P108">ButtonComponent signUpButton <text:span text:style-name="T222">=</text:span> </text:p>
      <text:p text:style-name="P108"><text:s text:c="8"/>new ButtonComponent<text:span text:style-name="T222">(</text:span>mainLayoutContainer<text:span text:style-name="T222">,</text:span> <text:span text:style-name="T227">"</text:span><text:span text:style-name="T228">Sign Up</text:span><text:span text:style-name="T227">"</text:span><text:span text:style-name="T222">)</text:span><text:span text:style-name="T224">;</text:span></text:p>
      <text:p text:style-name="P108">signUpButton<text:span text:style-name="T222">.</text:span>setDrawable<text:span text:style-name="T222">(</text:span>AU<text:span text:style-name="T222">.</text:span>curveBackgroundCorner<text:span text:style-name="T222">(</text:span><text:span text:style-name="T223">this</text:span><text:span text:style-name="T222">,</text:span> <text:span text:style-name="T225">11.111</text:span><text:span text:style-name="T226">f</text:span><text:span text:style-name="T222">,</text:span> R<text:span text:style-name="T222">.</text:span>color<text:span text:style-name="T222">.</text:span>colorPrimaryDarker<text:span text:style-name="T222">))</text:span><text:span text:style-name="T224">;</text:span></text:p>
      <text:p text:style-name="P108">signUpButton<text:span text:style-name="T222">.</text:span>setMargins<text:span text:style-name="T222">(</text:span><text:span text:style-name="T229">23</text:span><text:span text:style-name="T222">,</text:span> <text:span text:style-name="T229">0</text:span><text:span text:style-name="T222">,</text:span> <text:span text:style-name="T229">23</text:span><text:span text:style-name="T222">,</text:span> <text:span text:style-name="T229">0</text:span><text:span text:style-name="T222">)</text:span><text:span text:style-name="T224">;</text:span></text:p>
      <text:p text:style-name="P106"/>
      <text:p text:style-name="P108">TextViewComponent forgotPasswordTextLink <text:span text:style-name="T222">=</text:span> </text:p>
      <text:p text:style-name="P108"><text:s text:c="8"/>new TextViewComponent<text:span text:style-name="T222">(</text:span>mainLayoutContainer<text:span text:style-name="T222">,</text:span> <text:span text:style-name="T227">"</text:span><text:span text:style-name="T228">Forgot Password?</text:span><text:span text:style-name="T227">"</text:span><text:span text:style-name="T222">,</text:span> <text:span text:style-name="T229">5</text:span><text:span text:style-name="T222">)</text:span><text:span text:style-name="T224">;</text:span></text:p>
      <text:p text:style-name="P108">forgotPasswordTextLink<text:span text:style-name="T222">.</text:span>setMargins<text:span text:style-name="T222">(</text:span><text:span text:style-name="T229">23</text:span><text:span text:style-name="T222">,</text:span> <text:span text:style-name="T225">15.333</text:span><text:span text:style-name="T226">f</text:span><text:span text:style-name="T222">,</text:span> <text:span text:style-name="T229">23</text:span><text:span text:style-name="T222">,</text:span> <text:span text:style-name="T225">33.333</text:span><text:span text:style-name="T226">f</text:span><text:span text:style-name="T222">)</text:span><text:span text:style-name="T224">;</text:span></text:p>
      <text:p text:style-name="P108">forgotPasswordTextLink<text:span text:style-name="T222">.</text:span>setAlignment<text:span text:style-name="T222">(</text:span>TextViewComponent<text:span text:style-name="T222">.</text:span>TEXT_ALIGN_RIGHT<text:span text:style-name="T222">)</text:span><text:span text:style-name="T224">;</text:span></text:p>
      <text:p text:style-name="P108">forgotPasswordTextLink<text:span text:style-name="T222">.</text:span>setTextStyle<text:span text:style-name="T222">(</text:span>TextViewComponent<text:span text:style-name="T222">.</text:span>BOLD_TEXT<text:span text:style-name="T222">)</text:span><text:span text:style-name="T224">;</text:span></text:p>
      <text:p text:style-name="P110"><text:span text:style-name="T230">forgotPasswordTextLink</text:span><text:span text:style-name="T222">.</text:span><text:span text:style-name="T230">setTextViewColor</text:span><text:span text:style-name="T222">(</text:span><text:span text:style-name="T230">R</text:span><text:span text:style-name="T222">.</text:span><text:span text:style-name="T230">color</text:span><text:span text:style-name="T222">.</text:span><text:span text:style-name="T230">genericLink</text:span><text:span text:style-name="T222">)</text:span><text:span text:style-name="T224">;</text:span></text:p>
      <text:p text:style-name="P47"/>
      <text:p text:style-name="P47">The code snippet above was written in the onCreate method of LoginActivity, but can be isolated as a private method of the activity <text:span text:style-name="T152">and called in the</text:span> onCreate method. <text:span text:style-name="T153">Description of the code snippet is as below:</text:span></text:p>
      <text:p text:style-name="P43"/>
      <text:p text:style-name="P44"><text:span text:style-name="T157">disableDefaultActionBar </text:span><text:span text:style-name="T154">of AU (Activity Utility) class </text:span><text:span text:style-name="T155">removes the </text:span><text:span text:style-name="T156">activity’s default ActionBar. </text:span></text:p>
      <text:p text:style-name="P17"/>
      <text:p text:style-name="P3"><text:span text:style-name="T36">a</text:span><text:span text:style-name="T37">ctivityContainer </text:span><text:span text:style-name="T55">is the base </text:span><text:span text:style-name="T56">component</text:span><text:span text:style-name="T55"> that holds </text:span><text:span text:style-name="T57">all the components of LoginActivity in place. </text:span><text:span text:style-name="T56">That’s why it’s set to render all other components of the LoginActivity by setContentView method of LoginActivity. </text:span><text:span text:style-name="T58">The constructor of </text:span><text:span text:style-name="T38">activityContainer </text:span><text:span text:style-name="T59">object </text:span><text:span text:style-name="T60">contains two other </text:span><text:span text:style-name="T61">parameters </text:span><text:span text:style-name="T62">which </text:span><text:soft-page-break/><text:span text:style-name="T62">are constants of </text:span><text:span text:style-name="T63">GenericLayoutParams </text:span><text:span text:style-name="T64">class. </text:span><text:span text:style-name="T39">(Note: Always choose </text:span><text:span text:style-name="T40">layout params </text:span><text:span text:style-name="T41">constant</text:span><text:span text:style-name="T42">s (WRAP_CONTENT and MATCH_PARENT)</text:span><text:span text:style-name="T41"> from GenericLayoutParams </text:span><text:span text:style-name="T42">and not from the </text:span><text:span text:style-name="T43">LayoutParams class if you are using this library). <text:s text:c="2"/></text:span></text:p>
      <text:p text:style-name="P48"/>
      <text:p text:style-name="P76"><text:span text:style-name="T81">Note: </text:span><text:span text:style-name="T82">Every </text:span><text:span text:style-name="T83">component </text:span><text:span text:style-name="T84">takes </text:span><text:span text:style-name="T81">layout component (like FrameLayout, </text:span><text:span text:style-name="T85">VerticalLinearLayout, HorizontalLinearLayout, </text:span><text:span text:style-name="T86">ScrollView </text:span><text:span text:style-name="T87">and so on) as </text:span><text:span text:style-name="T88">one of its parameters </text:span><text:span text:style-name="T89">because </text:span><text:span text:style-name="T90">the layout component </text:span><text:span text:style-name="T91">holds the component in position except the first (or base) layout component that is set for the activity by the </text:span><text:span text:style-name="T92">setContentView method of the activity. </text:span></text:p>
      <text:p text:style-name="P20"/>
      <text:p text:style-name="P4"><text:span text:style-name="T43">G</text:span><text:span text:style-name="T44">enericLayoutParams </text:span><text:span text:style-name="T70">class </text:span><text:span text:style-name="T65">takes care of </text:span><text:span text:style-name="T66">layout management of components. </text:span><text:span text:style-name="T67">You do not have to concern yourself with what is happening in th</text:span><text:span text:style-name="T68">is</text:span><text:span text:style-name="T67"> class if you are </text:span><text:span text:style-name="T69">only</text:span><text:span text:style-name="T67"> using the library, unless you are contributing to the development of the library. </text:span></text:p>
      <text:p text:style-name="P49"/>
      <text:p text:style-name="P18"><text:span text:style-name="T175">s</text:span>crollViewComponent<text:span text:style-name="T176"> </text:span><text:span text:style-name="T177">takes care of scrolling </text:span><text:span text:style-name="T178">should in case the </text:span><text:span text:style-name="T179">the components of the </text:span><text:span text:style-name="T180">LoginActivity grows past the screen size. </text:span></text:p>
      <text:p text:style-name="P50"/>
      <text:p text:style-name="P19"><text:span text:style-name="T175">s</text:span>crollViewComponent <text:span text:style-name="T181">by convention can only </text:span><text:span text:style-name="T182">contain </text:span><text:span text:style-name="T181">one </text:span><text:span text:style-name="T182">component. </text:span><text:span text:style-name="T183">So, </text:span><text:span text:style-name="T210">mainLayoutContainer </text:span><text:span text:style-name="T183">is the only component contained by </text:span><text:span text:style-name="T175">s</text:span>crollViewComponent <text:span text:style-name="T184">and it forms the base container for all other components contained by LoginActivity. </text:span></text:p>
      <text:p text:style-name="P50"><text:s/></text:p>
      <text:p text:style-name="P21">Note: Instead of setting <text:span text:style-name="T211">orientation </text:span><text:span text:style-name="T212">off </text:span><text:span text:style-name="T211">f</text:span><text:span text:style-name="T212">rom</text:span><text:span text:style-name="T211"> </text:span><text:span text:style-name="T212">LinearLayout class, the LinearLayout got divided into two types of LinearLayout; HorizontalLinearLayout and VerticalLinearLayout. </text:span></text:p>
      <text:p text:style-name="P50"/>
      <text:p text:style-name="P51">Setting gravity and layout gravity <text:span text:style-name="T213">using</text:span> this library has been simplified into a single method call. E.g: </text:p>
      <text:p text:style-name="P46"/>
      <text:p text:style-name="P22">mainLayoutContainer.setGravity(Gravity.CENTER);</text:p>
      <text:p text:style-name="P22">mainLayoutContainer.setLayoutGravity(Gravity.CENTER);</text:p>
      <text:p text:style-name="P50"/>
      <text:p text:style-name="P52">The two method calls above for setting gravity and layout gravity respectively are responsible for <text:span text:style-name="T214">aligning the </text:span><text:span text:style-name="T158">mainLayoutContainer </text:span><text:span text:style-name="T215">which contains other components </text:span><text:span text:style-name="T216">to the center of the </text:span><text:span text:style-name="T159">scrollViewComponent. </text:span></text:p>
      <text:p text:style-name="P50"/>
      <text:p text:style-name="P53">From the <text:span text:style-name="T160">mainLayoutContainer </text:span>going down, the trend <text:span text:style-name="T217">(</text:span><text:span text:style-name="T218">the simplicity involved in creating UI components)</text:span> continues downward <text:span text:style-name="T219">because </text:span><text:span text:style-name="T161">t</text:span><text:span text:style-name="T162">he design goal </text:span><text:span text:style-name="T163">of Component library is that </text:span><text:span text:style-name="T164">every component should be designed as a single </text:span><text:span text:style-name="T165">entity </text:span><text:span text:style-name="T166">(</text:span><text:span text:style-name="T167">as</text:span><text:span text:style-name="T166"> one class)</text:span><text:span text:style-name="T165"> throughout the entirety of the project </text:span><text:span text:style-name="T167">and have its object created and used where ever it’s needed. </text:span><text:span text:style-name="T119">Complex components are created by </text:span><text:span text:style-name="T120">composing other simple or complex components into one component. </text:span><text:span text:style-name="T121">Some examples of simple components in this library include: </text:span><text:span text:style-name="T141">DrawerLayoutComponent,</text:span><text:span text:style-name="T121"> </text:span><text:span text:style-name="T122">FrameLayoutComponent,</text:span><text:span text:style-name="T123"> </text:span><text:span text:style-name="T124">ViewPagerComponent, </text:span><text:span text:style-name="T125">EditTextComponent, </text:span><text:span text:style-name="T126">ScrollViewComponent, </text:span><text:span text:style-name="T127">TextViewComponent, </text:span><text:span text:style-name="T129">and </text:span><text:span text:style-name="T128">ViewComponent. </text:span><text:span text:style-name="T130">These components are termed simple components because they </text:span><text:span text:style-name="T131">inherit directly from the known Android UI </text:span><text:span text:style-name="T132">classes </text:span><text:span text:style-name="T133">which respectively are: </text:span><text:span text:style-name="T141">DrawerLayout, </text:span><text:span text:style-name="T134">FrameLayout, </text:span><text:span text:style-name="T135">ViewPager, AppCompatEditText, </text:span><text:span text:style-name="T136">ScrollView, AppCompatTextView </text:span><text:span text:style-name="T137">and View. </text:span><text:span text:style-name="T138">On the other hand, some examples of </text:span><text:span text:style-name="T139">complex components include: </text:span><text:span text:style-name="T140">HorizontalLinearComponent, VerticalLinearComponent, </text:span><text:span text:style-name="T142">BorderlessEditText, </text:span><text:span text:style-name="T143">ButtonComponent </text:span><text:span text:style-name="T220">and</text:span><text:span text:style-name="T143"> </text:span><text:span text:style-name="T144">FormFieldComponent. </text:span><text:span text:style-name="T145">The first two complex components inherit directly from LinearLayoutComponent, while the last three inherit </text:span><text:span text:style-name="T146">from </text:span><text:span text:style-name="T147">VerticalLinearComponent. </text:span><text:span text:style-name="T148">These </text:span><text:span text:style-name="T149">complex </text:span><text:span text:style-name="T148">components are also composed of other simple or complex components. <text:s/></text:span></text:p>
      <text:p text:style-name="P41"/>
      <text:p text:style-name="P41"/>
      <text:p text:style-name="P41"/>
      <text:p text:style-name="P41"/>
      <text:p text:style-name="P91"><text:soft-page-break/>GenericLayoutParams <text:span text:style-name="T221">Class </text:span></text:p>
      <text:p text:style-name="P23"/>
      <text:p text:style-name="P57">This class controls the arrangement of components horizontally and vertically relative to their parent layout<text:span text:style-name="T234">s</text:span> and <text:span text:style-name="T233">contents. </text:span></text:p>
      <text:p text:style-name="P57"/>
      <text:p text:style-name="P24">Private <text:span text:style-name="T235">Fields <text:s/></text:span></text:p>
      <text:p text:style-name="P25"><text:span text:style-name="T185">ViewGroup.LayoutParams </text:span>layoutParams </text:p>
      <text:p text:style-name="P25"/>
      <text:p text:style-name="P26">Constants </text:p>
      <text:p text:style-name="P26"><text:span text:style-name="T187">public static final </text:span><text:span text:style-name="T176">int </text:span>ZERO_SPACE</text:p>
      <text:p text:style-name="P27"><text:span text:style-name="T187">public static final </text:span><text:span text:style-name="T186">int</text:span><text:span text:style-name="T236"> </text:span>MATCH_PARENT</text:p>
      <text:p text:style-name="P27"><text:span text:style-name="T187">public static final </text:span><text:span text:style-name="T176">int </text:span>WRAP_CONTENT</text:p>
      <text:p text:style-name="P27"/>
      <text:p text:style-name="P58">As their names imply, <text:span text:style-name="T168">ZERO_SPACE </text:span><text:span text:style-name="T237">gives zero </text:span><text:span text:style-name="T238">as the width or height of </text:span><text:span text:style-name="T239">layout, </text:span><text:span text:style-name="T169">MATCH_PARENT </text:span><text:span text:style-name="T240">gives the width or height of layout the exact width or height of </text:span><text:span text:style-name="T241">its</text:span><text:span text:style-name="T240"> parent layout, </text:span><text:span text:style-name="T242">while </text:span><text:span text:style-name="T170">WRAP_CONTENT </text:span><text:span text:style-name="T242">gives the width or height of layout the exact width or height </text:span><text:span text:style-name="T243">that will suitably wrap its</text:span><text:span text:style-name="T242"> content</text:span><text:span text:style-name="T243">s</text:span><text:span text:style-name="T242">. </text:span></text:p>
      <text:p text:style-name="P58"/>
      <text:p text:style-name="P28">Public Constructors <text:s/></text:p>
      <text:p text:style-name="P28">GenericLayoutParams(ViewGroup <text:span text:style-name="T176">viewGroup</text:span>, int <text:span text:style-name="T176">horizontalParam</text:span>, int <text:span text:style-name="T176">verticalParam</text:span>) <text:s text:c="5"/></text:p>
      <text:p text:style-name="P28"/>
      <text:p text:style-name="P29">GenericLayoutParams <text:span text:style-name="T176">constructor takes ViewGroup or an object of any class that extends ViewGroup </text:span><text:span text:style-name="T188">directly or indirectly</text:span><text:span text:style-name="T176"> as its first parameter. </text:span><text:span text:style-name="T189">The second and third parameters are </text:span><text:span text:style-name="T190">any of the constants of GenericLayoutParams class (ZERO_SPACE, MATCH_PARENT or WRAP_CONTENT). </text:span></text:p>
      <text:p text:style-name="P59"/>
      <text:p text:style-name="P30">Public Methods </text:p>
      <text:p text:style-name="P30"><text:span text:style-name="T176">void </text:span>setLayoutMargin(View <text:span text:style-name="T176">view</text:span>, float <text:span text:style-name="T176">left</text:span>, float <text:span text:style-name="T176">top</text:span>, float <text:span text:style-name="T176">right</text:span>, float <text:span text:style-name="T176">bottom</text:span>) <text:s text:c="2"/></text:p>
      <text:p text:style-name="P30"><text:span text:style-name="T176">void </text:span>setLayoutGravity(View <text:span text:style-name="T176">view</text:span>, int <text:span text:style-name="T176">gravity</text:span>) <text:s text:c="4"/></text:p>
      <text:p text:style-name="P30"><text:span text:style-name="T176">ViewGroup.LayoutParams </text:span>getLayoutParams() <text:s text:c="9"/></text:p>
      <text:p text:style-name="P30"/>
      <text:p text:style-name="P60">All the methods of <text:span text:style-name="T157">GenericLayoutParams </text:span>class <text:span text:style-name="T244">alte</text:span><text:span text:style-name="T245">r layout dimensions (parameters) of all the </text:span><text:span text:style-name="T246">Views (components) given to them except </text:span><text:span text:style-name="T171">getLayoutParams </text:span><text:span text:style-name="T246">method, which returns the </text:span><text:span text:style-name="T247">layout parameters. </text:span></text:p>
      <text:p text:style-name="P60"/>
      <text:p text:style-name="P6"><text:span text:style-name="T71">P</text:span><text:span text:style-name="T72">ackages </text:span><text:span text:style-name="T73">of need </text:span><text:span text:style-name="T72">in </text:span><text:span text:style-name="T74">Component library include: </text:span></text:p>
      <text:list xml:id="list3127588796" text:style-name="L1">
        <text:list-item>
          <text:p text:style-name="P112"><text:span text:style-name="T93">l</text:span><text:span text:style-name="T99">ayoutcomponent </text:span></text:p>
        </text:list-item>
        <text:list-item>
          <text:p text:style-name="P113"><text:span text:style-name="T99">v</text:span><text:span text:style-name="T1">iewcomponent <text:s/></text:span></text:p>
        </text:list-item>
        <text:list-item>
          <text:p text:style-name="P121">utility <text:s/></text:p>
        </text:list-item>
      </text:list>
      <text:p text:style-name="P61"/>
      <text:p text:style-name="P282"><text:span text:style-name="T24">com.chibuzo.component.layoutcomponent </text:span><text:span text:style-name="T54">package contains the layout component classes </text:span><text:span text:style-name="T75">in this library</text:span><text:span text:style-name="T54"> which include: </text:span></text:p>
      <text:list xml:id="list60709911" text:style-name="L2">
        <text:list-item>
          <text:p text:style-name="P122">DrawerLayoutComponent <text:s/></text:p>
        </text:list-item>
        <text:list-item>
          <text:p text:style-name="P123">FrameLayoutComponent <text:s/></text:p>
        </text:list-item>
        <text:list-item>
          <text:p text:style-name="P124">HorizontalLayoutComponent </text:p>
        </text:list-item>
        <text:list-item>
          <text:p text:style-name="P125">LinearLayoutComponent <text:s/></text:p>
        </text:list-item>
        <text:list-item>
          <text:p text:style-name="P126">RecyclerViewComponent <text:s/></text:p>
        </text:list-item>
        <text:list-item>
          <text:p text:style-name="P127">RelativeLayoutComponent <text:s text:c="3"/></text:p>
        </text:list-item>
        <text:list-item>
          <text:p text:style-name="P128">VerticalLinearLayout <text:s/></text:p>
        </text:list-item>
        <text:list-item>
          <text:p text:style-name="P114"><text:span text:style-name="T1">View</text:span><text:span text:style-name="T94">Pager</text:span><text:span text:style-name="T1">Component <text:s text:c="5"/></text:span></text:p>
        </text:list-item>
      </text:list>
      <text:p text:style-name="P62"/>
      <text:p text:style-name="P77"><text:soft-page-break/><text:span text:style-name="T1">com.chibuzo.component.viewcomponent </text:span><text:span text:style-name="T54">package </text:span><text:span text:style-name="T76">contains </text:span><text:span text:style-name="T77">the view component classes in this library which include: <text:s text:c="2"/></text:span></text:p>
      <text:list xml:id="list642940891" text:style-name="L3">
        <text:list-item>
          <text:p text:style-name="P115"><text:span text:style-name="T95">B</text:span><text:span text:style-name="T1">orderlessEditText <text:s text:c="3"/></text:span></text:p>
        </text:list-item>
        <text:list-item>
          <text:p text:style-name="P129">ButtonComponent <text:s text:c="4"/></text:p>
        </text:list-item>
        <text:list-item>
          <text:p text:style-name="P130">EditTextComponent <text:s text:c="2"/></text:p>
        </text:list-item>
        <text:list-item>
          <text:p text:style-name="P131">FormFieldComponent <text:s/></text:p>
        </text:list-item>
        <text:list-item>
          <text:p text:style-name="P116"><text:span text:style-name="T1">IconLabel</text:span><text:span text:style-name="T96">Button <text:s/></text:span></text:p>
        </text:list-item>
        <text:list-item>
          <text:p text:style-name="P117"><text:span text:style-name="T1">IconOnly</text:span><text:span text:style-name="T97">Button <text:s/></text:span></text:p>
        </text:list-item>
        <text:list-item>
          <text:p text:style-name="P118"><text:span text:style-name="T97">I</text:span><text:span text:style-name="T1">conTextMenuComponent <text:s text:c="2"/></text:span></text:p>
        </text:list-item>
        <text:list-item>
          <text:p text:style-name="P132">ImageViewComponent <text:s text:c="2"/></text:p>
        </text:list-item>
        <text:list-item>
          <text:p text:style-name="P133">ImageViewParent <text:s/></text:p>
        </text:list-item>
        <text:list-item>
          <text:p text:style-name="P133">ImageViewScreen <text:s text:c="2"/></text:p>
        </text:list-item>
        <text:list-item>
          <text:p text:style-name="P134">ProgressBarComponent <text:s text:c="2"/></text:p>
        </text:list-item>
        <text:list-item>
          <text:p text:style-name="P119"><text:span text:style-name="T1">RoundElevated</text:span><text:span text:style-name="T98">Picture <text:s/></text:span></text:p>
        </text:list-item>
        <text:list-item>
          <text:p text:style-name="P120"><text:span text:style-name="T98">S</text:span><text:span text:style-name="T1">crollViewComponent <text:s text:c="2"/></text:span></text:p>
        </text:list-item>
        <text:list-item>
          <text:p text:style-name="P135">SlideMenuComponent <text:s/></text:p>
        </text:list-item>
        <text:list-item>
          <text:p text:style-name="P136">TextViewComponent <text:s/></text:p>
        </text:list-item>
        <text:list-item>
          <text:p text:style-name="P137">ViewComponent <text:s text:c="3"/></text:p>
        </text:list-item>
      </text:list>
      <text:p text:style-name="P63"/>
      <text:p text:style-name="P78"><text:span text:style-name="T1">utility </text:span><text:span text:style-name="T78">package </text:span><text:span text:style-name="T79">contains the </text:span><text:span text:style-name="T80">utility class which is: </text:span></text:p>
      <text:list xml:id="list37576552" text:style-name="L4">
        <text:list-item>
          <text:p text:style-name="P138">AU (short for Activity Utility) <text:s text:c="3"/></text:p>
        </text:list-item>
      </text:list>
      <text:p text:style-name="P64"/>
      <text:p text:style-name="P281">Classes from the com.chibuzo.component.layoutcomponent package: <text:s text:c="3"/></text:p>
      <text:p text:style-name="P65"/>
      <text:p text:style-name="P88"><text:span text:style-name="T248">DrawerLayoutComponent </text:span><text:span text:style-name="T249">Class <text:s text:c="3"/></text:span></text:p>
      <text:p text:style-name="P89"/>
      <text:p text:style-name="P90"><draw:frame draw:style-name="fr1" draw:name="Image2" text:anchor-type="char" svg:x="4.001cm" svg:y="0.12cm" svg:width="6.459cm" svg:height="13.222cm" draw:z-index="1"><draw:image xlink:href="Pictures/1000000000000438000008A37F725E26508C256E.jpg" xlink:type="simple" xlink:show="embed" xlink:actuate="onLoad" loext:mime-type="image/jpeg"/></draw:frame></text:p>
      <text:p text:style-name="P90"/>
      <text:p text:style-name="P90"/>
      <text:p text:style-name="P90"/>
      <text:p text:style-name="P90"/>
      <text:p text:style-name="P90"/>
      <text:p text:style-name="P66"/>
      <text:p text:style-name="P31"/>
      <text:p text:style-name="P31"/>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text:soft-page-break/></text:p>
      <text:p text:style-name="P68"/>
      <text:p text:style-name="P68"/>
      <text:p text:style-name="P68"/>
      <text:p text:style-name="P82"><text:span text:style-name="T100">T</text:span><text:span text:style-name="T1">his is a </text:span><text:span text:style-name="T101">layout component that allows </text:span><text:span text:style-name="T102">components to be </text:span><text:span text:style-name="T103">pulled out from </text:span><text:span text:style-name="T104">left edge, right edge or left and right edges of the window. </text:span></text:p>
      <text:p text:style-name="P69"/>
      <text:p text:style-name="P83"><text:span text:style-name="T45">D</text:span><text:span text:style-name="T24">rawerLayoutComponent</text:span><text:span text:style-name="T1"> inherits from </text:span><text:span text:style-name="T46">androidx.drawerlayout.DrawerLayout <text:s text:c="8"/></text:span></text:p>
      <text:p text:style-name="P67"/>
      <text:p text:style-name="P33">Private Fields: <text:s text:c="15"/></text:p>
      <text:p text:style-name="P33">GenericLayoutParams <text:span text:style-name="T176">genericLayoutParams <text:s text:c="9"/></text:span></text:p>
      <text:p text:style-name="P67"/>
      <text:p text:style-name="P93"><text:span text:style-name="T47">C</text:span><text:span text:style-name="T48">onstructor</text:span><text:span text:style-name="T47">s</text:span><text:span text:style-name="T48">: <text:s text:c="15"/></text:span></text:p>
      <text:p text:style-name="P32">DrawerLayoutComponent(<text:span text:style-name="T250">Context </text:span><text:span text:style-name="T191">context</text:span><text:span text:style-name="T250">) <text:s text:c="5"/></text:span></text:p>
      <text:p text:style-name="P32"/>
      <text:p text:style-name="P34">Public Methods: <text:s/></text:p>
      <text:p text:style-name="P34"><text:span text:style-name="T198">void</text:span><text:span text:style-name="T261"> </text:span>setComponentColor<text:span text:style-name="T251">(</text:span><text:span text:style-name="T252">int </text:span><text:span text:style-name="T192">color</text:span><text:span text:style-name="T251">) </text:span></text:p>
      <text:p text:style-name="P34"><text:span text:style-name="T198">void </text:span><text:span text:style-name="T253">setBackground</text:span><text:span text:style-name="T254">(int </text:span><text:span text:style-name="T193">background</text:span><text:span text:style-name="T254">) </text:span><text:span text:style-name="T194"><text:s/></text:span></text:p>
      <text:p text:style-name="P36"><text:span text:style-name="T198">void </text:span>setDrawable(Drawable <text:span text:style-name="T176">drawable</text:span>) <text:span text:style-name="T195"><text:s/></text:span></text:p>
      <text:p text:style-name="P36"><text:span text:style-name="T198">GenericLayoutParams</text:span><text:span text:style-name="T256"> g</text:span>etGenericLayoutParams<text:span text:style-name="T255">() </text:span><text:span text:style-name="T196"><text:s/></text:span></text:p>
      <text:p text:style-name="P36"><text:span text:style-name="T199">void </text:span><text:span text:style-name="T257">setGenericLayoutParams(GenericLayoutParams </text:span><text:span text:style-name="T196">genericLayoutParams</text:span><text:span text:style-name="T257">) </text:span><text:span text:style-name="T197"><text:s text:c="2"/></text:span></text:p>
      <text:p text:style-name="P70"/>
      <text:p text:style-name="P92">FrameLayoutComponent <text:span text:style-name="T258">Class <text:s/></text:span></text:p>
      <text:p text:style-name="P92"/>
      <text:p text:style-name="P102">This is a layout component designed to <text:span text:style-name="T259">arrange its children </text:span><text:span text:style-name="T260">one on top another facing the screen (in z-axis). <text:s text:c="2"/></text:span></text:p>
      <text:p text:style-name="P102"/>
      <text:p text:style-name="P96">FrameLayoutComponent <text:span text:style-name="T176">inherits from </text:span>android.widget.FrameLayout <text:s text:c="2"/></text:p>
      <text:p text:style-name="P96"/>
      <text:p text:style-name="P96">Private Fields: <text:s/></text:p>
      <text:p text:style-name="P96">float <text:span text:style-name="T176">layoutWeight</text:span>; <text:s text:c="4"/></text:p>
      <text:p text:style-name="P96">GenericLayoutParams <text:span text:style-name="T176">genericLayoutParams</text:span>; <text:s text:c="4"/></text:p>
      <text:p text:style-name="P96"/>
      <text:p text:style-name="P97">Constructors: <text:s text:c="4"/></text:p>
      <text:p text:style-name="P97">FrameLayoutComponent(Context <text:span text:style-name="T176">context</text:span>, int <text:span text:style-name="T176">horizontalParams</text:span>, int <text:span text:style-name="T176">verticalParams</text:span>) <text:s text:c="3"/></text:p>
      <text:p text:style-name="P97">FrameLayoutComponent(Context <text:span text:style-name="T176">context</text:span>, ViewGroup <text:span text:style-name="T176">viewGroup</text:span>, int <text:span text:style-name="T176">horizontalParam</text:span>, int <text:span text:style-name="T176">verticalParam</text:span>) <text:s text:c="3"/></text:p>
      <text:p text:style-name="P97"/>
      <text:p text:style-name="P98">Public Methods: <text:s text:c="2"/></text:p>
      <text:p text:style-name="P99"><text:span text:style-name="T176">void</text:span> setLayoutGravity(int <text:span text:style-name="T176">gravity</text:span>) </text:p>
      <text:p text:style-name="P35"><text:span text:style-name="T198">void</text:span><text:span text:style-name="T261"> </text:span>setComponentColor<text:span text:style-name="T251">(</text:span><text:span text:style-name="T252">int </text:span><text:span text:style-name="T192">color</text:span><text:span text:style-name="T251">) </text:span></text:p>
      <text:p text:style-name="P100"><text:span text:style-name="T198">void </text:span><text:span text:style-name="T253">setBackground</text:span><text:span text:style-name="T254">(int </text:span><text:span text:style-name="T193">background</text:span><text:span text:style-name="T254">)</text:span><text:span text:style-name="T200"> </text:span><text:span text:style-name="T194"><text:s/></text:span></text:p>
      <text:p text:style-name="P101"><text:span text:style-name="T194">v</text:span><text:span text:style-name="T176">oid </text:span>setDrawable(Drawable <text:span text:style-name="T176">drawable</text:span>) <text:s text:c="3"/></text:p>
      <text:p text:style-name="P103">void <text:span text:style-name="T157">setElevation(</text:span><text:span text:style-name="T172">float </text:span><text:span text:style-name="T300">elevation</text:span><text:span text:style-name="T157">) <text:s text:c="2"/></text:span></text:p>
      <text:p text:style-name="P94"><text:span text:style-name="T267">float</text:span><text:span text:style-name="T268"> </text:span><text:span text:style-name="T263">getLayoutWeight() <text:s text:c="4"/></text:span></text:p>
      <text:p text:style-name="P84"><text:span text:style-name="T272">v</text:span><text:span text:style-name="T271">oid </text:span><text:span text:style-name="T262">setLayoutWeight</text:span><text:span text:style-name="T264">(float </text:span><text:span text:style-name="T274">layoutWeight</text:span><text:span text:style-name="T264">) <text:s text:c="9"/></text:span></text:p>
      <text:p text:style-name="P85"><text:span text:style-name="T273">v</text:span><text:span text:style-name="T271">oid </text:span><text:span text:style-name="T262">setPadding(float </text:span><text:span text:style-name="T271">left</text:span><text:span text:style-name="T262">, float </text:span><text:span text:style-name="T271">top</text:span><text:span text:style-name="T262">, float </text:span><text:span text:style-name="T271">right</text:span><text:span text:style-name="T262">, float </text:span><text:span text:style-name="T271">bottom</text:span><text:span text:style-name="T262">) <text:s text:c="3"/></text:span></text:p>
      <text:p text:style-name="P95"><text:span text:style-name="T270">v</text:span><text:span text:style-name="T269">oid </text:span><text:span text:style-name="T266">set</text:span><text:span text:style-name="T265">Margins</text:span><text:span text:style-name="T266">(float </text:span><text:span text:style-name="T269">left</text:span><text:span text:style-name="T266">, float </text:span><text:span text:style-name="T269">top</text:span><text:span text:style-name="T266">, float </text:span><text:span text:style-name="T269">right</text:span><text:span text:style-name="T266">, float </text:span><text:span text:style-name="T269">bottom</text:span><text:span text:style-name="T266">) <text:s/></text:span></text:p>
      <text:p text:style-name="P37"><text:span text:style-name="T198">GenericLayoutParams</text:span><text:span text:style-name="T256"> g</text:span>etGenericLayoutParams<text:span text:style-name="T255">() </text:span><text:span text:style-name="T196"><text:s/></text:span></text:p>
      <text:p text:style-name="P37"><text:span text:style-name="T199">void </text:span><text:span text:style-name="T257">setGenericLayoutParams(GenericLayoutParams </text:span><text:span text:style-name="T196">genericLayoutParams</text:span><text:span text:style-name="T257">) </text:span><text:span text:style-name="T197"><text:s text:c="2"/></text:span></text:p>
      <text:p text:style-name="P139"/>
      <text:p text:style-name="P139"/>
      <text:p text:style-name="P250"><text:soft-page-break/>HorizontalLinearLayout <text:span text:style-name="T301">Class <text:s/></text:span></text:p>
      <text:p text:style-name="P250"/>
      <text:p text:style-name="P140">This is a layout component <text:span text:style-name="T302">designed to</text:span> arrange <text:span text:style-name="T302">its children horizontal</text:span><text:span text:style-name="T303">ly from left to right. <text:s text:c="3"/></text:span></text:p>
      <text:p text:style-name="P140"/>
      <text:p text:style-name="P143">HorizontalLinearLayout <text:span text:style-name="T201">inherits from </text:span><text:span text:style-name="T304">com.chibuzo.component.layoutcomponent.</text:span><text:span text:style-name="T305">LinearLayoutComponent <text:s/></text:span></text:p>
      <text:p text:style-name="P143"/>
      <text:p text:style-name="P144">Constructors:</text:p>
      <text:p text:style-name="P144">HorizontalLinearLayout(Context <text:span text:style-name="T176">context</text:span>, int <text:span text:style-name="T176">horizontalParam</text:span>, int <text:span text:style-name="T176">verticalParam</text:span>) <text:s text:c="4"/></text:p>
      <text:p text:style-name="P145">HorizontalLinearLayout(Context <text:span text:style-name="T176">context</text:span>,<text:span text:style-name="T176"> </text:span><text:span text:style-name="T306">ViewGroup</text:span><text:span text:style-name="T202"> viewGroup</text:span><text:span text:style-name="T306">,</text:span><text:span text:style-name="T176"> </text:span>int <text:span text:style-name="T176">horizontalParam</text:span>, int <text:span text:style-name="T176">verticalParam</text:span>) <text:s text:c="5"/></text:p>
      <text:p text:style-name="P145"/>
      <text:p text:style-name="P146">Public Methods: </text:p>
      <text:p text:style-name="P147">See LinearLayoutComponent methods; <text:span text:style-name="T307">they are inherited by </text:span><text:span text:style-name="T308">HorizontalLinearLayout. <text:s text:c="3"/></text:span></text:p>
      <text:p text:style-name="P147"/>
      <text:p text:style-name="P253">LinearLayoutComponent <text:span text:style-name="T309">Class <text:s text:c="3"/></text:span></text:p>
      <text:p text:style-name="P253"/>
      <text:p text:style-name="P141">This is an abstract <text:span text:style-name="T310">linear </text:span>layout component class <text:span text:style-name="T310">extended by </text:span><text:span text:style-name="T173">HorizontalLayoutComponent </text:span><text:span text:style-name="T311">class and </text:span><text:span text:style-name="T173">VerticalLayoutComponent </text:span><text:span text:style-name="T311">class. <text:s/></text:span></text:p>
      <text:p text:style-name="P253"/>
      <text:p text:style-name="P153">LinearLayoutComponent <text:span text:style-name="T176">inherits from </text:span>android.widget.LinearLayout <text:s text:c="6"/></text:p>
      <text:p text:style-name="P253"/>
      <text:p text:style-name="P148">Private Fields: <text:s/></text:p>
      <text:p text:style-name="P148">float <text:span text:style-name="T176">layoutWeight <text:s text:c="4"/></text:span></text:p>
      <text:p text:style-name="P148">GenericLayoutParams <text:span text:style-name="T176">genericLayoutParams <text:s text:c="4"/></text:span></text:p>
      <text:p text:style-name="P148"><text:span text:style-name="T176"/></text:p>
      <text:p text:style-name="P149">Constructors: <text:s/></text:p>
      <text:p text:style-name="P149">LinearLayoutComponent(Context <text:span text:style-name="T176">context</text:span>, ViewGroup <text:span text:style-name="T176">viewGroup</text:span>, int <text:span text:style-name="T176">horizontalParam</text:span>, int <text:span text:style-name="T176">verticalParam</text:span>) <text:s text:c="4"/></text:p>
      <text:p text:style-name="P149"/>
      <text:p text:style-name="P150">Public Methods: <text:s text:c="3"/></text:p>
      <text:p text:style-name="P150"><text:span text:style-name="T176">void</text:span> setLayoutGravity(int <text:span text:style-name="T176">gravity</text:span>) <text:s text:c="3"/></text:p>
      <text:p text:style-name="P150"><text:span text:style-name="T176">void </text:span>setComponentColor(int <text:span text:style-name="T176">color</text:span>) <text:s text:c="3"/></text:p>
      <text:p text:style-name="P150"><text:span text:style-name="T176">void</text:span> setLayoutDimension(float <text:span text:style-name="T176">layoutWidth</text:span>, float <text:span text:style-name="T176">layoutHeight</text:span>) <text:s text:c="4"/></text:p>
      <text:p text:style-name="P150"><text:span text:style-name="T176">void</text:span> setLayoutWidth(float <text:span text:style-name="T176">layoutWidth</text:span>) <text:s text:c="3"/></text:p>
      <text:p text:style-name="P150"><text:span text:style-name="T176">void</text:span> setLayoutHeight(float <text:span text:style-name="T176">layoutHeight</text:span>) <text:s text:c="5"/></text:p>
      <text:p text:style-name="P150"><text:span text:style-name="T176">void</text:span> setBackground(int <text:span text:style-name="T176">background</text:span>) <text:s text:c="4"/></text:p>
      <text:p text:style-name="P150"><text:span text:style-name="T176">void</text:span> setDrawable(Drawable <text:span text:style-name="T176">drawable</text:span>) <text:s text:c="4"/></text:p>
      <text:p text:style-name="P150"><text:span text:style-name="T176">void </text:span>setElevation(float <text:span text:style-name="T176">elevation</text:span>) <text:s text:c="5"/></text:p>
      <text:p text:style-name="P150"><text:span text:style-name="T176">float </text:span>getLayoutWeight() <text:s text:c="7"/></text:p>
      <text:p text:style-name="P150"><text:span text:style-name="T176">void</text:span> setLayoutWeight(float <text:span text:style-name="T176">layoutWeight</text:span>) <text:s text:c="7"/></text:p>
      <text:p text:style-name="P150"><text:span text:style-name="T176">void</text:span> setPadding(float <text:span text:style-name="T176">left</text:span>, float <text:span text:style-name="T176">top</text:span>, float <text:span text:style-name="T176">right</text:span>, float <text:span text:style-name="T176">bottom</text:span>) <text:s text:c="5"/></text:p>
      <text:p text:style-name="P150"><text:span text:style-name="T176">void</text:span> setMargins(float <text:span text:style-name="T176">left</text:span>, float <text:span text:style-name="T176">top</text:span>, float <text:span text:style-name="T176">right</text:span>, float <text:span text:style-name="T176">bottom</text:span>) <text:s text:c="4"/></text:p>
      <text:p text:style-name="P150"><text:span text:style-name="T176">GenericLayoutParams </text:span>getGenericLayoutParams() <text:s text:c="5"/></text:p>
      <text:p text:style-name="P150"><text:span text:style-name="T176">void</text:span> setGenericLayoutParams(GenericLayoutParams <text:span text:style-name="T176">genericLayoutParams</text:span>) <text:s text:c="3"/></text:p>
      <text:p text:style-name="P150"/>
      <text:p text:style-name="P251">RecyclerViewComponent <text:span text:style-name="T312">Class <text:s text:c="2"/></text:span></text:p>
      <text:p text:style-name="P252"/>
      <text:p text:style-name="P142">This layout class is used to display large set<text:span text:style-name="T313">s</text:span> of data <text:span text:style-name="T313">i</text:span>n the user interface <text:span text:style-name="T313">with </text:span><text:span text:style-name="T314">small memory footprint. <text:s/></text:span></text:p>
      <text:p text:style-name="P142"/>
      <text:p text:style-name="P152"><text:soft-page-break/>RecyclerViewComponent <text:span text:style-name="T176">inherits from </text:span>androidx.recyclerview.widget.RecyclerView <text:s text:c="3"/></text:p>
      <text:p text:style-name="P152"/>
      <text:p text:style-name="P151">Private <text:span text:style-name="T315">Fields: <text:s/></text:span></text:p>
      <text:p text:style-name="P151">float <text:span text:style-name="T176">layoutWeight <text:s text:c="9"/></text:span></text:p>
      <text:p text:style-name="P151">GenericLayoutParams <text:span text:style-name="T176">genericLayoutParams <text:s text:c="11"/></text:span></text:p>
      <text:p text:style-name="P151"><text:span text:style-name="T176"/></text:p>
      <text:p text:style-name="P154">Constructors: <text:s/></text:p>
      <text:p text:style-name="P154">RecyclerViewComponent(ViewGroup <text:span text:style-name="T176">viewGroup</text:span>) <text:s text:c="3"/></text:p>
      <text:p text:style-name="P155"/>
      <text:p text:style-name="P155">Public Methods: <text:s text:c="4"/></text:p>
      <text:p text:style-name="P155"><text:span text:style-name="T176">void </text:span>setLayoutGravity(int <text:span text:style-name="T176">gravity</text:span>) <text:s text:c="3"/></text:p>
      <text:p text:style-name="P155"><text:span text:style-name="T176">void </text:span>setComponentColor(int <text:span text:style-name="T176">color</text:span>) <text:s text:c="3"/></text:p>
      <text:p text:style-name="P155"><text:span text:style-name="T176">void </text:span>setBackground(int <text:span text:style-name="T176">background</text:span>) <text:s text:c="2"/></text:p>
      <text:p text:style-name="P155"><text:span text:style-name="T176">void </text:span>setDrawable(Drawable <text:span text:style-name="T176">drawable</text:span>) <text:s text:c="3"/></text:p>
      <text:p text:style-name="P155"><text:span text:style-name="T176">void </text:span>setElevation(float <text:span text:style-name="T176">elevation</text:span>) <text:s text:c="3"/></text:p>
      <text:p text:style-name="P155"><text:span text:style-name="T176">float </text:span>getLayoutWeight() <text:s/></text:p>
      <text:p text:style-name="P155"><text:span text:style-name="T176">void </text:span>setLayoutWeight(float <text:span text:style-name="T176">layoutWeight</text:span>) <text:s text:c="2"/></text:p>
      <text:p text:style-name="P155"><text:span text:style-name="T176">void </text:span>setPadding(int <text:span text:style-name="T176">left</text:span>, int <text:span text:style-name="T176">top</text:span>, int <text:span text:style-name="T176">right</text:span>, int <text:span text:style-name="T176">bottom</text:span>) <text:s/></text:p>
      <text:p text:style-name="P156"><text:span text:style-name="T176">void </text:span>setMargins(int <text:span text:style-name="T176">left</text:span>, int <text:span text:style-name="T176">top</text:span>, int <text:span text:style-name="T176">right</text:span>, int <text:span text:style-name="T176">bottom</text:span>) </text:p>
      <text:p text:style-name="P156"><text:span text:style-name="T176">GenericLayoutParams </text:span>getGenericLayoutParams() <text:s/></text:p>
      <text:p text:style-name="P155"><text:span text:style-name="T176">void </text:span>setGenericLayoutParams(GenericLayoutParams <text:span text:style-name="T176">genericLayoutParams</text:span>) <text:s text:c="3"/></text:p>
      <text:p text:style-name="P155"/>
      <text:p text:style-name="P254">VerticalLinearLayout <text:span text:style-name="T316">Class <text:s text:c="2"/></text:span></text:p>
      <text:p text:style-name="P254"/>
      <text:p text:style-name="P183">This is a layout component designed to arrange its children vertically from top to bottom. <text:s/></text:p>
      <text:p text:style-name="P183"/>
      <text:p text:style-name="P164">VerticalLinearLayout <text:span text:style-name="T176">inherits from </text:span><text:span text:style-name="T201"><text:s/></text:span><text:span text:style-name="T304">com.chibuzo.component.layoutcomponent.</text:span><text:span text:style-name="T305">LinearLayoutComponent <text:s/></text:span></text:p>
      <text:p text:style-name="P183"/>
      <text:p text:style-name="P157">Constructors: <text:s text:c="3"/></text:p>
      <text:p text:style-name="P157">VerticalLinearLayout(Context <text:span text:style-name="T176">context</text:span>, int <text:span text:style-name="T176">horizontalParam</text:span>, int <text:span text:style-name="T176">verticalParam</text:span>) <text:s text:c="3"/></text:p>
      <text:p text:style-name="P157">VerticalLinearLayout(Context <text:span text:style-name="T176">context</text:span>, ViewGroup <text:span text:style-name="T176">viewGroup</text:span>, int <text:span text:style-name="T176">horizontalParam</text:span>, int <text:span text:style-name="T176">verticalParam</text:span>) <text:s text:c="6"/></text:p>
      <text:p text:style-name="P157"/>
      <text:p text:style-name="P255">ViewPagerComponent <text:span text:style-name="T317">Class <text:s text:c="2"/></text:span></text:p>
      <text:p text:style-name="P255"/>
      <text:p text:style-name="P269"><text:span text:style-name="T275">This is a layout component that allows user to flip left </text:span><text:span text:style-name="T276">and</text:span><text:span text:style-name="T275"> right through </text:span><text:span text:style-name="T277">pages of data. </text:span></text:p>
      <text:p text:style-name="P184"/>
      <text:p text:style-name="P165">ViewPagerComponent <text:span text:style-name="T176">inherits from </text:span>androidx.viewpager.widget.ViewPager <text:s text:c="5"/></text:p>
      <text:p text:style-name="P184"/>
      <text:p text:style-name="P158">Private Fields: <text:s text:c="2"/></text:p>
      <text:p text:style-name="P158">float <text:span text:style-name="T176">layoutWeight</text:span></text:p>
      <text:p text:style-name="P158">GenericLayoutParams <text:span text:style-name="T176">genericLayoutParams <text:s text:c="5"/></text:span></text:p>
      <text:p text:style-name="P158"><text:span text:style-name="T176"/></text:p>
      <text:p text:style-name="P159">Constructors: <text:s/></text:p>
      <text:p text:style-name="P159">ViewPagerComponent(Context <text:span text:style-name="T176">context</text:span>, ViewGroup <text:span text:style-name="T176">viewGroup</text:span>, int <text:span text:style-name="T176">horizontalParam</text:span>, int <text:span text:style-name="T176">verticalParam</text:span>) <text:s text:c="7"/></text:p>
      <text:p text:style-name="P159"/>
      <text:p text:style-name="P160">Public Methods: <text:s text:c="2"/></text:p>
      <text:p text:style-name="P160"><text:span text:style-name="T176">void </text:span>setLayoutGravity(int <text:span text:style-name="T176">gravity</text:span>) </text:p>
      <text:p text:style-name="P160"><text:span text:style-name="T176">void </text:span>setElevation(float <text:span text:style-name="T176">elevation</text:span>) </text:p>
      <text:p text:style-name="P160"><text:span text:style-name="T176">float </text:span>getLayoutWeight() </text:p>
      <text:p text:style-name="P160"><text:soft-page-break/><text:span text:style-name="T176">void </text:span>setLayoutWeight(float <text:span text:style-name="T176">layoutWeight</text:span>) <text:s text:c="3"/></text:p>
      <text:p text:style-name="P160"><text:span text:style-name="T176">void </text:span>setPadding(float <text:span text:style-name="T176">left</text:span>, float <text:span text:style-name="T176">top</text:span>, float <text:span text:style-name="T176">right</text:span>, float <text:span text:style-name="T176">bottom</text:span>) <text:s/></text:p>
      <text:p text:style-name="P160"><text:span text:style-name="T176">void </text:span>setMargins(int <text:span text:style-name="T176">left</text:span>, int <text:span text:style-name="T176">top</text:span>, int <text:span text:style-name="T176">right</text:span>, int <text:span text:style-name="T176">bottom</text:span>) <text:s/></text:p>
      <text:p text:style-name="P160"><text:span text:style-name="T176">GenericLayoutParams </text:span>getGenericLayoutParams() <text:s/></text:p>
      <text:p text:style-name="P160"><text:span text:style-name="T176">void </text:span>setGenericLayoutParams(GenericLayoutParams <text:span text:style-name="T176">genericLayoutParams</text:span>) <text:s text:c="2"/></text:p>
      <text:p text:style-name="P160"/>
      <text:p text:style-name="P280">Classes from the com.chibuzo.component.viewcomponent package: <text:s/></text:p>
      <text:p text:style-name="P280"/>
      <text:p text:style-name="P256">BorderlessEditText <text:span text:style-name="T318">Class <text:s text:c="3"/></text:span></text:p>
      <text:p text:style-name="P256"><draw:frame draw:style-name="fr2" draw:name="Image3" text:anchor-type="char" svg:width="17cm" svg:height="3.087cm" draw:z-index="2"><draw:image xlink:href="Pictures/1000000000000421000000C008D0062D61D5D22F.jpg" xlink:type="simple" xlink:show="embed" xlink:actuate="onLoad" loext:mime-type="image/jpeg"/></draw:frame></text:p>
      <text:p text:style-name="P185">This is a <text:span text:style-name="T319">custom EditText that </text:span><text:span text:style-name="T320">has icon, with no borders. <text:s text:c="5"/></text:span></text:p>
      <text:p text:style-name="P185"/>
      <text:p text:style-name="P166">BorderlessEditText <text:span text:style-name="T203">inherits from </text:span><text:span text:style-name="T322">com.chibuzo.component.layoutcomponent.VerticalLinearLayout <text:s text:c="11"/></text:span></text:p>
      <text:p text:style-name="P185"/>
      <text:p text:style-name="P161">Private Fields: <text:s/></text:p>
      <text:p text:style-name="P162">int <text:span text:style-name="T176">editTextIcon </text:span></text:p>
      <text:p text:style-name="P162">String <text:span text:style-name="T176">editTextHint</text:span></text:p>
      <text:p text:style-name="P162"><text:span text:style-name="T321">int </text:span><text:span text:style-name="T176">editTextBackgroundColor</text:span></text:p>
      <text:p text:style-name="P161">ViewComponent <text:span text:style-name="T176">editTextUnderline</text:span></text:p>
      <text:p text:style-name="P161">ImageViewComponent <text:span text:style-name="T176">editTextIconView</text:span></text:p>
      <text:p text:style-name="P161">EditTextComponent <text:span text:style-name="T176">borderlessEditTextView</text:span></text:p>
      <text:p text:style-name="P161">HorizontalLinearLayout <text:span text:style-name="T176">borderlessEditTextLayout</text:span></text:p>
      <text:p text:style-name="P161"/>
      <text:p text:style-name="P163">Constructors: <text:s/></text:p>
      <text:p text:style-name="P163">BorderlessEditText(ViewGroup <text:span text:style-name="T176">viewGroup</text:span>, int <text:span text:style-name="T176">editTextIcon</text:span>, String <text:span text:style-name="T176">editTextHint</text:span>) <text:s text:c="2"/></text:p>
      <text:p text:style-name="P163"/>
      <text:p text:style-name="P167">Public Methods: <text:s text:c="2"/></text:p>
      <text:p text:style-name="P167"><text:span text:style-name="T176">String </text:span>getEditTextHint() </text:p>
      <text:p text:style-name="P167"><text:span text:style-name="T176">void </text:span>setEditTextHint(String <text:span text:style-name="T176">editTextHint</text:span>) <text:s/></text:p>
      <text:p text:style-name="P167"><text:span text:style-name="T176">int </text:span>getEditTextIcon() <text:s/></text:p>
      <text:p text:style-name="P167"><text:span text:style-name="T176">void </text:span>setEditTextIcon(int <text:span text:style-name="T176">editTextIcon</text:span>) <text:s/></text:p>
      <text:p text:style-name="P167"><text:span text:style-name="T176">int </text:span>getEditTextBackgroundColor() <text:s/></text:p>
      <text:p text:style-name="P167"><text:span text:style-name="T176">void </text:span>setEditTextBackgroundColor(int <text:span text:style-name="T176">editTextBackgroundColor</text:span>) </text:p>
      <text:p text:style-name="P167"><text:span text:style-name="T176">HorizontalLinearLayout </text:span>getBorderlessEditTextLayout() </text:p>
      <text:p text:style-name="P167"><text:span text:style-name="T176">ViewComponent </text:span>getEditTextUnderline() </text:p>
      <text:p text:style-name="P169"><text:span text:style-name="T176">ImageViewComponent </text:span>getEditTextIconView() </text:p>
      <text:p text:style-name="P167"><text:span text:style-name="T176">EditTextComponent </text:span>getBorderlessEditTextView() <text:s/></text:p>
      <text:p text:style-name="P167"/>
      <text:p text:style-name="P170">Private Methods: <text:s text:c="8"/></text:p>
      <text:p text:style-name="P169"><text:span text:style-name="T176">void </text:span>setBorderlessEditTextLayout() <text:s/></text:p>
      <text:p text:style-name="P168"><text:span text:style-name="T176">void </text:span>setEditTextUnderline() </text:p>
      <text:p text:style-name="P169"><text:span text:style-name="T176">void </text:span>setEditTextIconView() <text:s text:c="2"/></text:p>
      <text:p text:style-name="P167"><text:span text:style-name="T176">void </text:span>setBorderlessEditTextView() <text:s text:c="4"/></text:p>
      <text:p text:style-name="P167"/>
      <text:p text:style-name="P257"><text:soft-page-break/>ButtonComponent <text:span text:style-name="T323">Class <text:s text:c="2"/></text:span></text:p>
      <text:p text:style-name="P257"/>
      <text:p text:style-name="P186">A user interface component a user can tap to or click on to perform an action. <text:s/></text:p>
      <text:p text:style-name="P186"/>
      <text:p text:style-name="P171">ButtonComponent <text:span text:style-name="T176">inherits from </text:span>com.chibuzo.component.layoutcomponent.VerticalLinearLayout <text:s text:c="4"/></text:p>
      <text:p text:style-name="P171"/>
      <text:p text:style-name="P172">Private Fields: <text:s text:c="2"/></text:p>
      <text:p text:style-name="P172">int <text:span text:style-name="T176">labelSize <text:s text:c="3"/></text:span></text:p>
      <text:p text:style-name="P172">String <text:span text:style-name="T176">buttonLabel <text:s text:c="3"/></text:span></text:p>
      <text:p text:style-name="P172">TextViewComponent <text:span text:style-name="T176">textViewComponent <text:s text:c="6"/></text:span></text:p>
      <text:p text:style-name="P172"><text:span text:style-name="T176"/></text:p>
      <text:p text:style-name="P173">Constructors: <text:s text:c="2"/></text:p>
      <text:p text:style-name="P173">ButtonComponent(ViewGroup <text:span text:style-name="T176">viewGroup</text:span>, String <text:span text:style-name="T176">buttonLabel</text:span>) </text:p>
      <text:p text:style-name="P173">ButtonComponent(ViewGroup <text:span text:style-name="T176">viewGroup</text:span>, String <text:span text:style-name="T176">buttonLabel</text:span>, int <text:span text:style-name="T176">labelSize</text:span>) <text:s text:c="3"/></text:p>
      <text:p text:style-name="P173"/>
      <text:p text:style-name="P174">Public Methods: <text:s text:c="4"/></text:p>
      <text:p text:style-name="P174"><text:span text:style-name="T176">TextViewComponent </text:span>getButtonLabel() <text:s text:c="4"/></text:p>
      <text:p text:style-name="P174"><text:span text:style-name="T176">void </text:span>setButtonLabel() <text:s text:c="6"/></text:p>
      <text:p text:style-name="P174"/>
      <text:p text:style-name="P258">EditTextComponent <text:span text:style-name="T324">Class <text:s text:c="6"/></text:span></text:p>
      <text:p text:style-name="P258"/>
      <text:p text:style-name="P187">This is a user interface component for entering and modifying text. <text:s text:c="6"/></text:p>
      <text:p text:style-name="P187"/>
      <text:p text:style-name="P175">EditTextComponent <text:span text:style-name="T176">inherits from </text:span>androidx.appcompat.widget.AppCompatEditText <text:s text:c="6"/></text:p>
      <text:p text:style-name="P175"/>
      <text:p text:style-name="P176">Private Fields: <text:s/></text:p>
      <text:p text:style-name="P176">float <text:span text:style-name="T176">layoutWeight </text:span><text:s text:c="4"/></text:p>
      <text:p text:style-name="P176">int <text:span text:style-name="T176">editorInputType <text:s text:c="4"/></text:span></text:p>
      <text:p text:style-name="P176">GenericLayoutParams <text:span text:style-name="T176">genericLayoutParams <text:s text:c="5"/></text:span></text:p>
      <text:p text:style-name="P176"><text:span text:style-name="T176"/></text:p>
      <text:p text:style-name="P177">Public Constants: <text:s text:c="2"/></text:p>
      <text:p text:style-name="P176"><text:span text:style-name="T176">static final int </text:span>INPUT_TYPE_TEXT</text:p>
      <text:p text:style-name="P176"><text:span text:style-name="T176">static final int </text:span>INPUT_TYPE_NUMBER</text:p>
      <text:p text:style-name="P176"><text:span text:style-name="T176">static final int </text:span>INPUT_TYPE_DATE_TIME</text:p>
      <text:p text:style-name="P176"><text:span text:style-name="T176">static final int </text:span>INPUT_TYPE_PHONE </text:p>
      <text:p text:style-name="P176"><text:span text:style-name="T176">static final int </text:span>INPUT_TYPE_TEXT_PASSWORD </text:p>
      <text:p text:style-name="P176"><text:span text:style-name="T176">static final int </text:span>INPUT_TYPE_NUMBER_PASSWORD<text:span text:style-name="T176"> <text:s/></text:span></text:p>
      <text:p text:style-name="P176"><text:span text:style-name="T176"/></text:p>
      <text:p text:style-name="P178">Constructors: <text:s text:c="3"/></text:p>
      <text:p text:style-name="P270"><text:span text:style-name="T157">EditTextComponent(ViewGroup </text:span>viewGroup, <text:span text:style-name="T157">String </text:span>hint<text:span text:style-name="T157">) <text:s text:c="8"/></text:span></text:p>
      <text:p text:style-name="P178">EditTextComponent(ViewGroup <text:span text:style-name="T176">viewGroup</text:span>, String <text:span text:style-name="T176">hint</text:span>, int <text:span text:style-name="T176">editorInputType</text:span>) <text:s text:c="14"/></text:p>
      <text:p text:style-name="P178"/>
      <text:p text:style-name="P179">Public Methods: <text:s text:c="2"/></text:p>
      <text:p text:style-name="P179"><text:span text:style-name="T176">void </text:span>setLayoutGravity(int <text:span text:style-name="T176">gravity</text:span>) <text:s text:c="4"/></text:p>
      <text:p text:style-name="P179"><text:span text:style-name="T176">void </text:span>setComponentColor(int <text:span text:style-name="T176">color</text:span>) <text:s text:c="3"/></text:p>
      <text:p text:style-name="P179"><text:span text:style-name="T176">void </text:span>setBackground(int <text:span text:style-name="T176">background</text:span>) <text:s text:c="3"/></text:p>
      <text:p text:style-name="P179"><text:span text:style-name="T176">void </text:span>setDrawable(Drawable <text:span text:style-name="T176">drawable</text:span>) <text:s text:c="10"/></text:p>
      <text:p text:style-name="P179"><text:span text:style-name="T176">float </text:span>getLayoutWeight() <text:s text:c="13"/></text:p>
      <text:p text:style-name="P179"><text:span text:style-name="T176">void </text:span>setLayoutWeight(float <text:span text:style-name="T176">layoutWeight</text:span>) <text:s text:c="11"/></text:p>
      <text:p text:style-name="P179"><text:span text:style-name="T176">void </text:span>setPadding(float <text:span text:style-name="T176">left</text:span>, float <text:span text:style-name="T176">top</text:span>, float <text:span text:style-name="T176">right</text:span>, float <text:span text:style-name="T176">bottom</text:span>) <text:s text:c="13"/></text:p>
      <text:p text:style-name="P179"><text:span text:style-name="T176">void </text:span>setMargins(float <text:span text:style-name="T176">left</text:span>, float <text:span text:style-name="T176">top</text:span>, float <text:span text:style-name="T176">right</text:span>, float <text:span text:style-name="T176">bottom</text:span>) <text:s text:c="7"/></text:p>
      <text:p text:style-name="P179"><text:soft-page-break/><text:span text:style-name="T176">GenericLayoutParams </text:span>getGenericLayoutParams() <text:s text:c="6"/></text:p>
      <text:p text:style-name="P179"><text:span text:style-name="T176">void </text:span>setGenericLayoutParams(GenericLayoutParams <text:span text:style-name="T176">genericLayoutParams</text:span>) <text:s text:c="3"/></text:p>
      <text:p text:style-name="P179"><text:span text:style-name="T176">int </text:span>getEditorInputType() <text:s text:c="3"/></text:p>
      <text:p text:style-name="P180"><text:span text:style-name="T176">void </text:span>setEditorInputType(int <text:span text:style-name="T176">editorInputType</text:span>) <text:s text:c="5"/></text:p>
      <text:p text:style-name="P180"/>
      <text:p text:style-name="P259">FormFieldComponent <text:span text:style-name="T325">Class <text:s text:c="3"/></text:span></text:p>
      <text:p text:style-name="P259"/>
      <text:p text:style-name="P188">This is a form field <text:span text:style-name="T326">or form input</text:span> component that has an EditText component and label. <text:s text:c="2"/></text:p>
      <text:p text:style-name="P188"/>
      <text:p text:style-name="P181">FormFieldComponent <text:span text:style-name="T176">inherits from </text:span>com.chibuzo.component.layoutcomponent.VerticalLinearLayout <text:s text:c="10"/></text:p>
      <text:p text:style-name="P181"/>
      <text:p text:style-name="P182">Private Fields: <text:s text:c="4"/></text:p>
      <text:p text:style-name="P182">int <text:span text:style-name="T176">labelSize <text:s text:c="3"/></text:span><text:s text:c="2"/></text:p>
      <text:p text:style-name="P182">String <text:span text:style-name="T176">hint <text:s text:c="5"/></text:span></text:p>
      <text:p text:style-name="P182">String <text:span text:style-name="T176">formLabel <text:s text:c="4"/></text:span></text:p>
      <text:p text:style-name="P182">int <text:span text:style-name="T176">editorInputType </text:span><text:s text:c="5"/></text:p>
      <text:p text:style-name="P182">EditTextComponent <text:span text:style-name="T176">editTextComponent <text:s text:c="6"/></text:span></text:p>
      <text:p text:style-name="P182">TextViewComponent <text:span text:style-name="T176">textViewComponent <text:s text:c="4"/></text:span><text:s text:c="4"/></text:p>
      <text:p text:style-name="P181"/>
      <text:p text:style-name="P271"><text:span text:style-name="T281">Constructors: <text:s text:c="6"/></text:span></text:p>
      <text:p text:style-name="P271"><text:span text:style-name="T281">FormFieldComponent(ViewGroup </text:span><text:span text:style-name="T278">viewGroup</text:span><text:span text:style-name="T281">, String </text:span><text:span text:style-name="T278">formLabel</text:span><text:span text:style-name="T281">, String </text:span><text:span text:style-name="T278">hint</text:span><text:span text:style-name="T281">) <text:s text:c="6"/></text:span></text:p>
      <text:p text:style-name="P271"><text:span text:style-name="T281">FormFieldComponent(ViewGroup </text:span><text:span text:style-name="T278">viewGroup</text:span><text:span text:style-name="T281">, String </text:span><text:span text:style-name="T278">formLabel</text:span><text:span text:style-name="T281">, String </text:span><text:span text:style-name="T278">hint</text:span><text:span text:style-name="T281">, int </text:span><text:span text:style-name="T278">editorInputType</text:span><text:span text:style-name="T281">) <text:s text:c="3"/></text:span></text:p>
      <text:p text:style-name="P271"><text:span text:style-name="T281">FormFieldComponent(ViewGroup </text:span><text:span text:style-name="T278">viewGroup</text:span><text:span text:style-name="T281">, String </text:span><text:span text:style-name="T278">formLabel</text:span><text:span text:style-name="T281">, int </text:span><text:span text:style-name="T278">labelSize</text:span><text:span text:style-name="T281">, String </text:span><text:span text:style-name="T278">hint</text:span><text:span text:style-name="T281">, int </text:span><text:span text:style-name="T278">editorInputType</text:span><text:span text:style-name="T281">) <text:s text:c="8"/></text:span></text:p>
      <text:p text:style-name="P271"><text:span text:style-name="T281"/></text:p>
      <text:p text:style-name="P272"><text:span text:style-name="T282">Public Methods: <text:s text:c="2"/></text:span><text:span text:style-name="T281"><text:s text:c="5"/></text:span></text:p>
      <text:p text:style-name="P272"><text:span text:style-name="T278">EditTextComponent </text:span><text:span text:style-name="T281">getFormInput() <text:s text:c="4"/></text:span></text:p>
      <text:p text:style-name="P272"><text:span text:style-name="T278">void </text:span><text:span text:style-name="T281">setFormInput() <text:s text:c="4"/></text:span></text:p>
      <text:p text:style-name="P272"><text:span text:style-name="T278">TextViewComponent </text:span><text:span text:style-name="T281">getFormLabel() <text:s text:c="3"/></text:span></text:p>
      <text:p text:style-name="P272"><text:span text:style-name="T278">void </text:span><text:span text:style-name="T281">setFormLabel() <text:s text:c="6"/></text:span></text:p>
      <text:p text:style-name="P272"><text:span text:style-name="T281"/></text:p>
      <text:p text:style-name="P260"><text:span text:style-name="T106">IconLabelButton </text:span><text:span text:style-name="T107">Class <text:s text:c="6"/></text:span></text:p>
      <text:p text:style-name="P260"><text:span text:style-name="T107"/></text:p>
      <text:p text:style-name="P189"><text:span text:style-name="T108">T</text:span><text:span text:style-name="T105">his is a </text:span><text:span text:style-name="T109">Button component that </text:span><text:span text:style-name="T110">has both icon and text as label. <text:s text:c="5"/></text:span></text:p>
      <text:p text:style-name="P189"><text:span text:style-name="T111"/></text:p>
      <text:p text:style-name="P239"><text:span text:style-name="T112">IconLabelButton </text:span><text:span text:style-name="T114">inherits from </text:span><text:span text:style-name="T116">com.chibuzo.component.layoutcomponent.HorizontalLinearLayout <text:s text:c="12"/></text:span></text:p>
      <text:p text:style-name="P239"><text:span text:style-name="T116"/></text:p>
      <text:p text:style-name="P240"><text:span text:style-name="T116">P</text:span><text:span text:style-name="T115">rivate Fields: <text:s text:c="4"/></text:span></text:p>
      <text:p text:style-name="P240"><text:span text:style-name="T115">int </text:span><text:span text:style-name="T113">labelSize <text:s text:c="5"/></text:span></text:p>
      <text:p text:style-name="P240"><text:span text:style-name="T115">Context </text:span><text:span text:style-name="T113">context <text:s text:c="3"/></text:span></text:p>
      <text:p text:style-name="P240"><text:span text:style-name="T115">TextViewComponent </text:span><text:span text:style-name="T113">buttonLabel <text:s text:c="3"/></text:span></text:p>
      <text:p text:style-name="P240"><text:span text:style-name="T115">ImageViewComponent </text:span><text:span text:style-name="T113">buttonIcon</text:span><text:span text:style-name="T115"> <text:s/></text:span></text:p>
      <text:p text:style-name="P240"><text:span text:style-name="T115"/></text:p>
      <text:p text:style-name="P273"><text:span text:style-name="T283">Constructors</text:span><text:span text:style-name="T284">: <text:s text:c="3"/></text:span></text:p>
      <text:p text:style-name="P241">IconLabelButton(ViewGroup <text:span text:style-name="T176">viewGroup</text:span>, int <text:span text:style-name="T176">drawableResource</text:span>, String <text:span text:style-name="T176">buttonLabel</text:span>) <text:s text:c="7"/></text:p>
      <text:p text:style-name="P241">IconLabelButton(ViewGroup <text:span text:style-name="T176">viewGroup</text:span>, Drawable <text:span text:style-name="T176">drawable</text:span>, String <text:span text:style-name="T176">buttonLabel</text:span>) <text:s text:c="10"/></text:p>
      <text:p text:style-name="P241">IconLabelButton(ViewGroup <text:span text:style-name="T176">viewGroup</text:span>, int <text:span text:style-name="T176">drawableResource</text:span>, String <text:span text:style-name="T176">buttonLabel</text:span>, int <text:span text:style-name="T176">labelSize</text:span>) <text:s text:c="3"/></text:p>
      <text:p text:style-name="P241">IconLabelButton(ViewGroup <text:span text:style-name="T176">viewGroup</text:span>, Drawable <text:span text:style-name="T176">drawable</text:span>, String <text:span text:style-name="T176">buttonLabel</text:span>, int <text:span text:style-name="T176">labelSize</text:span>) <text:s text:c="18"/></text:p>
      <text:p text:style-name="P241"><text:soft-page-break/></text:p>
      <text:p text:style-name="P242">Public Methods: <text:s text:c="3"/></text:p>
      <text:p text:style-name="P242"><text:span text:style-name="T176">TextViewComponent </text:span>getButtonLabel() <text:s text:c="5"/></text:p>
      <text:p text:style-name="P242"><text:span text:style-name="T176">void </text:span>setButtonLabel(String <text:span text:style-name="T176">buttonLabel</text:span>) <text:s text:c="5"/></text:p>
      <text:p text:style-name="P242"><text:span text:style-name="T176">void </text:span>setButtonLabel(TextViewComponent <text:span text:style-name="T176">buttonLabel</text:span>) <text:s text:c="6"/></text:p>
      <text:p text:style-name="P242"><text:span text:style-name="T176">ImageViewComponent </text:span>getButtonIcon() <text:s text:c="3"/></text:p>
      <text:p text:style-name="P242"><text:span text:style-name="T176">void </text:span>setButtonIcon(int <text:span text:style-name="T176">drawableResource</text:span>) <text:s text:c="6"/></text:p>
      <text:p text:style-name="P242"><text:span text:style-name="T176">void </text:span>setButtonIcon(Drawable <text:span text:style-name="T176">drawable</text:span>) <text:s text:c="6"/></text:p>
      <text:p text:style-name="P242"/>
      <text:p text:style-name="P261">IconOnlyButton <text:span text:style-name="T327">Class <text:s text:c="5"/></text:span></text:p>
      <text:p text:style-name="P261"/>
      <text:p text:style-name="P190">This is a Button component that has only <text:span text:style-name="T328">icon </text:span><text:span text:style-name="T329">in place of label. <text:s text:c="4"/></text:span></text:p>
      <text:p text:style-name="P190"/>
      <text:p text:style-name="P198">IconOnlyButton <text:span text:style-name="T176">inherits from </text:span>com.chibuzo.component.layoutcomponent.VerticalLinearLayout <text:s text:c="16"/></text:p>
      <text:p text:style-name="P198"/>
      <text:p text:style-name="P199">Private Fields: <text:s text:c="2"/></text:p>
      <text:p text:style-name="P199">ImageViewComponent <text:span text:style-name="T176">buttonIcon </text:span><text:s text:c="10"/></text:p>
      <text:p text:style-name="P199"/>
      <text:p text:style-name="P274"><text:span text:style-name="T285">Contructors: <text:s text:c="6"/></text:span></text:p>
      <text:p text:style-name="P199">IconOnlyButton(ViewGroup <text:span text:style-name="T176">viewGroup</text:span>, int <text:span text:style-name="T176">drawableResource</text:span>) <text:s text:c="15"/></text:p>
      <text:p text:style-name="P199">IconOnlyButton(ViewGroup <text:span text:style-name="T176">viewGroup</text:span>, Drawable <text:span text:style-name="T176">drawable</text:span>) <text:s text:c="7"/></text:p>
      <text:p text:style-name="P199"/>
      <text:p text:style-name="P200">Public Methods: <text:s text:c="3"/></text:p>
      <text:p text:style-name="P200"><text:span text:style-name="T176">ImageViewComponent</text:span> getButtonIcon() <text:s text:c="4"/></text:p>
      <text:p text:style-name="P200"><text:span text:style-name="T176">void </text:span>setButtonIcon(Drawable <text:span text:style-name="T176">drawable</text:span>) <text:s text:c="5"/></text:p>
      <text:p text:style-name="P200"><text:span text:style-name="T176">void </text:span>setButtonIcon(int <text:span text:style-name="T176">drawableResource</text:span>) <text:s text:c="15"/></text:p>
      <text:p text:style-name="P200"/>
      <text:p text:style-name="P262">IconTextMenuComponent <text:span text:style-name="T330">Class <text:s text:c="5"/></text:span></text:p>
      <text:p text:style-name="P262"/>
      <text:p text:style-name="P191">This is a menu item component that <text:span text:style-name="T331">has both </text:span><text:span text:style-name="T332">icon and label. <text:s text:c="3"/></text:span></text:p>
      <text:p text:style-name="P191"/>
      <text:p text:style-name="P201">IconTextMenuComponent <text:span text:style-name="T204">inherits from </text:span><text:span text:style-name="T333">com.chibuzo.component.layoutcomponent.VerticalLinearLayout <text:s text:c="16"/></text:span></text:p>
      <text:p text:style-name="P201"/>
      <text:p text:style-name="P202">Private Fields: <text:s text:c="3"/></text:p>
      <text:p text:style-name="P202">Object <text:span text:style-name="T176">menuIcon <text:s/></text:span></text:p>
      <text:p text:style-name="P203">String <text:span text:style-name="T176">menuLabel <text:s/></text:span></text:p>
      <text:p text:style-name="P203">float <text:span text:style-name="T176">menuIconSize</text:span> <text:s text:c="3"/></text:p>
      <text:p text:style-name="P203"><text:span text:style-name="T334">float </text:span><text:span text:style-name="T176">menuLabelSize <text:s text:c="5"/></text:span></text:p>
      <text:p text:style-name="P202">ViewComponent <text:span text:style-name="T176">separatorView <text:s text:c="2"/></text:span></text:p>
      <text:p text:style-name="P202">TextViewComponent <text:span text:style-name="T176">menuLabelView </text:span></text:p>
      <text:p text:style-name="P202">ImageViewComponent <text:span text:style-name="T176">menuIconView <text:s text:c="2"/></text:span></text:p>
      <text:p text:style-name="P202">HorizontalLinearLayout <text:span text:style-name="T176">parentContainerLayout <text:s text:c="5"/></text:span></text:p>
      <text:p text:style-name="P202"/>
      <text:p text:style-name="P204">Contructors: <text:s text:c="3"/></text:p>
      <text:p text:style-name="P204">IconTextMenuComponent(ViewGroup <text:span text:style-name="T176">viewGroup</text:span>, Object <text:span text:style-name="T176">menuIcon</text:span>, String <text:span text:style-name="T176">menuLabel</text:span>) <text:s text:c="4"/></text:p>
      <text:p text:style-name="P204">IconTextMenuComponent(ViewGroup <text:span text:style-name="T176">viewGroup</text:span>, Object <text:span text:style-name="T176">menuIcon</text:span>, String <text:span text:style-name="T176">menuLabel</text:span>, float <text:span text:style-name="T176">menuIconSize</text:span>) <text:s text:c="5"/></text:p>
      <text:p text:style-name="P204">IconTextMenuComponent(ViewGroup <text:span text:style-name="T176">viewGroup</text:span>, Object <text:span text:style-name="T176">menuIcon</text:span>, String <text:span text:style-name="T176">menuLabel</text:span>, float <text:span text:style-name="T176">menuIconSize</text:span>, float <text:span text:style-name="T176">menuLabelSize</text:span>) <text:s text:c="4"/></text:p>
      <text:p text:style-name="P204"/>
      <text:p text:style-name="P205"><text:soft-page-break/>Public Methods: <text:s text:c="3"/></text:p>
      <text:p text:style-name="P205"><text:span text:style-name="T176">Object </text:span>getMenuIcon() <text:s text:c="3"/></text:p>
      <text:p text:style-name="P205"><text:span text:style-name="T176">void </text:span>setMenuIcon(Object <text:span text:style-name="T176">menuIcon</text:span>) <text:s text:c="5"/></text:p>
      <text:p text:style-name="P205"><text:span text:style-name="T176">String </text:span>getMenuLabel() <text:s text:c="4"/></text:p>
      <text:p text:style-name="P205"><text:span text:style-name="T176">void </text:span>setMenuLabel(String <text:span text:style-name="T176">menuLabel</text:span>) <text:s text:c="2"/></text:p>
      <text:p text:style-name="P205"><text:span text:style-name="T176">float </text:span>getMenuLabelSize() <text:s text:c="3"/></text:p>
      <text:p text:style-name="P205"><text:span text:style-name="T176">void </text:span>setMenuLabelSize(int <text:span text:style-name="T176">menuLabelSize</text:span>) <text:s text:c="3"/></text:p>
      <text:p text:style-name="P205"><text:span text:style-name="T176">float </text:span>getMenuIconSize() <text:s text:c="4"/></text:p>
      <text:p text:style-name="P205"><text:span text:style-name="T176">void </text:span>setMenuIconSize(float <text:span text:style-name="T176">menuIconSize</text:span>) <text:s text:c="5"/></text:p>
      <text:p text:style-name="P205"><text:span text:style-name="T176">HorizontalLinearLayout </text:span>getParentContainerLayout() <text:s text:c="4"/></text:p>
      <text:p text:style-name="P205"><text:span text:style-name="T176">ImageViewComponent </text:span>getMenuIconView() <text:s text:c="5"/></text:p>
      <text:p text:style-name="P205"><text:span text:style-name="T176">TextViewComponent </text:span>getMenuLabelView() <text:s text:c="6"/></text:p>
      <text:p text:style-name="P205"><text:span text:style-name="T176">ViewComponent </text:span>getSeparatorView() <text:s text:c="5"/></text:p>
      <text:p text:style-name="P205"><text:s text:c="2"/></text:p>
      <text:p text:style-name="P209">Private Methods: <text:s text:c="3"/></text:p>
      <text:p text:style-name="P206"><text:span text:style-name="T176">void </text:span>setParentContainerLayout() <text:s text:c="3"/></text:p>
      <text:p text:style-name="P206"><text:span text:style-name="T176">void </text:span>setMenuIconView() <text:s text:c="4"/></text:p>
      <text:p text:style-name="P207"><text:span text:style-name="T176">void </text:span>setMenuLabelView() <text:s text:c="8"/></text:p>
      <text:p text:style-name="P208"><text:span text:style-name="T176">void </text:span>setSeparatorView() <text:s text:c="7"/></text:p>
      <text:p text:style-name="P208"/>
      <text:p text:style-name="P263">ImageViewComponent <text:span text:style-name="T335">Class <text:s text:c="2"/></text:span></text:p>
      <text:p text:style-name="P263"/>
      <text:p text:style-name="P192">This component is used to display image <text:span text:style-name="T336">resources. </text:span></text:p>
      <text:p text:style-name="P192"/>
      <text:p text:style-name="P210">ImageViewComponent <text:span text:style-name="T176">inherits from </text:span>com.chibuzo.component.viewcomponent.<text:span text:style-name="T338">ImageViewParent <text:s text:c="4"/></text:span></text:p>
      <text:p text:style-name="P210"/>
      <text:p text:style-name="P211">Private Fields: <text:s text:c="3"/></text:p>
      <text:p text:style-name="P212">Bitmap <text:span text:style-name="T176">bitmap <text:s text:c="3"/></text:span></text:p>
      <text:p text:style-name="P212"><text:span text:style-name="T176"/></text:p>
      <text:p text:style-name="P213">Constructors: <text:s text:c="4"/></text:p>
      <text:p text:style-name="P275"><text:span text:style-name="T288">ImageViewComponent(ViewGroup </text:span><text:span text:style-name="T294">viewGroup</text:span><text:span text:style-name="T288">, Object </text:span><text:span text:style-name="T295">imageObject</text:span><text:span text:style-name="T288">) <text:s text:c="5"/></text:span></text:p>
      <text:p text:style-name="P215">ImageViewComponent(ViewGroup <text:span text:style-name="T176">viewGroup</text:span>, Object <text:span text:style-name="T205">imageObject</text:span>, int <text:span text:style-name="T176">placeholder</text:span>) <text:s text:c="5"/></text:p>
      <text:p text:style-name="P215">ImageViewComponent(ViewGroup <text:span text:style-name="T176">viewGroup</text:span>, Object <text:span text:style-name="T205">imageObject</text:span>, int <text:span text:style-name="T176">placeholder</text:span>, int <text:span text:style-name="T176">cornerRadius</text:span>) <text:s text:c="7"/></text:p>
      <text:p text:style-name="P215">ImageViewComponent(ViewGroup <text:span text:style-name="T176">viewGroup</text:span>, Object <text:span text:style-name="T205">imageObject</text:span>, int <text:span text:style-name="T176">placeholder</text:span>, int <text:span text:style-name="T176">horizontalParam</text:span>, int <text:span text:style-name="T176">verticalParam</text:span>) <text:s text:c="5"/></text:p>
      <text:p text:style-name="P215">ImageViewComponent(ViewGroup <text:span text:style-name="T176">viewGroup</text:span>, Object <text:span text:style-name="T205">imageObject</text:span>, int <text:span text:style-name="T176">placeholder</text:span>, int <text:span text:style-name="T176">cornerRadius</text:span>, int <text:span text:style-name="T176">horizontalParam</text:span>, int <text:span text:style-name="T176">verticalParam</text:span>) <text:s text:c="7"/></text:p>
      <text:p text:style-name="P213"/>
      <text:p text:style-name="P216">Public Methods: <text:s text:c="4"/></text:p>
      <text:p text:style-name="P213"><text:span text:style-name="T176">String </text:span>loadDeviceStorageImage(int <text:span text:style-name="T176">requestCode</text:span>, int <text:span text:style-name="T176">resultCode</text:span>, Intent <text:span text:style-name="T176">intent</text:span>) <text:s text:c="5"/></text:p>
      <text:p text:style-name="P213"><text:span text:style-name="T176">void </text:span>setImagePlaceholder(int <text:span text:style-name="T176">placeholder</text:span>) <text:s text:c="4"/></text:p>
      <text:p text:style-name="P213"><text:span text:style-name="T176">void </text:span>setImageSize(float <text:span text:style-name="T176">allSides</text:span>) <text:s text:c="4"/></text:p>
      <text:p text:style-name="P213"><text:span text:style-name="T176">void </text:span>setImageSize(float <text:span text:style-name="T176">width</text:span>, float <text:span text:style-name="T176">height</text:span>) <text:s text:c="4"/></text:p>
      <text:p text:style-name="P213"><text:span text:style-name="T176">void </text:span>setRoundCornerPlaceholder(int <text:span text:style-name="T176">placeholder</text:span>) <text:s text:c="7"/></text:p>
      <text:p text:style-name="P213"/>
      <text:p text:style-name="P217">Private Methods: <text:s text:c="2"/></text:p>
      <text:p text:style-name="P214"><text:span text:style-name="T176">String </text:span>processCurrentImage(Uri <text:span text:style-name="T176">uri</text:span>) <text:s text:c="5"/></text:p>
      <text:p text:style-name="P214"/>
      <text:p text:style-name="P214"/>
      <text:p text:style-name="P214"/>
      <text:p text:style-name="P264"><text:soft-page-break/>ImageViewParent <text:span text:style-name="T339">Class <text:s text:c="3"/></text:span></text:p>
      <text:p text:style-name="P264"/>
      <text:p text:style-name="P194">This is the parent class of ImageView component classes in this library that are used to display image resources. <text:s text:c="9"/></text:p>
      <text:p text:style-name="P194"/>
      <text:p text:style-name="P218">ImageViewParent <text:span text:style-name="T176">inherits from </text:span>androidx.appcompat.widget.AppCompatImageView <text:s text:c="7"/></text:p>
      <text:p text:style-name="P218"/>
      <text:p text:style-name="P219">Private Fields: <text:s/></text:p>
      <text:p text:style-name="P219">float <text:span text:style-name="T176">layoutWeight <text:s text:c="13"/></text:span></text:p>
      <text:p text:style-name="P219"><text:span text:style-name="T176"/></text:p>
      <text:p text:style-name="P220">Protected Fields: <text:s text:c="3"/></text:p>
      <text:p text:style-name="P220">Object <text:span text:style-name="T176">object <text:s text:c="7"/></text:span><text:s text:c="3"/></text:p>
      <text:p text:style-name="P221"><text:span text:style-name="T340">int</text:span> <text:span text:style-name="T176">placeholder <text:s text:c="6"/></text:span><text:s text:c="8"/></text:p>
      <text:p text:style-name="P221">int <text:span text:style-name="T176">cornerRadius <text:s text:c="9"/></text:span></text:p>
      <text:p text:style-name="P220">GenericLayoutParams <text:span text:style-name="T176">genericLayoutParams <text:s text:c="6"/></text:span></text:p>
      <text:p text:style-name="P220"><text:span text:style-name="T176"/></text:p>
      <text:p text:style-name="P222">Contructors: <text:s text:c="4"/></text:p>
      <text:p text:style-name="P223">ImageViewParent(ViewGroup <text:span text:style-name="T176">viewGroup</text:span>, Object <text:span text:style-name="T205">imageObject</text:span>, int <text:span text:style-name="T176">placeholder</text:span>) <text:s text:c="4"/></text:p>
      <text:p text:style-name="P223">ImageViewParent(ViewGroup <text:span text:style-name="T176">viewGroup</text:span>, Object <text:span text:style-name="T205">imageObject</text:span>, int <text:span text:style-name="T176">placeholder</text:span>, int <text:span text:style-name="T176">cornerRadius</text:span>) <text:s text:c="5"/></text:p>
      <text:p text:style-name="P223">ImageViewParent(ViewGroup <text:span text:style-name="T176">viewGroup</text:span>, Object <text:span text:style-name="T205">imageObject</text:span>, int <text:span text:style-name="T176">placeholder</text:span>, int <text:span text:style-name="T176">horizontalParam</text:span>, int <text:span text:style-name="T176">verticalParam</text:span>) <text:s text:c="6"/></text:p>
      <text:p text:style-name="P223">ImageViewParent(ViewGroup <text:span text:style-name="T176">viewGroup</text:span>, Object <text:span text:style-name="T205">imageObject</text:span>, int <text:span text:style-name="T176">placeholder</text:span>, int <text:span text:style-name="T176">cornerRadius</text:span>, int <text:span text:style-name="T176">horizontalParam</text:span>, int <text:span text:style-name="T176">verticalParam</text:span>) <text:s text:c="15"/></text:p>
      <text:p text:style-name="P223"/>
      <text:p text:style-name="P224">Public Methods: <text:s text:c="4"/></text:p>
      <text:p text:style-name="P224"><text:span text:style-name="T176">void </text:span>setLayoutGravity(int <text:span text:style-name="T176">gravity</text:span>) <text:s text:c="6"/></text:p>
      <text:p text:style-name="P276"><text:span text:style-name="T296">float </text:span><text:span text:style-name="T289">getActualImageWidth(Object </text:span><text:span text:style-name="T296">imageObject</text:span><text:span text:style-name="T289">) <text:s text:c="6"/></text:span></text:p>
      <text:p text:style-name="P276"><text:span text:style-name="T296">float </text:span><text:span text:style-name="T289">getActualImageHeight(Object </text:span><text:span text:style-name="T296">ImageObject</text:span><text:span text:style-name="T289">) <text:s text:c="6"/></text:span></text:p>
      <text:p text:style-name="P224"><text:span text:style-name="T176">void </text:span>setComponentColor(int <text:span text:style-name="T176">color</text:span>) <text:s text:c="6"/></text:p>
      <text:p text:style-name="P224"><text:span text:style-name="T176">void </text:span>setBackground(int <text:span text:style-name="T176">background</text:span>) <text:s text:c="4"/></text:p>
      <text:p text:style-name="P224"><text:span text:style-name="T176">void </text:span>setDrawable(Drawable <text:span text:style-name="T176">drawable</text:span>) <text:s text:c="2"/></text:p>
      <text:p text:style-name="P224"><text:span text:style-name="T176">void </text:span>setWidthByDevice(int <text:span text:style-name="T176">rightMargin</text:span>) <text:s text:c="3"/></text:p>
      <text:p text:style-name="P224"><text:span text:style-name="T176">void </text:span>setHeightByDevice(int <text:span text:style-name="T176">height</text:span>) <text:s text:c="4"/></text:p>
      <text:p text:style-name="P224"><text:span text:style-name="T176">void </text:span>setImageWidth(float <text:span text:style-name="T176">imageWidth</text:span>) <text:s text:c="3"/></text:p>
      <text:p text:style-name="P224"><text:span text:style-name="T176">void </text:span>setImageHeight(float <text:span text:style-name="T176">imageHeight</text:span>) <text:s text:c="4"/></text:p>
      <text:p text:style-name="P224"><text:span text:style-name="T176">void </text:span>setRoundCornerImage(int <text:span text:style-name="T176">imageResource</text:span>) <text:s text:c="5"/></text:p>
      <text:p text:style-name="P224"><text:span text:style-name="T176">void </text:span>setRoundCornerImage(Uri <text:span text:style-name="T176">imageUri</text:span>) <text:s text:c="6"/></text:p>
      <text:p text:style-name="P224"><text:span text:style-name="T176">void </text:span>setImageObject(Object <text:span text:style-name="T176">object</text:span>) <text:s text:c="8"/></text:p>
      <text:p text:style-name="P224"><text:span text:style-name="T176">void </text:span>setCircularCenterImage(Integer <text:span text:style-name="T176">integer</text:span>) <text:s text:c="4"/></text:p>
      <text:p text:style-name="P276"><text:span text:style-name="T296">void </text:span><text:span text:style-name="T289">setCircularCenterImage(Object </text:span><text:span text:style-name="T297">imageObject</text:span><text:span text:style-name="T289">) <text:s text:c="5"/></text:span></text:p>
      <text:p text:style-name="P224"><text:span text:style-name="T176">void </text:span>setCircularCenterImage(String <text:span text:style-name="T176">string</text:span>) <text:s text:c="4"/></text:p>
      <text:p text:style-name="P224"><text:span text:style-name="T176">void </text:span>setCircularCenterImage(Drawable <text:span text:style-name="T176">drawable</text:span>) <text:s text:c="4"/></text:p>
      <text:p text:style-name="P224"><text:span text:style-name="T176">void </text:span>setCircularCenterImage(File <text:span text:style-name="T176">file</text:span>) <text:s text:c="4"/></text:p>
      <text:p text:style-name="P224"><text:span text:style-name="T176">void </text:span>setCircularCenterImage(Uri <text:span text:style-name="T176">uri</text:span>) <text:s text:c="4"/></text:p>
      <text:p text:style-name="P224"><text:span text:style-name="T176">void </text:span>setCircularCenterImage(byte[] <text:span text:style-name="T176">byteArray</text:span>) <text:s text:c="5"/></text:p>
      <text:p text:style-name="P224"><text:span text:style-name="T176">void </text:span>setCircularCenterImage(Bitmap <text:span text:style-name="T176">bitmap</text:span>) <text:s text:c="4"/></text:p>
      <text:p text:style-name="P224"><text:span text:style-name="T176">void </text:span>setRoundCornerCenterImage(Integer <text:span text:style-name="T176">integer</text:span>) <text:s text:c="4"/></text:p>
      <text:p text:style-name="P276"><text:span text:style-name="T296">void </text:span><text:span text:style-name="T289">setRoundCornerCenterImage(Object </text:span><text:span text:style-name="T298">imageObject</text:span><text:span text:style-name="T289">) <text:s text:c="7"/></text:span></text:p>
      <text:p text:style-name="P224"><text:span text:style-name="T176">void </text:span>setRoundCornerCenterImage(String <text:span text:style-name="T176">string</text:span>) <text:s text:c="4"/></text:p>
      <text:p text:style-name="P224"><text:span text:style-name="T176">void </text:span>setRoundCornerCenterImage(Drawable <text:span text:style-name="T176">drawable</text:span>) <text:s text:c="6"/></text:p>
      <text:p text:style-name="P224"><text:span text:style-name="T176">void </text:span>setRoundCornerCenterImage(File <text:span text:style-name="T176">file</text:span>) <text:s text:c="5"/></text:p>
      <text:p text:style-name="P224"><text:soft-page-break/><text:span text:style-name="T176">void </text:span>setRoundCornerCenterImage(Uri <text:span text:style-name="T176">uri</text:span>) <text:s text:c="4"/></text:p>
      <text:p text:style-name="P224"><text:span text:style-name="T176">void </text:span>setRoundCornerCenterImage(byte[] <text:span text:style-name="T176">byteArray</text:span>) <text:s text:c="5"/></text:p>
      <text:p text:style-name="P224"><text:span text:style-name="T176">void </text:span>setRoundCornerCenterImage(Bitmap <text:span text:style-name="T176">bitmap</text:span>) <text:s text:c="7"/></text:p>
      <text:p text:style-name="P224"><text:span text:style-name="T176">float </text:span>getLayoutWeight() <text:s text:c="4"/></text:p>
      <text:p text:style-name="P224"><text:span text:style-name="T176">void </text:span>setLayoutWeight(float <text:span text:style-name="T176">layoutWeight</text:span>) <text:s text:c="4"/></text:p>
      <text:p text:style-name="P224"><text:span text:style-name="T176">void </text:span>setPadding(float <text:span text:style-name="T176">left</text:span>, float <text:span text:style-name="T176">top</text:span>, float <text:span text:style-name="T176">right</text:span>, float <text:span text:style-name="T176">bottom</text:span>) <text:s text:c="6"/></text:p>
      <text:p text:style-name="P224"><text:span text:style-name="T176">void </text:span>setMargins(float <text:span text:style-name="T176">left</text:span>, float <text:span text:style-name="T176">top</text:span>, float <text:span text:style-name="T176">right</text:span>, float <text:span text:style-name="T176">bottom</text:span>) <text:s text:c="6"/></text:p>
      <text:p text:style-name="P224"><text:span text:style-name="T176">GenericLayoutParams </text:span>getGenericLayoutParams() <text:s text:c="6"/></text:p>
      <text:p text:style-name="P224"><text:span text:style-name="T176">void </text:span>setGenericLayoutParams(GenericLayoutParams <text:span text:style-name="T176">genericLayoutParams</text:span>) <text:s text:c="8"/></text:p>
      <text:p text:style-name="P224"/>
      <text:p text:style-name="P265">ImageViewScreen <text:span text:style-name="T341">Class <text:s text:c="3"/></text:span></text:p>
      <text:p text:style-name="P265"/>
      <text:p text:style-name="P193">This component is used to display image <text:span text:style-name="T336">resources, </text:span><text:span text:style-name="T342">while taking </text:span><text:span text:style-name="T343">screen dimensions into consideration</text:span><text:span text:style-name="T336">. <text:s text:c="4"/></text:span></text:p>
      <text:p text:style-name="P193"/>
      <text:p text:style-name="P225">ImageViewScreen <text:span text:style-name="T176">inherits from</text:span><text:span text:style-name="T206"> </text:span><text:span text:style-name="T337">com.chibuzo.component.viewcomponent.</text:span><text:span text:style-name="T338">ImageViewParent <text:s text:c="6"/></text:span></text:p>
      <text:p text:style-name="P225"/>
      <text:p text:style-name="P277"><text:span text:style-name="T290">Private </text:span><text:span text:style-name="T291">Fields</text:span><text:span text:style-name="T290">: <text:s text:c="2"/></text:span></text:p>
      <text:p text:style-name="P226">Bitmap <text:span text:style-name="T176">bitmap</text:span> <text:s text:c="3"/></text:p>
      <text:p text:style-name="P227">int <text:span text:style-name="T176">densityPixel</text:span> <text:s text:c="5"/></text:p>
      <text:p text:style-name="P227"><text:span text:style-name="T344">int </text:span><text:span text:style-name="T176">deviceDisplayWidth <text:s text:c="3"/></text:span></text:p>
      <text:p text:style-name="P227"><text:span text:style-name="T344">int</text:span><text:span text:style-name="T207"> </text:span><text:span text:style-name="T176">deviceDisplayHeight <text:s text:c="4"/></text:span></text:p>
      <text:p text:style-name="P227"><text:span text:style-name="T176"/></text:p>
      <text:p text:style-name="P228">Constructors: <text:s text:c="4"/></text:p>
      <text:p text:style-name="P278"><text:span text:style-name="T292">ImageViewScreen(ViewGroup </text:span><text:span text:style-name="T299">viewGroup</text:span><text:span text:style-name="T292">, Object </text:span><text:span text:style-name="T299">imageObject</text:span><text:span text:style-name="T292">) <text:s text:c="4"/></text:span></text:p>
      <text:p text:style-name="P278"><text:span text:style-name="T292">ImageViewScreen(ViewGroup </text:span><text:span text:style-name="T299">viewGroup</text:span><text:span text:style-name="T292">, Object </text:span><text:span text:style-name="T299">imageObject</text:span><text:span text:style-name="T292">, int </text:span><text:span text:style-name="T299">placeholder</text:span><text:span text:style-name="T292">) <text:s text:c="6"/></text:span></text:p>
      <text:p text:style-name="P228">ImageViewScreen(ViewGroup <text:span text:style-name="T176">viewGroup</text:span>, Object <text:span text:style-name="T176">imageObject</text:span>, int <text:span text:style-name="T176">placeholder</text:span>, int <text:span text:style-name="T176">cornerRadius</text:span>) <text:s text:c="6"/></text:p>
      <text:p text:style-name="P228">ImageViewScreen(ViewGroup <text:span text:style-name="T176">viewGroup</text:span>, Object <text:span text:style-name="T176">imageObject</text:span>, int <text:span text:style-name="T176">placeholder</text:span>, int <text:span text:style-name="T176">cornerRadius</text:span>, int <text:span text:style-name="T176">densityPixel</text:span>) <text:s text:c="12"/></text:p>
      <text:p text:style-name="P228"/>
      <text:p text:style-name="P229">Public Methods: <text:s text:c="2"/></text:p>
      <text:p text:style-name="P229"><text:span text:style-name="T176">String </text:span>loadDeviceStorageImage(int <text:span text:style-name="T176">requestCode</text:span>, int <text:span text:style-name="T176">resultCode</text:span>, Intent <text:span text:style-name="T176">intent</text:span>) <text:s text:c="5"/></text:p>
      <text:p text:style-name="P229"><text:span text:style-name="T176">void </text:span>setImagePlaceholder(int <text:span text:style-name="T176">placeholder</text:span>) <text:s text:c="11"/></text:p>
      <text:p text:style-name="P229"><text:span text:style-name="T176">void </text:span>setRoundCornerPlaceholder(int <text:span text:style-name="T176">placeholder</text:span>) <text:s text:c="11"/></text:p>
      <text:p text:style-name="P229"/>
      <text:p text:style-name="P231">Private Methods: <text:s text:c="5"/></text:p>
      <text:p text:style-name="P230"><text:span text:style-name="T176">String </text:span>processCurrentImage(Uri <text:span text:style-name="T176">uri</text:span>) <text:s text:c="4"/></text:p>
      <text:p text:style-name="P231"><text:span text:style-name="T176">void</text:span> setImageSize(int <text:span text:style-name="T176">placeholder</text:span>) <text:s text:c="9"/></text:p>
      <text:p text:style-name="P231"/>
      <text:p text:style-name="P266">RoundElevatedPicture <text:span text:style-name="T345">Class <text:s text:c="2"/></text:span></text:p>
      <text:p text:style-name="P266"><draw:frame draw:style-name="fr1" draw:name="Image4" text:anchor-type="char" svg:x="4.868cm" svg:y="0.242cm" svg:width="6.53cm" svg:height="6.237cm" draw:z-index="3"><draw:image xlink:href="Pictures/100000000000017C0000016BCC931C3C97391BC9.jpg" xlink:type="simple" xlink:show="embed" xlink:actuate="onLoad" loext:mime-type="image/jpeg"/></draw:frame></text:p>
      <text:p text:style-name="P266"/>
      <text:p text:style-name="P266"/>
      <text:p text:style-name="P266"/>
      <text:p text:style-name="P266"/>
      <text:p text:style-name="P266"/>
      <text:p text:style-name="P266"/>
      <text:p text:style-name="P266"/>
      <text:p text:style-name="P266"/>
      <text:p text:style-name="P195"><text:soft-page-break/>This <text:span text:style-name="T346">is an </text:span>ImageView component <text:span text:style-name="T346">that</text:span> crops image and displays it on a circular elevated surface. <text:s text:c="3"/></text:p>
      <text:p text:style-name="P195"/>
      <text:p text:style-name="P243">RoundElevatedPicture <text:span text:style-name="T208">inherits from </text:span><text:span text:style-name="T346">com.chibuzo.component.layoutcomponent.FrameLayoutComponent <text:s text:c="9"/></text:span></text:p>
      <text:p text:style-name="P243"/>
      <text:p text:style-name="P245">Private Fields: <text:s text:c="2"/></text:p>
      <text:p text:style-name="P245">float <text:span text:style-name="T176">imageSize </text:span><text:s text:c="3"/></text:p>
      <text:p text:style-name="P246">int <text:span text:style-name="T176">paletteColor <text:s text:c="2"/></text:span></text:p>
      <text:p text:style-name="P279"><text:span text:style-name="T174">int</text:span> paletteElevation <text:s text:c="4"/></text:p>
      <text:p text:style-name="P246">Object <text:span text:style-name="T176">imageObject <text:s text:c="3"/></text:span></text:p>
      <text:p text:style-name="P245">ImageViewComponent <text:span text:style-name="T176">roundedPictureView <text:s text:c="3"/></text:span></text:p>
      <text:p text:style-name="P245">VerticalLinearLayout <text:span text:style-name="T176">roundedPicturePalette <text:s text:c="2"/></text:span><text:s text:c="3"/></text:p>
      <text:p text:style-name="P243"/>
      <text:p text:style-name="P244">Constructors: <text:s text:c="3"/></text:p>
      <text:p text:style-name="P244">RoundElevatedPicture(ViewGroup <text:span text:style-name="T176">viewGroup</text:span>, Object <text:span text:style-name="T176">imageObject</text:span>, float <text:span text:style-name="T176">imageSize</text:span>) <text:s text:c="5"/></text:p>
      <text:p text:style-name="P244"/>
      <text:p text:style-name="P247">Public Methods: <text:s text:c="2"/></text:p>
      <text:p text:style-name="P247"><text:span text:style-name="T176">float </text:span>getImageSize() <text:s text:c="4"/></text:p>
      <text:p text:style-name="P247"><text:span text:style-name="T176">void </text:span>setImageSize(float <text:span text:style-name="T176">imageSize</text:span>) <text:s text:c="10"/></text:p>
      <text:p text:style-name="P247"><text:span text:style-name="T176">int </text:span>getPaletteColor() <text:s text:c="13"/></text:p>
      <text:p text:style-name="P247"><text:span text:style-name="T176">void </text:span>setPaletteColor(int <text:span text:style-name="T176">paletteColor</text:span>) <text:s text:c="12"/></text:p>
      <text:p text:style-name="P247"><text:span text:style-name="T176">Object </text:span>getImageObject() <text:s text:c="4"/></text:p>
      <text:p text:style-name="P247"><text:span text:style-name="T176">void </text:span>setImageObject(Object <text:span text:style-name="T176">imageObject</text:span>) <text:s text:c="6"/></text:p>
      <text:p text:style-name="P247"><text:span text:style-name="T176">int </text:span>getPaletteElevation() <text:s text:c="4"/></text:p>
      <text:p text:style-name="P247"><text:span text:style-name="T176">void </text:span>setPaletteElevation(int <text:span text:style-name="T176">paletteElevation</text:span>) <text:s text:c="3"/></text:p>
      <text:p text:style-name="P247"><text:span text:style-name="T176">void </text:span>setPaletteMargin(float <text:span text:style-name="T176">allSides</text:span>) <text:s text:c="4"/></text:p>
      <text:p text:style-name="P247"><text:span text:style-name="T176">void </text:span>setPalettePadding(float <text:span text:style-name="T176">allSides</text:span>) <text:s text:c="4"/></text:p>
      <text:p text:style-name="P247"><text:span text:style-name="T176">VerticalLinearLayout </text:span>getRoundedPicturePalette() <text:s text:c="3"/></text:p>
      <text:p text:style-name="P247"><text:span text:style-name="T176">ImageViewComponent </text:span>getRoundedPictureView() <text:s text:c="4"/></text:p>
      <text:p text:style-name="P247"/>
      <text:p text:style-name="P249">Private Methods: <text:s/></text:p>
      <text:p text:style-name="P248"><text:span text:style-name="T176">void </text:span>setRoundedPicturePalette() <text:s text:c="5"/></text:p>
      <text:p text:style-name="P248"><text:span text:style-name="T176">void</text:span> setRoundedPictureView() <text:s text:c="5"/></text:p>
      <text:p text:style-name="P248"/>
      <text:p text:style-name="P267">ScrollViewComponent <text:span text:style-name="T347">Class <text:s text:c="2"/></text:span></text:p>
      <text:p text:style-name="P267"/>
      <text:p text:style-name="P196">This layout component <text:span text:style-name="T348">adds scrolling ability to </text:span><text:span text:style-name="T349">contents </text:span><text:span text:style-name="T350">that are larger than the size of the containing </text:span><text:span text:style-name="T351">layout component such as LinearLayout, FrameLayout, </text:span><text:span text:style-name="T352">RelativeLayout, </text:span><text:span text:style-name="T351">e.t.c. <text:s text:c="5"/></text:span></text:p>
      <text:p text:style-name="P196"/>
      <text:p text:style-name="P232">ScrollViewComponent <text:span text:style-name="T209">inherits from </text:span><text:span text:style-name="T353">android.widget.ScrollView <text:s text:c="17"/></text:span></text:p>
      <text:p text:style-name="P232"/>
      <text:p text:style-name="P233">Private Fields: <text:s text:c="2"/></text:p>
      <text:p text:style-name="P233">float <text:span text:style-name="T176">layoutWeight <text:s text:c="6"/></text:span></text:p>
      <text:p text:style-name="P233">GenericLayoutParams <text:span text:style-name="T176">genericLayoutParams <text:s text:c="5"/></text:span></text:p>
      <text:p text:style-name="P233"><text:span text:style-name="T176"/></text:p>
      <text:p text:style-name="P234">Constructors: <text:s text:c="2"/></text:p>
      <text:p text:style-name="P234">ScrollViewComponent(ViewGroup <text:span text:style-name="T176">viewGroup</text:span>) <text:s text:c="7"/></text:p>
      <text:p text:style-name="P234"/>
      <text:p text:style-name="P235">Public Methods: <text:s text:c="6"/></text:p>
      <text:p text:style-name="P234"><text:span text:style-name="T176">void </text:span>setLayoutGravity(int <text:span text:style-name="T176">gravity</text:span>) <text:s text:c="5"/></text:p>
      <text:p text:style-name="P234"><text:span text:style-name="T176">float </text:span>getLayoutWeight() <text:s text:c="3"/></text:p>
      <text:p text:style-name="P234"><text:span text:style-name="T176">void </text:span>setLayoutWeight(float <text:span text:style-name="T176">layoutWeight</text:span>) <text:s text:c="6"/></text:p>
      <text:p text:style-name="P234"><text:soft-page-break/><text:span text:style-name="T176">void </text:span>setPadding(float <text:span text:style-name="T176">left</text:span>, float <text:span text:style-name="T176">top</text:span>, float <text:span text:style-name="T176">right</text:span>, float <text:span text:style-name="T176">bottom</text:span>) <text:s text:c="6"/></text:p>
      <text:p text:style-name="P234"><text:span text:style-name="T176">void </text:span>setMargins(float <text:span text:style-name="T176">left</text:span>, float <text:span text:style-name="T176">top</text:span>, float <text:span text:style-name="T176">right</text:span>, float <text:span text:style-name="T176">bottom</text:span>) <text:s text:c="5"/></text:p>
      <text:p text:style-name="P234"><text:span text:style-name="T176">GenericLayoutParams </text:span>getGenericLayoutParams() <text:s text:c="4"/></text:p>
      <text:p text:style-name="P234"><text:span text:style-name="T176">void </text:span>setGenericLayoutParams(GenericLayoutParams <text:span text:style-name="T176">genericLayoutParams</text:span>) <text:s text:c="7"/></text:p>
      <text:p text:style-name="P234"/>
      <text:p text:style-name="P268">SlideMenuComponent <text:span text:style-name="T354">Class <text:s text:c="3"/></text:span></text:p>
      <text:p text:style-name="P268"/>
      <text:p text:style-name="P197">This component is a custom DrawerLayoutComponent <text:span text:style-name="T355">that </text:span><text:span text:style-name="T356">has toolbar layout </text:span><text:span text:style-name="T357">and</text:span><text:span text:style-name="T356"> </text:span><text:span text:style-name="T357">left </text:span><text:span text:style-name="T356">slide menu layout. <text:s text:c="5"/></text:span></text:p>
      <text:p text:style-name="P197"/>
      <text:p text:style-name="P236">SlideMenuComponent <text:span text:style-name="T176">inherits from </text:span>com.chibuzo.component.layoutcomponent.DrawerLayoutComponent <text:s text:c="8"/></text:p>
      <text:p text:style-name="P236"/>
      <text:p text:style-name="P237">Private Fields: <text:s text:c="2"/></text:p>
      <text:p text:style-name="P237">HorizontalLinearLayout <text:span text:style-name="T176">toolbarLayout <text:s text:c="5"/></text:span></text:p>
      <text:p text:style-name="P237">VerticalLinearLayout <text:span text:style-name="T176">slideMenuLayout <text:s text:c="6"/></text:span></text:p>
      <text:p text:style-name="P237">VerticalLinearLayout <text:span text:style-name="T176">parentContainerLayout <text:s text:c="6"/></text:span></text:p>
      <text:p text:style-name="P237"><text:span text:style-name="T176"/></text:p>
      <text:p text:style-name="P238">Constructors: <text:s text:c="7"/></text:p>
      <text:p text:style-name="P238">SlideMenuComponent(Context <text:span text:style-name="T176">context</text:span>) <text:s text:c="10"/></text:p>
      <text:p text:style-name="P238"/>
      <text:p text:style-name="P238">Public Methods: <text:s text:c="3"/></text:p>
      <text:p text:style-name="P238"><text:span text:style-name="T176">VerticalLinearLayout </text:span>getParentContainerLayout() <text:s text:c="5"/></text:p>
      <text:p text:style-name="P238"><text:span text:style-name="T176">void </text:span>setParentContainerLayout(VerticalLinearLayout <text:span text:style-name="T176">parentContainerLayout</text:span>) <text:s text:c="3"/></text:p>
      <text:p text:style-name="P238"><text:span text:style-name="T176">void </text:span>setParentContainerLayout() <text:s text:c="5"/></text:p>
      <text:p text:style-name="P238"><text:span text:style-name="T176">HorizontalLinearLayout </text:span>getToolbarLayout() <text:s text:c="5"/></text:p>
      <text:p text:style-name="P238"><text:span text:style-name="T176">void </text:span>setToolbarLayout(HorizontalLinearLayout <text:span text:style-name="T176">toolbarLayout</text:span>) <text:s text:c="4"/></text:p>
      <text:p text:style-name="P238"><text:span text:style-name="T176">void </text:span>setToolbarLayout() <text:s text:c="5"/></text:p>
      <text:p text:style-name="P238"><text:span text:style-name="T176">VerticalLinearLayout </text:span>getSlideMenuLayout() <text:s text:c="5"/></text:p>
      <text:p text:style-name="P238"><text:span text:style-name="T176">void </text:span>setSlideMenuLayout(VerticalLinearLayout <text:span text:style-name="T176">slideMenuLayout</text:span>) <text:s text:c="4"/></text:p>
      <text:p text:style-name="P238"><text:span text:style-name="T176">void </text:span>setSlideMenuLayout() <text:s text:c="10"/></text:p>
      <text:p text:style-name="P238"/>
      <text:p text:style-name="P238"/>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Noto Sans Devanagari1" svg:font-family="'Noto Sans Devanagari'"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Mukti Narrow" svg:font-family="'Mukti Narrow'"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NG" style:letter-kerning="true" style:font-name-asian="Noto Serif CJK SC"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NG" style:letter-kerning="true" style:font-name-asian="Noto Serif CJK SC"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0-10T21:34:56.294437744</meta:creation-date>
    <meta:generator>LibreOffice/6.4.6.2$Linux_X86_64 LibreOffice_project/40$Build-2</meta:generator>
    <dc:date>2020-10-23T09:48:55.466175130</dc:date>
    <meta:editing-duration>P4DT10H13M41S</meta:editing-duration>
    <meta:editing-cycles>673</meta:editing-cycles>
    <meta:document-statistic meta:table-count="0" meta:image-count="4" meta:object-count="0" meta:page-count="18" meta:paragraph-count="554" meta:word-count="2788" meta:character-count="30455" meta:non-whitespace-character-count="25629"/>
  </office:meta>
</office:document-meta>
</file>